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RA - CRO [4-2]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-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EFT([.A1];3)" office:value-type="string" office:string-value="FRA" calcext:value-type="string">
            <text:p>FRA</text:p>
          </table:table-cell>
          <table:table-cell table:formula="of:=RIGHT(LEFT([.A1];9);3)" office:value-type="string" office:string-value="CRO" calcext:value-type="string">
            <text:p>CRO</text:p>
          </table:table-cell>
          <table:table-cell table:formula="of:=LEFT(RIGHT([.A1];4);1)" office:value-type="string" office:string-value="4" calcext:value-type="string">
            <text:p>4</text:p>
          </table:table-cell>
          <table:table-cell table:formula="of:=LEFT(RIGHT(RIGHT([.A1];4);2);1)" office:value-type="string" office:string-value="2" calcext:value-type="string">
            <text:p>2</text:p>
          </table:table-cell>
          <table:table-cell table:formula="of:=LEFT([.B1];1)" office:value-type="string" office:string-value="4" calcext:value-type="string">
            <text:p>4</text:p>
          </table:table-cell>
          <table:table-cell table:formula="of:=RIGHT([.B1];1)" office:value-type="string" office:string-value="1" calcext:value-type="string">
            <text:p>1</text:p>
          </table:table-cell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1" calcext:value-type="string">
            <text:p>1</text:p>
          </table:table-cell>
          <table:table-cell table:formula="of:=LEFT([.D1];1)" office:value-type="string" office:string-value="2" calcext:value-type="string">
            <text:p>2</text:p>
          </table:table-cell>
          <table:table-cell table:formula="of:=RIGHT([.D1];1)" office:value-type="string" office:string-value="0" calcext:value-type="string">
            <text:p>0</text:p>
          </table:table-cell>
          <table:table-cell table:formula="of:=LEFT([.E1];1)" office:value-type="string" office:string-value="3" calcext:value-type="string">
            <text:p>3</text:p>
          </table:table-cell>
          <table:table-cell table:formula="of:=RIGHT([.E1];1)" office:value-type="string" office:string-value="1" calcext:value-type="string">
            <text:p>1</text:p>
          </table:table-cell>
          <table:table-cell/>
          <table:table-cell table:formula="of:=&quot;{teams: {A:'&quot;&amp;[.H1]&amp;&quot;', B:'&quot;&amp;[.I1]&amp;&quot;'}, result:{A:&quot;&amp;[.J1]&amp;&quot;,B:&quot;&amp;[.K1]&amp;&quot;}, players:{1:{A:&quot;&amp;[.L1]&amp;&quot;,B:&quot;&amp;[.M1]&amp;&quot;},2:{A:&quot;&amp;[.N1]&amp;&quot;,B:&quot;&amp;[.O1]&amp;&quot;},3:{A:&quot;&amp;[.P1]&amp;&quot;,B:&quot;&amp;[.Q1]&amp;&quot;},4:{A:&quot;&amp;[.R1]&amp;&quot;,B:&quot;&amp;[.S1]&amp;&quot;}}},&quot;" office:value-type="string" office:string-value="{teams: {A:'FRA', B:'CRO'}, result:{A:4,B:2}, players:{1:{A:4,B:1},2:{A:2,B:1},3:{A:2,B:0},4:{A:3,B:1}}}," calcext:value-type="string">
            <text:p>{teams: {A:'FRA', B:'CRO'}, result:{A:4,B:2}, players:{1:{A:4,B:1},2:{A:2,B:1},3:{A:2,B:0},4:{A:3,B:1}}},</text:p>
          </table:table-cell>
        </table:table-row>
        <table:table-row table:style-name="ro1">
          <table:table-cell office:value-type="string" calcext:value-type="string">
            <text:p>BEL - ANG [2-0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2-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LEFT([.A2];3)" office:value-type="string" office:string-value="BEL" calcext:value-type="string">
            <text:p>BEL</text:p>
          </table:table-cell>
          <table:table-cell table:formula="of:=RIGHT(LEFT([.A2];9);3)" office:value-type="string" office:string-value="ANG" calcext:value-type="string">
            <text:p>ANG</text:p>
          </table:table-cell>
          <table:table-cell table:formula="of:=LEFT(RIGHT([.A2];4);1)" office:value-type="string" office:string-value="2" calcext:value-type="string">
            <text:p>2</text:p>
          </table:table-cell>
          <table:table-cell table:formula="of:=LEFT(RIGHT(RIGHT([.A2];4);2);1)" office:value-type="string" office:string-value="0" calcext:value-type="string">
            <text:p>0</text:p>
          </table:table-cell>
          <table:table-cell table:formula="of:=LEFT([.B2];1)" office:value-type="string" office:string-value="3" calcext:value-type="string">
            <text:p>3</text:p>
          </table:table-cell>
          <table:table-cell table:formula="of:=RIGHT([.B2];1)" office:value-type="string" office:string-value="1" calcext:value-type="string">
            <text:p>1</text:p>
          </table:table-cell>
          <table:table-cell table:formula="of:=LEFT([.C2];1)" office:value-type="string" office:string-value="2" calcext:value-type="string">
            <text:p>2</text:p>
          </table:table-cell>
          <table:table-cell table:formula="of:=RIGHT([.C2];1)" office:value-type="string" office:string-value="1" calcext:value-type="string">
            <text:p>1</text:p>
          </table:table-cell>
          <table:table-cell table:formula="of:=LEFT([.D2];1)" office:value-type="string" office:string-value="3" calcext:value-type="string">
            <text:p>3</text:p>
          </table:table-cell>
          <table:table-cell table:formula="of:=RIGHT([.D2];1)" office:value-type="string" office:string-value="0" calcext:value-type="string">
            <text:p>0</text:p>
          </table:table-cell>
          <table:table-cell table:formula="of:=LEFT([.E2];1)" office:value-type="string" office:string-value="2" calcext:value-type="string">
            <text:p>2</text:p>
          </table:table-cell>
          <table:table-cell table:formula="of:=RIGHT([.E2];1)" office:value-type="string" office:string-value="1" calcext:value-type="string">
            <text:p>1</text:p>
          </table:table-cell>
          <table:table-cell/>
          <table:table-cell table:formula="of:=&quot;{teams: {A:'&quot;&amp;[.H2]&amp;&quot;', B:'&quot;&amp;[.I2]&amp;&quot;'}, result:{A:&quot;&amp;[.J2]&amp;&quot;,B:&quot;&amp;[.K2]&amp;&quot;}, players:{1:{A:&quot;&amp;[.L2]&amp;&quot;,B:&quot;&amp;[.M2]&amp;&quot;},2:{A:&quot;&amp;[.N2]&amp;&quot;,B:&quot;&amp;[.O2]&amp;&quot;},3:{A:&quot;&amp;[.P2]&amp;&quot;,B:&quot;&amp;[.Q2]&amp;&quot;},4:{A:&quot;&amp;[.R2]&amp;&quot;,B:&quot;&amp;[.S2]&amp;&quot;}}},&quot;" office:value-type="string" office:string-value="{teams: {A:'BEL', B:'ANG'}, result:{A:2,B:0}, players:{1:{A:3,B:1},2:{A:2,B:1},3:{A:3,B:0},4:{A:2,B:1}}}," calcext:value-type="string">
            <text:p>{teams: {A:'BEL', B:'ANG'}, result:{A:2,B:0}, players:{1:{A:3,B:1},2:{A:2,B:1},3:{A:3,B:0},4:{A:2,B:1}}},</text:p>
          </table:table-cell>
        </table:table-row>
        <table:table-row table:style-name="ro1">
          <table:table-cell office:value-type="string" calcext:value-type="string">
            <text:p>CRO - ANG [2-1]</text:p>
          </table:table-cell>
          <table:table-cell table:number-columns-repeated="3"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3];3)" office:value-type="string" office:string-value="CRO" calcext:value-type="string">
            <text:p>CRO</text:p>
          </table:table-cell>
          <table:table-cell table:formula="of:=RIGHT(LEFT([.A3];9);3)" office:value-type="string" office:string-value="ANG" calcext:value-type="string">
            <text:p>ANG</text:p>
          </table:table-cell>
          <table:table-cell table:formula="of:=LEFT(RIGHT([.A3];4);1)" office:value-type="string" office:string-value="2" calcext:value-type="string">
            <text:p>2</text:p>
          </table:table-cell>
          <table:table-cell table:formula="of:=LEFT(RIGHT(RIGHT([.A3];4);2);1)" office:value-type="string" office:string-value="1" calcext:value-type="string">
            <text:p>1</text:p>
          </table:table-cell>
          <table:table-cell table:formula="of:=LEFT([.B3];1)" office:value-type="string" office:string-value="1" calcext:value-type="string">
            <text:p>1</text:p>
          </table:table-cell>
          <table:table-cell table:formula="of:=RIGHT([.B3];1)" office:value-type="string" office:string-value="2" calcext:value-type="string">
            <text:p>2</text:p>
          </table:table-cell>
          <table:table-cell table:formula="of:=LEFT([.C3];1)" office:value-type="string" office:string-value="1" calcext:value-type="string">
            <text:p>1</text:p>
          </table:table-cell>
          <table:table-cell table:formula="of:=RIGHT([.C3];1)" office:value-type="string" office:string-value="2" calcext:value-type="string">
            <text:p>2</text:p>
          </table:table-cell>
          <table:table-cell table:formula="of:=LEFT([.D3];1)" office:value-type="string" office:string-value="1" calcext:value-type="string">
            <text:p>1</text:p>
          </table:table-cell>
          <table:table-cell table:formula="of:=RIGHT([.D3];1)" office:value-type="string" office:string-value="2" calcext:value-type="string">
            <text:p>2</text:p>
          </table:table-cell>
          <table:table-cell table:formula="of:=LEFT([.E3];1)" office:value-type="string" office:string-value="1" calcext:value-type="string">
            <text:p>1</text:p>
          </table:table-cell>
          <table:table-cell table:formula="of:=RIGHT([.E3];1)" office:value-type="string" office:string-value="3" calcext:value-type="string">
            <text:p>3</text:p>
          </table:table-cell>
          <table:table-cell/>
          <table:table-cell table:formula="of:=&quot;{teams: {A:'&quot;&amp;[.H3]&amp;&quot;', B:'&quot;&amp;[.I3]&amp;&quot;'}, result:{A:&quot;&amp;[.J3]&amp;&quot;,B:&quot;&amp;[.K3]&amp;&quot;}, players:{1:{A:&quot;&amp;[.L3]&amp;&quot;,B:&quot;&amp;[.M3]&amp;&quot;},2:{A:&quot;&amp;[.N3]&amp;&quot;,B:&quot;&amp;[.O3]&amp;&quot;},3:{A:&quot;&amp;[.P3]&amp;&quot;,B:&quot;&amp;[.Q3]&amp;&quot;},4:{A:&quot;&amp;[.R3]&amp;&quot;,B:&quot;&amp;[.S3]&amp;&quot;}}},&quot;" office:value-type="string" office:string-value="{teams: {A:'CRO', B:'ANG'}, result:{A:2,B:1}, players:{1:{A:1,B:2},2:{A:1,B:2},3:{A:1,B:2},4:{A:1,B:3}}}," calcext:value-type="string">
            <text:p>{teams: {A:'CRO', B:'ANG'}, result:{A:2,B:1}, players:{1:{A:1,B:2},2:{A:1,B:2},3:{A:1,B:2},4:{A:1,B:3}}},</text:p>
          </table:table-cell>
        </table:table-row>
        <table:table-row table:style-name="ro1">
          <table:table-cell office:value-type="string" calcext:value-type="string">
            <text:p>FRA - BEL [1-0]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2-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LEFT([.A4];3)" office:value-type="string" office:string-value="FRA" calcext:value-type="string">
            <text:p>FRA</text:p>
          </table:table-cell>
          <table:table-cell table:formula="of:=RIGHT(LEFT([.A4];9);3)" office:value-type="string" office:string-value="BEL" calcext:value-type="string">
            <text:p>BEL</text:p>
          </table:table-cell>
          <table:table-cell table:formula="of:=LEFT(RIGHT([.A4];4);1)" office:value-type="string" office:string-value="1" calcext:value-type="string">
            <text:p>1</text:p>
          </table:table-cell>
          <table:table-cell table:formula="of:=LEFT(RIGHT(RIGHT([.A4];4);2);1)" office:value-type="string" office:string-value="0" calcext:value-type="string">
            <text:p>0</text:p>
          </table:table-cell>
          <table:table-cell table:formula="of:=LEFT([.B4];1)" office:value-type="string" office:string-value="3" calcext:value-type="string">
            <text:p>3</text:p>
          </table:table-cell>
          <table:table-cell table:formula="of:=RIGHT([.B4];1)" office:value-type="string" office:string-value="2" calcext:value-type="string">
            <text:p>2</text:p>
          </table:table-cell>
          <table:table-cell table:formula="of:=LEFT([.C4];1)" office:value-type="string" office:string-value="2" calcext:value-type="string">
            <text:p>2</text:p>
          </table:table-cell>
          <table:table-cell table:formula="of:=RIGHT([.C4];1)" office:value-type="string" office:string-value="2" calcext:value-type="string">
            <text:p>2</text:p>
          </table:table-cell>
          <table:table-cell table:formula="of:=LEFT([.D4];1)" office:value-type="string" office:string-value="3" calcext:value-type="string">
            <text:p>3</text:p>
          </table:table-cell>
          <table:table-cell table:formula="of:=RIGHT([.D4];1)" office:value-type="string" office:string-value="2" calcext:value-type="string">
            <text:p>2</text:p>
          </table:table-cell>
          <table:table-cell table:formula="of:=LEFT([.E4];1)" office:value-type="string" office:string-value="2" calcext:value-type="string">
            <text:p>2</text:p>
          </table:table-cell>
          <table:table-cell table:formula="of:=RIGHT([.E4];1)" office:value-type="string" office:string-value="0" calcext:value-type="string">
            <text:p>0</text:p>
          </table:table-cell>
          <table:table-cell/>
          <table:table-cell table:formula="of:=&quot;{teams: {A:'&quot;&amp;[.H4]&amp;&quot;', B:'&quot;&amp;[.I4]&amp;&quot;'}, result:{A:&quot;&amp;[.J4]&amp;&quot;,B:&quot;&amp;[.K4]&amp;&quot;}, players:{1:{A:&quot;&amp;[.L4]&amp;&quot;,B:&quot;&amp;[.M4]&amp;&quot;},2:{A:&quot;&amp;[.N4]&amp;&quot;,B:&quot;&amp;[.O4]&amp;&quot;},3:{A:&quot;&amp;[.P4]&amp;&quot;,B:&quot;&amp;[.Q4]&amp;&quot;},4:{A:&quot;&amp;[.R4]&amp;&quot;,B:&quot;&amp;[.S4]&amp;&quot;}}},&quot;" office:value-type="string" office:string-value="{teams: {A:'FRA', B:'BEL'}, result:{A:1,B:0}, players:{1:{A:3,B:2},2:{A:2,B:2},3:{A:3,B:2},4:{A:2,B:0}}}," calcext:value-type="string">
            <text:p>{teams: {A:'FRA', B:'BEL'}, result:{A:1,B:0}, players:{1:{A:3,B:2},2:{A:2,B:2},3:{A:3,B:2},4:{A:2,B:0}}},</text:p>
          </table:table-cell>
        </table:table-row>
        <table:table-row table:style-name="ro1">
          <table:table-cell office:value-type="string" calcext:value-type="string">
            <text:p>RUS - CRO [2-2]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1-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LEFT([.A5];3)" office:value-type="string" office:string-value="RUS" calcext:value-type="string">
            <text:p>RUS</text:p>
          </table:table-cell>
          <table:table-cell table:formula="of:=RIGHT(LEFT([.A5];9);3)" office:value-type="string" office:string-value="CRO" calcext:value-type="string">
            <text:p>CRO</text:p>
          </table:table-cell>
          <table:table-cell table:formula="of:=LEFT(RIGHT([.A5];4);1)" office:value-type="string" office:string-value="2" calcext:value-type="string">
            <text:p>2</text:p>
          </table:table-cell>
          <table:table-cell table:formula="of:=LEFT(RIGHT(RIGHT([.A5];4);2);1)" office:value-type="string" office:string-value="2" calcext:value-type="string">
            <text:p>2</text:p>
          </table:table-cell>
          <table:table-cell table:formula="of:=LEFT([.B5];1)" office:value-type="string" office:string-value="1" calcext:value-type="string">
            <text:p>1</text:p>
          </table:table-cell>
          <table:table-cell table:formula="of:=RIGHT([.B5];1)" office:value-type="string" office:string-value="3" calcext:value-type="string">
            <text:p>3</text:p>
          </table:table-cell>
          <table:table-cell table:formula="of:=LEFT([.C5];1)" office:value-type="string" office:string-value="1" calcext:value-type="string">
            <text:p>1</text:p>
          </table:table-cell>
          <table:table-cell table:formula="of:=RIGHT([.C5];1)" office:value-type="string" office:string-value="1" calcext:value-type="string">
            <text:p>1</text:p>
          </table:table-cell>
          <table:table-cell table:formula="of:=LEFT([.D5];1)" office:value-type="string" office:string-value="0" calcext:value-type="string">
            <text:p>0</text:p>
          </table:table-cell>
          <table:table-cell table:formula="of:=RIGHT([.D5];1)" office:value-type="string" office:string-value="2" calcext:value-type="string">
            <text:p>2</text:p>
          </table:table-cell>
          <table:table-cell table:formula="of:=LEFT([.E5];1)" office:value-type="string" office:string-value="1" calcext:value-type="string">
            <text:p>1</text:p>
          </table:table-cell>
          <table:table-cell table:formula="of:=RIGHT([.E5];1)" office:value-type="string" office:string-value="3" calcext:value-type="string">
            <text:p>3</text:p>
          </table:table-cell>
          <table:table-cell/>
          <table:table-cell table:formula="of:=&quot;{teams: {A:'&quot;&amp;[.H5]&amp;&quot;', B:'&quot;&amp;[.I5]&amp;&quot;'}, result:{A:&quot;&amp;[.J5]&amp;&quot;,B:&quot;&amp;[.K5]&amp;&quot;}, players:{1:{A:&quot;&amp;[.L5]&amp;&quot;,B:&quot;&amp;[.M5]&amp;&quot;},2:{A:&quot;&amp;[.N5]&amp;&quot;,B:&quot;&amp;[.O5]&amp;&quot;},3:{A:&quot;&amp;[.P5]&amp;&quot;,B:&quot;&amp;[.Q5]&amp;&quot;},4:{A:&quot;&amp;[.R5]&amp;&quot;,B:&quot;&amp;[.S5]&amp;&quot;}}},&quot;" office:value-type="string" office:string-value="{teams: {A:'RUS', B:'CRO'}, result:{A:2,B:2}, players:{1:{A:1,B:3},2:{A:1,B:1},3:{A:0,B:2},4:{A:1,B:3}}}," calcext:value-type="string">
            <text:p>{teams: {A:'RUS', B:'CRO'}, result:{A:2,B:2}, players:{1:{A:1,B:3},2:{A:1,B:1},3:{A:0,B:2},4:{A:1,B:3}}},</text:p>
          </table:table-cell>
        </table:table-row>
        <table:table-row table:style-name="ro1">
          <table:table-cell office:value-type="string" calcext:value-type="string">
            <text:p>SUE - ANG [0-2]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0</text:p>
          </table:table-cell>
          <table:table-cell table:number-columns-repeated="2" office:value-type="string" calcext:value-type="string">
            <text:p>1-2</text:p>
          </table:table-cell>
          <table:table-cell office:value-type="float" office:value="6" calcext:value-type="float">
            <text:p>6</text:p>
          </table:table-cell>
          <table:table-cell/>
          <table:table-cell table:formula="of:=LEFT([.A6];3)" office:value-type="string" office:string-value="SUE" calcext:value-type="string">
            <text:p>SUE</text:p>
          </table:table-cell>
          <table:table-cell table:formula="of:=RIGHT(LEFT([.A6];9);3)" office:value-type="string" office:string-value="ANG" calcext:value-type="string">
            <text:p>ANG</text:p>
          </table:table-cell>
          <table:table-cell table:formula="of:=LEFT(RIGHT([.A6];4);1)" office:value-type="string" office:string-value="0" calcext:value-type="string">
            <text:p>0</text:p>
          </table:table-cell>
          <table:table-cell table:formula="of:=LEFT(RIGHT(RIGHT([.A6];4);2);1)" office:value-type="string" office:string-value="2" calcext:value-type="string">
            <text:p>2</text:p>
          </table:table-cell>
          <table:table-cell table:formula="of:=LEFT([.B6];1)" office:value-type="string" office:string-value="2" calcext:value-type="string">
            <text:p>2</text:p>
          </table:table-cell>
          <table:table-cell table:formula="of:=RIGHT([.B6];1)" office:value-type="string" office:string-value="1" calcext:value-type="string">
            <text:p>1</text:p>
          </table:table-cell>
          <table:table-cell table:formula="of:=LEFT([.C6];1)" office:value-type="string" office:string-value="1" calcext:value-type="string">
            <text:p>1</text:p>
          </table:table-cell>
          <table:table-cell table:formula="of:=RIGHT([.C6];1)" office:value-type="string" office:string-value="0" calcext:value-type="string">
            <text:p>0</text:p>
          </table:table-cell>
          <table:table-cell table:formula="of:=LEFT([.D6];1)" office:value-type="string" office:string-value="1" calcext:value-type="string">
            <text:p>1</text:p>
          </table:table-cell>
          <table:table-cell table:formula="of:=RIGHT([.D6];1)" office:value-type="string" office:string-value="2" calcext:value-type="string">
            <text:p>2</text:p>
          </table:table-cell>
          <table:table-cell table:formula="of:=LEFT([.E6];1)" office:value-type="string" office:string-value="1" calcext:value-type="string">
            <text:p>1</text:p>
          </table:table-cell>
          <table:table-cell table:formula="of:=RIGHT([.E6];1)" office:value-type="string" office:string-value="2" calcext:value-type="string">
            <text:p>2</text:p>
          </table:table-cell>
          <table:table-cell/>
          <table:table-cell table:formula="of:=&quot;{teams: {A:'&quot;&amp;[.H6]&amp;&quot;', B:'&quot;&amp;[.I6]&amp;&quot;'}, result:{A:&quot;&amp;[.J6]&amp;&quot;,B:&quot;&amp;[.K6]&amp;&quot;}, players:{1:{A:&quot;&amp;[.L6]&amp;&quot;,B:&quot;&amp;[.M6]&amp;&quot;},2:{A:&quot;&amp;[.N6]&amp;&quot;,B:&quot;&amp;[.O6]&amp;&quot;},3:{A:&quot;&amp;[.P6]&amp;&quot;,B:&quot;&amp;[.Q6]&amp;&quot;},4:{A:&quot;&amp;[.R6]&amp;&quot;,B:&quot;&amp;[.S6]&amp;&quot;}}},&quot;" office:value-type="string" office:string-value="{teams: {A:'SUE', B:'ANG'}, result:{A:0,B:2}, players:{1:{A:2,B:1},2:{A:1,B:0},3:{A:1,B:2},4:{A:1,B:2}}}," calcext:value-type="string">
            <text:p>{teams: {A:'SUE', B:'ANG'}, result:{A:0,B:2}, players:{1:{A:2,B:1},2:{A:1,B:0},3:{A:1,B:2},4:{A:1,B:2}}},</text:p>
          </table:table-cell>
        </table:table-row>
        <table:table-row table:style-name="ro1">
          <table:table-cell office:value-type="string" calcext:value-type="string">
            <text:p>BRE - BEL [1-2]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1-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7];3)" office:value-type="string" office:string-value="BRE" calcext:value-type="string">
            <text:p>BRE</text:p>
          </table:table-cell>
          <table:table-cell table:formula="of:=RIGHT(LEFT([.A7];9);3)" office:value-type="string" office:string-value="BEL" calcext:value-type="string">
            <text:p>BEL</text:p>
          </table:table-cell>
          <table:table-cell table:formula="of:=LEFT(RIGHT([.A7];4);1)" office:value-type="string" office:string-value="1" calcext:value-type="string">
            <text:p>1</text:p>
          </table:table-cell>
          <table:table-cell table:formula="of:=LEFT(RIGHT(RIGHT([.A7];4);2);1)" office:value-type="string" office:string-value="2" calcext:value-type="string">
            <text:p>2</text:p>
          </table:table-cell>
          <table:table-cell table:formula="of:=LEFT([.B7];1)" office:value-type="string" office:string-value="3" calcext:value-type="string">
            <text:p>3</text:p>
          </table:table-cell>
          <table:table-cell table:formula="of:=RIGHT([.B7];1)" office:value-type="string" office:string-value="2" calcext:value-type="string">
            <text:p>2</text:p>
          </table:table-cell>
          <table:table-cell table:formula="of:=LEFT([.C7];1)" office:value-type="string" office:string-value="2" calcext:value-type="string">
            <text:p>2</text:p>
          </table:table-cell>
          <table:table-cell table:formula="of:=RIGHT([.C7];1)" office:value-type="string" office:string-value="1" calcext:value-type="string">
            <text:p>1</text:p>
          </table:table-cell>
          <table:table-cell table:formula="of:=LEFT([.D7];1)" office:value-type="string" office:string-value="3" calcext:value-type="string">
            <text:p>3</text:p>
          </table:table-cell>
          <table:table-cell table:formula="of:=RIGHT([.D7];1)" office:value-type="string" office:string-value="1" calcext:value-type="string">
            <text:p>1</text:p>
          </table:table-cell>
          <table:table-cell table:formula="of:=LEFT([.E7];1)" office:value-type="string" office:string-value="1" calcext:value-type="string">
            <text:p>1</text:p>
          </table:table-cell>
          <table:table-cell table:formula="of:=RIGHT([.E7];1)" office:value-type="string" office:string-value="1" calcext:value-type="string">
            <text:p>1</text:p>
          </table:table-cell>
          <table:table-cell/>
          <table:table-cell table:formula="of:=&quot;{teams: {A:'&quot;&amp;[.H7]&amp;&quot;', B:'&quot;&amp;[.I7]&amp;&quot;'}, result:{A:&quot;&amp;[.J7]&amp;&quot;,B:&quot;&amp;[.K7]&amp;&quot;}, players:{1:{A:&quot;&amp;[.L7]&amp;&quot;,B:&quot;&amp;[.M7]&amp;&quot;},2:{A:&quot;&amp;[.N7]&amp;&quot;,B:&quot;&amp;[.O7]&amp;&quot;},3:{A:&quot;&amp;[.P7]&amp;&quot;,B:&quot;&amp;[.Q7]&amp;&quot;},4:{A:&quot;&amp;[.R7]&amp;&quot;,B:&quot;&amp;[.S7]&amp;&quot;}}},&quot;" office:value-type="string" office:string-value="{teams: {A:'BRE', B:'BEL'}, result:{A:1,B:2}, players:{1:{A:3,B:2},2:{A:2,B:1},3:{A:3,B:1},4:{A:1,B:1}}}," calcext:value-type="string">
            <text:p>{teams: {A:'BRE', B:'BEL'}, result:{A:1,B:2}, players:{1:{A:3,B:2},2:{A:2,B:1},3:{A:3,B:1},4:{A:1,B:1}}},</text:p>
          </table:table-cell>
        </table:table-row>
        <table:table-row table:style-name="ro1">
          <table:table-cell office:value-type="string" calcext:value-type="string">
            <text:p>FRA - URU [2-0]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FT([.A8];3)" office:value-type="string" office:string-value="FRA" calcext:value-type="string">
            <text:p>FRA</text:p>
          </table:table-cell>
          <table:table-cell table:formula="of:=RIGHT(LEFT([.A8];9);3)" office:value-type="string" office:string-value="URU" calcext:value-type="string">
            <text:p>URU</text:p>
          </table:table-cell>
          <table:table-cell table:formula="of:=LEFT(RIGHT([.A8];4);1)" office:value-type="string" office:string-value="2" calcext:value-type="string">
            <text:p>2</text:p>
          </table:table-cell>
          <table:table-cell table:formula="of:=LEFT(RIGHT(RIGHT([.A8];4);2);1)" office:value-type="string" office:string-value="0" calcext:value-type="string">
            <text:p>0</text:p>
          </table:table-cell>
          <table:table-cell table:formula="of:=LEFT([.B8];1)" office:value-type="string" office:string-value="2" calcext:value-type="string">
            <text:p>2</text:p>
          </table:table-cell>
          <table:table-cell table:formula="of:=RIGHT([.B8];1)" office:value-type="string" office:string-value="1" calcext:value-type="string">
            <text:p>1</text:p>
          </table:table-cell>
          <table:table-cell table:formula="of:=LEFT([.C8];1)" office:value-type="string" office:string-value="2" calcext:value-type="string">
            <text:p>2</text:p>
          </table:table-cell>
          <table:table-cell table:formula="of:=RIGHT([.C8];1)" office:value-type="string" office:string-value="1" calcext:value-type="string">
            <text:p>1</text:p>
          </table:table-cell>
          <table:table-cell table:formula="of:=LEFT([.D8];1)" office:value-type="string" office:string-value="2" calcext:value-type="string">
            <text:p>2</text:p>
          </table:table-cell>
          <table:table-cell table:formula="of:=RIGHT([.D8];1)" office:value-type="string" office:string-value="2" calcext:value-type="string">
            <text:p>2</text:p>
          </table:table-cell>
          <table:table-cell table:formula="of:=LEFT([.E8];1)" office:value-type="string" office:string-value="2" calcext:value-type="string">
            <text:p>2</text:p>
          </table:table-cell>
          <table:table-cell table:formula="of:=RIGHT([.E8];1)" office:value-type="string" office:string-value="1" calcext:value-type="string">
            <text:p>1</text:p>
          </table:table-cell>
          <table:table-cell/>
          <table:table-cell table:formula="of:=&quot;{teams: {A:'&quot;&amp;[.H8]&amp;&quot;', B:'&quot;&amp;[.I8]&amp;&quot;'}, result:{A:&quot;&amp;[.J8]&amp;&quot;,B:&quot;&amp;[.K8]&amp;&quot;}, players:{1:{A:&quot;&amp;[.L8]&amp;&quot;,B:&quot;&amp;[.M8]&amp;&quot;},2:{A:&quot;&amp;[.N8]&amp;&quot;,B:&quot;&amp;[.O8]&amp;&quot;},3:{A:&quot;&amp;[.P8]&amp;&quot;,B:&quot;&amp;[.Q8]&amp;&quot;},4:{A:&quot;&amp;[.R8]&amp;&quot;,B:&quot;&amp;[.S8]&amp;&quot;}}},&quot;" office:value-type="string" office:string-value="{teams: {A:'FRA', B:'URU'}, result:{A:2,B:0}, players:{1:{A:2,B:1},2:{A:2,B:1},3:{A:2,B:2},4:{A:2,B:1}}}," calcext:value-type="string">
            <text:p>{teams: {A:'FRA', B:'URU'}, result:{A:2,B:0}, players:{1:{A:2,B:1},2:{A:2,B:1},3:{A:2,B:2},4:{A:2,B:1}}},</text:p>
          </table:table-cell>
        </table:table-row>
        <table:table-row table:style-name="ro1">
          <table:table-cell office:value-type="string" calcext:value-type="string">
            <text:p>COL - ANG [1-1]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/>
          <table:table-cell table:formula="of:=LEFT([.A9];3)" office:value-type="string" office:string-value="COL" calcext:value-type="string">
            <text:p>COL</text:p>
          </table:table-cell>
          <table:table-cell table:formula="of:=RIGHT(LEFT([.A9];9);3)" office:value-type="string" office:string-value="ANG" calcext:value-type="string">
            <text:p>ANG</text:p>
          </table:table-cell>
          <table:table-cell table:formula="of:=LEFT(RIGHT([.A9];4);1)" office:value-type="string" office:string-value="1" calcext:value-type="string">
            <text:p>1</text:p>
          </table:table-cell>
          <table:table-cell table:formula="of:=LEFT(RIGHT(RIGHT([.A9];4);2);1)" office:value-type="string" office:string-value="1" calcext:value-type="string">
            <text:p>1</text:p>
          </table:table-cell>
          <table:table-cell table:formula="of:=LEFT([.B9];1)" office:value-type="string" office:string-value="2" calcext:value-type="string">
            <text:p>2</text:p>
          </table:table-cell>
          <table:table-cell table:formula="of:=RIGHT([.B9];1)" office:value-type="string" office:string-value="1" calcext:value-type="string">
            <text:p>1</text:p>
          </table:table-cell>
          <table:table-cell table:formula="of:=LEFT([.C9];1)" office:value-type="string" office:string-value="1" calcext:value-type="string">
            <text:p>1</text:p>
          </table:table-cell>
          <table:table-cell table:formula="of:=RIGHT([.C9];1)" office:value-type="string" office:string-value="1" calcext:value-type="string">
            <text:p>1</text:p>
          </table:table-cell>
          <table:table-cell table:formula="of:=LEFT([.D9];1)" office:value-type="string" office:string-value="2" calcext:value-type="string">
            <text:p>2</text:p>
          </table:table-cell>
          <table:table-cell table:formula="of:=RIGHT([.D9];1)" office:value-type="string" office:string-value="1" calcext:value-type="string">
            <text:p>1</text:p>
          </table:table-cell>
          <table:table-cell table:formula="of:=LEFT([.E9];1)" office:value-type="string" office:string-value="1" calcext:value-type="string">
            <text:p>1</text:p>
          </table:table-cell>
          <table:table-cell table:formula="of:=RIGHT([.E9];1)" office:value-type="string" office:string-value="2" calcext:value-type="string">
            <text:p>2</text:p>
          </table:table-cell>
          <table:table-cell/>
          <table:table-cell table:formula="of:=&quot;{teams: {A:'&quot;&amp;[.H9]&amp;&quot;', B:'&quot;&amp;[.I9]&amp;&quot;'}, result:{A:&quot;&amp;[.J9]&amp;&quot;,B:&quot;&amp;[.K9]&amp;&quot;}, players:{1:{A:&quot;&amp;[.L9]&amp;&quot;,B:&quot;&amp;[.M9]&amp;&quot;},2:{A:&quot;&amp;[.N9]&amp;&quot;,B:&quot;&amp;[.O9]&amp;&quot;},3:{A:&quot;&amp;[.P9]&amp;&quot;,B:&quot;&amp;[.Q9]&amp;&quot;},4:{A:&quot;&amp;[.R9]&amp;&quot;,B:&quot;&amp;[.S9]&amp;&quot;}}},&quot;" office:value-type="string" office:string-value="{teams: {A:'COL', B:'ANG'}, result:{A:1,B:1}, players:{1:{A:2,B:1},2:{A:1,B:1},3:{A:2,B:1},4:{A:1,B:2}}}," calcext:value-type="string">
            <text:p>{teams: {A:'COL', B:'ANG'}, result:{A:1,B:1}, players:{1:{A:2,B:1},2:{A:1,B:1},3:{A:2,B:1},4:{A:1,B:2}}},</text:p>
          </table:table-cell>
        </table:table-row>
        <table:table-row table:style-name="ro1">
          <table:table-cell office:value-type="string" calcext:value-type="string">
            <text:p>SUE - SUI [1-0]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1-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FT([.A10];3)" office:value-type="string" office:string-value="SUE" calcext:value-type="string">
            <text:p>SUE</text:p>
          </table:table-cell>
          <table:table-cell table:formula="of:=RIGHT(LEFT([.A10];9);3)" office:value-type="string" office:string-value="SUI" calcext:value-type="string">
            <text:p>SUI</text:p>
          </table:table-cell>
          <table:table-cell table:formula="of:=LEFT(RIGHT([.A10];4);1)" office:value-type="string" office:string-value="1" calcext:value-type="string">
            <text:p>1</text:p>
          </table:table-cell>
          <table:table-cell table:formula="of:=LEFT(RIGHT(RIGHT([.A10];4);2);1)" office:value-type="string" office:string-value="0" calcext:value-type="string">
            <text:p>0</text:p>
          </table:table-cell>
          <table:table-cell table:formula="of:=LEFT([.B10];1)" office:value-type="string" office:string-value="2" calcext:value-type="string">
            <text:p>2</text:p>
          </table:table-cell>
          <table:table-cell table:formula="of:=RIGHT([.B10];1)" office:value-type="string" office:string-value="1" calcext:value-type="string">
            <text:p>1</text:p>
          </table:table-cell>
          <table:table-cell table:formula="of:=LEFT([.C10];1)" office:value-type="string" office:string-value="1" calcext:value-type="string">
            <text:p>1</text:p>
          </table:table-cell>
          <table:table-cell table:formula="of:=RIGHT([.C10];1)" office:value-type="string" office:string-value="2" calcext:value-type="string">
            <text:p>2</text:p>
          </table:table-cell>
          <table:table-cell table:formula="of:=LEFT([.D10];1)" office:value-type="string" office:string-value="1" calcext:value-type="string">
            <text:p>1</text:p>
          </table:table-cell>
          <table:table-cell table:formula="of:=RIGHT([.D10];1)" office:value-type="string" office:string-value="0" calcext:value-type="string">
            <text:p>0</text:p>
          </table:table-cell>
          <table:table-cell table:formula="of:=LEFT([.E10];1)" office:value-type="string" office:string-value="1" calcext:value-type="string">
            <text:p>1</text:p>
          </table:table-cell>
          <table:table-cell table:formula="of:=RIGHT([.E10];1)" office:value-type="string" office:string-value="1" calcext:value-type="string">
            <text:p>1</text:p>
          </table:table-cell>
          <table:table-cell/>
          <table:table-cell table:formula="of:=&quot;{teams: {A:'&quot;&amp;[.H10]&amp;&quot;', B:'&quot;&amp;[.I10]&amp;&quot;'}, result:{A:&quot;&amp;[.J10]&amp;&quot;,B:&quot;&amp;[.K10]&amp;&quot;}, players:{1:{A:&quot;&amp;[.L10]&amp;&quot;,B:&quot;&amp;[.M10]&amp;&quot;},2:{A:&quot;&amp;[.N10]&amp;&quot;,B:&quot;&amp;[.O10]&amp;&quot;},3:{A:&quot;&amp;[.P10]&amp;&quot;,B:&quot;&amp;[.Q10]&amp;&quot;},4:{A:&quot;&amp;[.R10]&amp;&quot;,B:&quot;&amp;[.S10]&amp;&quot;}}},&quot;" office:value-type="string" office:string-value="{teams: {A:'SUE', B:'SUI'}, result:{A:1,B:0}, players:{1:{A:2,B:1},2:{A:1,B:2},3:{A:1,B:0},4:{A:1,B:1}}}," calcext:value-type="string">
            <text:p>{teams: {A:'SUE', B:'SUI'}, result:{A:1,B:0}, players:{1:{A:2,B:1},2:{A:1,B:2},3:{A:1,B:0},4:{A:1,B:1}}},</text:p>
          </table:table-cell>
        </table:table-row>
        <table:table-row table:style-name="ro1">
          <table:table-cell office:value-type="string" calcext:value-type="string">
            <text:p>BEL - JAP [3-2]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3-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LEFT([.A11];3)" office:value-type="string" office:string-value="BEL" calcext:value-type="string">
            <text:p>BEL</text:p>
          </table:table-cell>
          <table:table-cell table:formula="of:=RIGHT(LEFT([.A11];9);3)" office:value-type="string" office:string-value="JAP" calcext:value-type="string">
            <text:p>JAP</text:p>
          </table:table-cell>
          <table:table-cell table:formula="of:=LEFT(RIGHT([.A11];4);1)" office:value-type="string" office:string-value="3" calcext:value-type="string">
            <text:p>3</text:p>
          </table:table-cell>
          <table:table-cell table:formula="of:=LEFT(RIGHT(RIGHT([.A11];4);2);1)" office:value-type="string" office:string-value="2" calcext:value-type="string">
            <text:p>2</text:p>
          </table:table-cell>
          <table:table-cell table:formula="of:=LEFT([.B11];1)" office:value-type="string" office:string-value="1" calcext:value-type="string">
            <text:p>1</text:p>
          </table:table-cell>
          <table:table-cell table:formula="of:=RIGHT([.B11];1)" office:value-type="string" office:string-value="1" calcext:value-type="string">
            <text:p>1</text:p>
          </table:table-cell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1" calcext:value-type="string">
            <text:p>1</text:p>
          </table:table-cell>
          <table:table-cell table:formula="of:=LEFT([.D11];1)" office:value-type="string" office:string-value="4" calcext:value-type="string">
            <text:p>4</text:p>
          </table:table-cell>
          <table:table-cell table:formula="of:=RIGHT([.D11];1)" office:value-type="string" office:string-value="0" calcext:value-type="string">
            <text:p>0</text:p>
          </table:table-cell>
          <table:table-cell table:formula="of:=LEFT([.E11];1)" office:value-type="string" office:string-value="3" calcext:value-type="string">
            <text:p>3</text:p>
          </table:table-cell>
          <table:table-cell table:formula="of:=RIGHT([.E11];1)" office:value-type="string" office:string-value="0" calcext:value-type="string">
            <text:p>0</text:p>
          </table:table-cell>
          <table:table-cell/>
          <table:table-cell table:formula="of:=&quot;{teams: {A:'&quot;&amp;[.H11]&amp;&quot;', B:'&quot;&amp;[.I11]&amp;&quot;'}, result:{A:&quot;&amp;[.J11]&amp;&quot;,B:&quot;&amp;[.K11]&amp;&quot;}, players:{1:{A:&quot;&amp;[.L11]&amp;&quot;,B:&quot;&amp;[.M11]&amp;&quot;},2:{A:&quot;&amp;[.N11]&amp;&quot;,B:&quot;&amp;[.O11]&amp;&quot;},3:{A:&quot;&amp;[.P11]&amp;&quot;,B:&quot;&amp;[.Q11]&amp;&quot;},4:{A:&quot;&amp;[.R11]&amp;&quot;,B:&quot;&amp;[.S11]&amp;&quot;}}},&quot;" office:value-type="string" office:string-value="{teams: {A:'BEL', B:'JAP'}, result:{A:3,B:2}, players:{1:{A:1,B:1},2:{A:2,B:1},3:{A:4,B:0},4:{A:3,B:0}}}," calcext:value-type="string">
            <text:p>{teams: {A:'BEL', B:'JAP'}, result:{A:3,B:2}, players:{1:{A:1,B:1},2:{A:2,B:1},3:{A:4,B:0},4:{A:3,B:0}}},</text:p>
          </table:table-cell>
        </table:table-row>
        <table:table-row table:style-name="ro1">
          <table:table-cell office:value-type="string" calcext:value-type="string">
            <text:p>BRE - MEX [2-0]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LEFT([.A12];3)" office:value-type="string" office:string-value="BRE" calcext:value-type="string">
            <text:p>BRE</text:p>
          </table:table-cell>
          <table:table-cell table:formula="of:=RIGHT(LEFT([.A12];9);3)" office:value-type="string" office:string-value="MEX" calcext:value-type="string">
            <text:p>MEX</text:p>
          </table:table-cell>
          <table:table-cell table:formula="of:=LEFT(RIGHT([.A12];4);1)" office:value-type="string" office:string-value="2" calcext:value-type="string">
            <text:p>2</text:p>
          </table:table-cell>
          <table:table-cell table:formula="of:=LEFT(RIGHT(RIGHT([.A12];4);2);1)" office:value-type="string" office:string-value="0" calcext:value-type="string">
            <text:p>0</text:p>
          </table:table-cell>
          <table:table-cell table:formula="of:=LEFT([.B12];1)" office:value-type="string" office:string-value="2" calcext:value-type="string">
            <text:p>2</text:p>
          </table:table-cell>
          <table:table-cell table:formula="of:=RIGHT([.B12];1)" office:value-type="string" office:string-value="1" calcext:value-type="string">
            <text:p>1</text:p>
          </table:table-cell>
          <table:table-cell table:formula="of:=LEFT([.C12];1)" office:value-type="string" office:string-value="2" calcext:value-type="string">
            <text:p>2</text:p>
          </table:table-cell>
          <table:table-cell table:formula="of:=RIGHT([.C12];1)" office:value-type="string" office:string-value="1" calcext:value-type="string">
            <text:p>1</text:p>
          </table:table-cell>
          <table:table-cell table:formula="of:=LEFT([.D12];1)" office:value-type="string" office:string-value="3" calcext:value-type="string">
            <text:p>3</text:p>
          </table:table-cell>
          <table:table-cell table:formula="of:=RIGHT([.D12];1)" office:value-type="string" office:string-value="2" calcext:value-type="string">
            <text:p>2</text:p>
          </table:table-cell>
          <table:table-cell table:formula="of:=LEFT([.E12];1)" office:value-type="string" office:string-value="3" calcext:value-type="string">
            <text:p>3</text:p>
          </table:table-cell>
          <table:table-cell table:formula="of:=RIGHT([.E12];1)" office:value-type="string" office:string-value="1" calcext:value-type="string">
            <text:p>1</text:p>
          </table:table-cell>
          <table:table-cell/>
          <table:table-cell table:formula="of:=&quot;{teams: {A:'&quot;&amp;[.H12]&amp;&quot;', B:'&quot;&amp;[.I12]&amp;&quot;'}, result:{A:&quot;&amp;[.J12]&amp;&quot;,B:&quot;&amp;[.K12]&amp;&quot;}, players:{1:{A:&quot;&amp;[.L12]&amp;&quot;,B:&quot;&amp;[.M12]&amp;&quot;},2:{A:&quot;&amp;[.N12]&amp;&quot;,B:&quot;&amp;[.O12]&amp;&quot;},3:{A:&quot;&amp;[.P12]&amp;&quot;,B:&quot;&amp;[.Q12]&amp;&quot;},4:{A:&quot;&amp;[.R12]&amp;&quot;,B:&quot;&amp;[.S12]&amp;&quot;}}},&quot;" office:value-type="string" office:string-value="{teams: {A:'BRE', B:'MEX'}, result:{A:2,B:0}, players:{1:{A:2,B:1},2:{A:2,B:1},3:{A:3,B:2},4:{A:3,B:1}}}," calcext:value-type="string">
            <text:p>{teams: {A:'BRE', B:'MEX'}, result:{A:2,B:0}, players:{1:{A:2,B:1},2:{A:2,B:1},3:{A:3,B:2},4:{A:3,B:1}}},</text:p>
          </table:table-cell>
        </table:table-row>
        <table:table-row table:style-name="ro1">
          <table:table-cell office:value-type="string" calcext:value-type="string">
            <text:p>CRO - DAN [1-1]</text:p>
          </table:table-cell>
          <table:table-cell table:number-columns-repeated="2" office:value-type="string" calcext:value-type="string">
            <text:p>2-0</text:p>
          </table:table-cell>
          <table:table-cell table:number-columns-repeated="2" office:value-type="string" calcext:value-type="string">
            <text:p>1-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LEFT([.A13];3)" office:value-type="string" office:string-value="CRO" calcext:value-type="string">
            <text:p>CRO</text:p>
          </table:table-cell>
          <table:table-cell table:formula="of:=RIGHT(LEFT([.A13];9);3)" office:value-type="string" office:string-value="DAN" calcext:value-type="string">
            <text:p>DAN</text:p>
          </table:table-cell>
          <table:table-cell table:formula="of:=LEFT(RIGHT([.A13];4);1)" office:value-type="string" office:string-value="1" calcext:value-type="string">
            <text:p>1</text:p>
          </table:table-cell>
          <table:table-cell table:formula="of:=LEFT(RIGHT(RIGHT([.A13];4);2);1)" office:value-type="string" office:string-value="1" calcext:value-type="string">
            <text:p>1</text:p>
          </table:table-cell>
          <table:table-cell table:formula="of:=LEFT([.B13];1)" office:value-type="string" office:string-value="2" calcext:value-type="string">
            <text:p>2</text:p>
          </table:table-cell>
          <table:table-cell table:formula="of:=RIGHT([.B13];1)" office:value-type="string" office:string-value="0" calcext:value-type="string">
            <text:p>0</text:p>
          </table:table-cell>
          <table:table-cell table:formula="of:=LEFT([.C13];1)" office:value-type="string" office:string-value="2" calcext:value-type="string">
            <text:p>2</text:p>
          </table:table-cell>
          <table:table-cell table:formula="of:=RIGHT([.C13];1)" office:value-type="string" office:string-value="0" calcext:value-type="string">
            <text:p>0</text:p>
          </table:table-cell>
          <table:table-cell table:formula="of:=LEFT([.D13];1)" office:value-type="string" office:string-value="1" calcext:value-type="string">
            <text:p>1</text:p>
          </table:table-cell>
          <table:table-cell table:formula="of:=RIGHT([.D13];1)" office:value-type="string" office:string-value="1" calcext:value-type="string">
            <text:p>1</text:p>
          </table:table-cell>
          <table:table-cell table:formula="of:=LEFT([.E13];1)" office:value-type="string" office:string-value="1" calcext:value-type="string">
            <text:p>1</text:p>
          </table:table-cell>
          <table:table-cell table:formula="of:=RIGHT([.E13];1)" office:value-type="string" office:string-value="1" calcext:value-type="string">
            <text:p>1</text:p>
          </table:table-cell>
          <table:table-cell/>
          <table:table-cell table:formula="of:=&quot;{teams: {A:'&quot;&amp;[.H13]&amp;&quot;', B:'&quot;&amp;[.I13]&amp;&quot;'}, result:{A:&quot;&amp;[.J13]&amp;&quot;,B:&quot;&amp;[.K13]&amp;&quot;}, players:{1:{A:&quot;&amp;[.L13]&amp;&quot;,B:&quot;&amp;[.M13]&amp;&quot;},2:{A:&quot;&amp;[.N13]&amp;&quot;,B:&quot;&amp;[.O13]&amp;&quot;},3:{A:&quot;&amp;[.P13]&amp;&quot;,B:&quot;&amp;[.Q13]&amp;&quot;},4:{A:&quot;&amp;[.R13]&amp;&quot;,B:&quot;&amp;[.S13]&amp;&quot;}}},&quot;" office:value-type="string" office:string-value="{teams: {A:'CRO', B:'DAN'}, result:{A:1,B:1}, players:{1:{A:2,B:0},2:{A:2,B:0},3:{A:1,B:1},4:{A:1,B:1}}}," calcext:value-type="string">
            <text:p>{teams: {A:'CRO', B:'DAN'}, result:{A:1,B:1}, players:{1:{A:2,B:0},2:{A:2,B:0},3:{A:1,B:1},4:{A:1,B:1}}},</text:p>
          </table:table-cell>
        </table:table-row>
        <table:table-row table:style-name="ro1">
          <table:table-cell office:value-type="string" calcext:value-type="string">
            <text:p>ESP - RUS [1-1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2-0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14];3)" office:value-type="string" office:string-value="ESP" calcext:value-type="string">
            <text:p>ESP</text:p>
          </table:table-cell>
          <table:table-cell table:formula="of:=RIGHT(LEFT([.A14];9);3)" office:value-type="string" office:string-value="RUS" calcext:value-type="string">
            <text:p>RUS</text:p>
          </table:table-cell>
          <table:table-cell table:formula="of:=LEFT(RIGHT([.A14];4);1)" office:value-type="string" office:string-value="1" calcext:value-type="string">
            <text:p>1</text:p>
          </table:table-cell>
          <table:table-cell table:formula="of:=LEFT(RIGHT(RIGHT([.A14];4);2);1)" office:value-type="string" office:string-value="1" calcext:value-type="string">
            <text:p>1</text:p>
          </table:table-cell>
          <table:table-cell table:formula="of:=LEFT([.B14];1)" office:value-type="string" office:string-value="3" calcext:value-type="string">
            <text:p>3</text:p>
          </table:table-cell>
          <table:table-cell table:formula="of:=RIGHT([.B14];1)" office:value-type="string" office:string-value="1" calcext:value-type="string">
            <text:p>1</text:p>
          </table:table-cell>
          <table:table-cell table:formula="of:=LEFT([.C14];1)" office:value-type="string" office:string-value="1" calcext:value-type="string">
            <text:p>1</text:p>
          </table:table-cell>
          <table:table-cell table:formula="of:=RIGHT([.C14];1)" office:value-type="string" office:string-value="1" calcext:value-type="string">
            <text:p>1</text:p>
          </table:table-cell>
          <table:table-cell table:formula="of:=LEFT([.D14];1)" office:value-type="string" office:string-value="2" calcext:value-type="string">
            <text:p>2</text:p>
          </table:table-cell>
          <table:table-cell table:formula="of:=RIGHT([.D14];1)" office:value-type="string" office:string-value="0" calcext:value-type="string">
            <text:p>0</text:p>
          </table:table-cell>
          <table:table-cell table:formula="of:=LEFT([.E14];1)" office:value-type="string" office:string-value="2" calcext:value-type="string">
            <text:p>2</text:p>
          </table:table-cell>
          <table:table-cell table:formula="of:=RIGHT([.E14];1)" office:value-type="string" office:string-value="0" calcext:value-type="string">
            <text:p>0</text:p>
          </table:table-cell>
          <table:table-cell/>
          <table:table-cell table:formula="of:=&quot;{teams: {A:'&quot;&amp;[.H14]&amp;&quot;', B:'&quot;&amp;[.I14]&amp;&quot;'}, result:{A:&quot;&amp;[.J14]&amp;&quot;,B:&quot;&amp;[.K14]&amp;&quot;}, players:{1:{A:&quot;&amp;[.L14]&amp;&quot;,B:&quot;&amp;[.M14]&amp;&quot;},2:{A:&quot;&amp;[.N14]&amp;&quot;,B:&quot;&amp;[.O14]&amp;&quot;},3:{A:&quot;&amp;[.P14]&amp;&quot;,B:&quot;&amp;[.Q14]&amp;&quot;},4:{A:&quot;&amp;[.R14]&amp;&quot;,B:&quot;&amp;[.S14]&amp;&quot;}}},&quot;" office:value-type="string" office:string-value="{teams: {A:'ESP', B:'RUS'}, result:{A:1,B:1}, players:{1:{A:3,B:1},2:{A:1,B:1},3:{A:2,B:0},4:{A:2,B:0}}}," calcext:value-type="string">
            <text:p>{teams: {A:'ESP', B:'RUS'}, result:{A:1,B:1}, players:{1:{A:3,B:1},2:{A:1,B:1},3:{A:2,B:0},4:{A:2,B:0}}},</text:p>
          </table:table-cell>
        </table:table-row>
        <table:table-row table:style-name="ro1">
          <table:table-cell office:value-type="string" calcext:value-type="string">
            <text:p>URU - POR [2-1]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/>
          <table:table-cell table:formula="of:=LEFT([.A15];3)" office:value-type="string" office:string-value="URU" calcext:value-type="string">
            <text:p>URU</text:p>
          </table:table-cell>
          <table:table-cell table:formula="of:=RIGHT(LEFT([.A15];9);3)" office:value-type="string" office:string-value="POR" calcext:value-type="string">
            <text:p>POR</text:p>
          </table:table-cell>
          <table:table-cell table:formula="of:=LEFT(RIGHT([.A15];4);1)" office:value-type="string" office:string-value="2" calcext:value-type="string">
            <text:p>2</text:p>
          </table:table-cell>
          <table:table-cell table:formula="of:=LEFT(RIGHT(RIGHT([.A15];4);2);1)" office:value-type="string" office:string-value="1" calcext:value-type="string">
            <text:p>1</text:p>
          </table:table-cell>
          <table:table-cell table:formula="of:=LEFT([.B15];1)" office:value-type="string" office:string-value="2" calcext:value-type="string">
            <text:p>2</text:p>
          </table:table-cell>
          <table:table-cell table:formula="of:=RIGHT([.B15];1)" office:value-type="string" office:string-value="1" calcext:value-type="string">
            <text:p>1</text:p>
          </table:table-cell>
          <table:table-cell table:formula="of:=LEFT([.C15];1)" office:value-type="string" office:string-value="1" calcext:value-type="string">
            <text:p>1</text:p>
          </table:table-cell>
          <table:table-cell table:formula="of:=RIGHT([.C15];1)" office:value-type="string" office:string-value="2" calcext:value-type="string">
            <text:p>2</text:p>
          </table:table-cell>
          <table:table-cell table:formula="of:=LEFT([.D15];1)" office:value-type="string" office:string-value="2" calcext:value-type="string">
            <text:p>2</text:p>
          </table:table-cell>
          <table:table-cell table:formula="of:=RIGHT([.D15];1)" office:value-type="string" office:string-value="2" calcext:value-type="string">
            <text:p>2</text:p>
          </table:table-cell>
          <table:table-cell table:formula="of:=LEFT([.E15];1)" office:value-type="string" office:string-value="1" calcext:value-type="string">
            <text:p>1</text:p>
          </table:table-cell>
          <table:table-cell table:formula="of:=RIGHT([.E15];1)" office:value-type="string" office:string-value="2" calcext:value-type="string">
            <text:p>2</text:p>
          </table:table-cell>
          <table:table-cell/>
          <table:table-cell table:formula="of:=&quot;{teams: {A:'&quot;&amp;[.H15]&amp;&quot;', B:'&quot;&amp;[.I15]&amp;&quot;'}, result:{A:&quot;&amp;[.J15]&amp;&quot;,B:&quot;&amp;[.K15]&amp;&quot;}, players:{1:{A:&quot;&amp;[.L15]&amp;&quot;,B:&quot;&amp;[.M15]&amp;&quot;},2:{A:&quot;&amp;[.N15]&amp;&quot;,B:&quot;&amp;[.O15]&amp;&quot;},3:{A:&quot;&amp;[.P15]&amp;&quot;,B:&quot;&amp;[.Q15]&amp;&quot;},4:{A:&quot;&amp;[.R15]&amp;&quot;,B:&quot;&amp;[.S15]&amp;&quot;}}},&quot;" office:value-type="string" office:string-value="{teams: {A:'URU', B:'POR'}, result:{A:2,B:1}, players:{1:{A:2,B:1},2:{A:1,B:2},3:{A:2,B:2},4:{A:1,B:2}}}," calcext:value-type="string">
            <text:p>{teams: {A:'URU', B:'POR'}, result:{A:2,B:1}, players:{1:{A:2,B:1},2:{A:1,B:2},3:{A:2,B:2},4:{A:1,B:2}}},</text:p>
          </table:table-cell>
        </table:table-row>
        <table:table-row table:style-name="ro1">
          <table:table-cell office:value-type="string" calcext:value-type="string">
            <text:p>FRA - ARG [4-3]</text:p>
          </table:table-cell>
          <table:table-cell table:number-columns-repeated="4" office:value-type="string" calcext:value-type="string">
            <text:p>2-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LEFT([.A16];3)" office:value-type="string" office:string-value="FRA" calcext:value-type="string">
            <text:p>FRA</text:p>
          </table:table-cell>
          <table:table-cell table:formula="of:=RIGHT(LEFT([.A16];9);3)" office:value-type="string" office:string-value="ARG" calcext:value-type="string">
            <text:p>ARG</text:p>
          </table:table-cell>
          <table:table-cell table:formula="of:=LEFT(RIGHT([.A16];4);1)" office:value-type="string" office:string-value="4" calcext:value-type="string">
            <text:p>4</text:p>
          </table:table-cell>
          <table:table-cell table:formula="of:=LEFT(RIGHT(RIGHT([.A16];4);2);1)" office:value-type="string" office:string-value="3" calcext:value-type="string">
            <text:p>3</text:p>
          </table:table-cell>
          <table:table-cell table:formula="of:=LEFT([.B16];1)" office:value-type="string" office:string-value="2" calcext:value-type="string">
            <text:p>2</text:p>
          </table:table-cell>
          <table:table-cell table:formula="of:=RIGHT([.B16];1)" office:value-type="string" office:string-value="1" calcext:value-type="string">
            <text:p>1</text:p>
          </table:table-cell>
          <table:table-cell table:formula="of:=LEFT([.C16];1)" office:value-type="string" office:string-value="2" calcext:value-type="string">
            <text:p>2</text:p>
          </table:table-cell>
          <table:table-cell table:formula="of:=RIGHT([.C16];1)" office:value-type="string" office:string-value="1" calcext:value-type="string">
            <text:p>1</text:p>
          </table:table-cell>
          <table:table-cell table:formula="of:=LEFT([.D16];1)" office:value-type="string" office:string-value="2" calcext:value-type="string">
            <text:p>2</text:p>
          </table:table-cell>
          <table:table-cell table:formula="of:=RIGHT([.D16];1)" office:value-type="string" office:string-value="1" calcext:value-type="string">
            <text:p>1</text:p>
          </table:table-cell>
          <table:table-cell table:formula="of:=LEFT([.E16];1)" office:value-type="string" office:string-value="2" calcext:value-type="string">
            <text:p>2</text:p>
          </table:table-cell>
          <table:table-cell table:formula="of:=RIGHT([.E16];1)" office:value-type="string" office:string-value="1" calcext:value-type="string">
            <text:p>1</text:p>
          </table:table-cell>
          <table:table-cell/>
          <table:table-cell table:formula="of:=&quot;{teams: {A:'&quot;&amp;[.H16]&amp;&quot;', B:'&quot;&amp;[.I16]&amp;&quot;'}, result:{A:&quot;&amp;[.J16]&amp;&quot;,B:&quot;&amp;[.K16]&amp;&quot;}, players:{1:{A:&quot;&amp;[.L16]&amp;&quot;,B:&quot;&amp;[.M16]&amp;&quot;},2:{A:&quot;&amp;[.N16]&amp;&quot;,B:&quot;&amp;[.O16]&amp;&quot;},3:{A:&quot;&amp;[.P16]&amp;&quot;,B:&quot;&amp;[.Q16]&amp;&quot;},4:{A:&quot;&amp;[.R16]&amp;&quot;,B:&quot;&amp;[.S16]&amp;&quot;}}},&quot;" office:value-type="string" office:string-value="{teams: {A:'FRA', B:'ARG'}, result:{A:4,B:3}, players:{1:{A:2,B:1},2:{A:2,B:1},3:{A:2,B:1},4:{A:2,B:1}}}," calcext:value-type="string">
            <text:p>{teams: {A:'FRA', B:'ARG'}, result:{A:4,B:3}, players:{1:{A:2,B:1},2:{A:2,B:1},3:{A:2,B:1},4:{A:2,B:1}}},</text:p>
          </table:table-cell>
        </table:table-row>
        <table:table-row table:style-name="ro1">
          <table:table-cell office:value-type="string" calcext:value-type="string">
            <text:p>PAN - TUN [1-2]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0-2</text:p>
          </table:table-cell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/>
          <table:table-cell table:formula="of:=LEFT([.A17];3)" office:value-type="string" office:string-value="PAN" calcext:value-type="string">
            <text:p>PAN</text:p>
          </table:table-cell>
          <table:table-cell table:formula="of:=RIGHT(LEFT([.A17];9);3)" office:value-type="string" office:string-value="TUN" calcext:value-type="string">
            <text:p>TUN</text:p>
          </table:table-cell>
          <table:table-cell table:formula="of:=LEFT(RIGHT([.A17];4);1)" office:value-type="string" office:string-value="1" calcext:value-type="string">
            <text:p>1</text:p>
          </table:table-cell>
          <table:table-cell table:formula="of:=LEFT(RIGHT(RIGHT([.A17];4);2);1)" office:value-type="string" office:string-value="2" calcext:value-type="string">
            <text:p>2</text:p>
          </table:table-cell>
          <table:table-cell table:formula="of:=LEFT([.B17];1)" office:value-type="string" office:string-value="1" calcext:value-type="string">
            <text:p>1</text:p>
          </table:table-cell>
          <table:table-cell table:formula="of:=RIGHT([.B17];1)" office:value-type="string" office:string-value="2" calcext:value-type="string">
            <text:p>2</text:p>
          </table:table-cell>
          <table:table-cell table:formula="of:=LEFT([.C17];1)" office:value-type="string" office:string-value="0" calcext:value-type="string">
            <text:p>0</text:p>
          </table:table-cell>
          <table:table-cell table:formula="of:=RIGHT([.C17];1)" office:value-type="string" office:string-value="2" calcext:value-type="string">
            <text:p>2</text:p>
          </table:table-cell>
          <table:table-cell table:formula="of:=LEFT([.D17];1)" office:value-type="string" office:string-value="0" calcext:value-type="string">
            <text:p>0</text:p>
          </table:table-cell>
          <table:table-cell table:formula="of:=RIGHT([.D17];1)" office:value-type="string" office:string-value="2" calcext:value-type="string">
            <text:p>2</text:p>
          </table:table-cell>
          <table:table-cell table:formula="of:=LEFT([.E17];1)" office:value-type="string" office:string-value="0" calcext:value-type="string">
            <text:p>0</text:p>
          </table:table-cell>
          <table:table-cell table:formula="of:=RIGHT([.E17];1)" office:value-type="string" office:string-value="1" calcext:value-type="string">
            <text:p>1</text:p>
          </table:table-cell>
          <table:table-cell/>
          <table:table-cell table:formula="of:=&quot;{teams: {A:'&quot;&amp;[.H17]&amp;&quot;', B:'&quot;&amp;[.I17]&amp;&quot;'}, result:{A:&quot;&amp;[.J17]&amp;&quot;,B:&quot;&amp;[.K17]&amp;&quot;}, players:{1:{A:&quot;&amp;[.L17]&amp;&quot;,B:&quot;&amp;[.M17]&amp;&quot;},2:{A:&quot;&amp;[.N17]&amp;&quot;,B:&quot;&amp;[.O17]&amp;&quot;},3:{A:&quot;&amp;[.P17]&amp;&quot;,B:&quot;&amp;[.Q17]&amp;&quot;},4:{A:&quot;&amp;[.R17]&amp;&quot;,B:&quot;&amp;[.S17]&amp;&quot;}}},&quot;" office:value-type="string" office:string-value="{teams: {A:'PAN', B:'TUN'}, result:{A:1,B:2}, players:{1:{A:1,B:2},2:{A:0,B:2},3:{A:0,B:2},4:{A:0,B:1}}}," calcext:value-type="string">
            <text:p>{teams: {A:'PAN', B:'TUN'}, result:{A:1,B:2}, players:{1:{A:1,B:2},2:{A:0,B:2},3:{A:0,B:2},4:{A:0,B:1}}},</text:p>
          </table:table-cell>
        </table:table-row>
        <table:table-row table:style-name="ro1">
          <table:table-cell office:value-type="string" calcext:value-type="string">
            <text:p>ANG - BEL [0-1]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18];3)" office:value-type="string" office:string-value="ANG" calcext:value-type="string">
            <text:p>ANG</text:p>
          </table:table-cell>
          <table:table-cell table:formula="of:=RIGHT(LEFT([.A18];9);3)" office:value-type="string" office:string-value="BEL" calcext:value-type="string">
            <text:p>BEL</text:p>
          </table:table-cell>
          <table:table-cell table:formula="of:=LEFT(RIGHT([.A18];4);1)" office:value-type="string" office:string-value="0" calcext:value-type="string">
            <text:p>0</text:p>
          </table:table-cell>
          <table:table-cell table:formula="of:=LEFT(RIGHT(RIGHT([.A18];4);2);1)" office:value-type="string" office:string-value="1" calcext:value-type="string">
            <text:p>1</text:p>
          </table:table-cell>
          <table:table-cell table:formula="of:=LEFT([.B18];1)" office:value-type="string" office:string-value="2" calcext:value-type="string">
            <text:p>2</text:p>
          </table:table-cell>
          <table:table-cell table:formula="of:=RIGHT([.B18];1)" office:value-type="string" office:string-value="2" calcext:value-type="string">
            <text:p>2</text:p>
          </table:table-cell>
          <table:table-cell table:formula="of:=LEFT([.C18];1)" office:value-type="string" office:string-value="1" calcext:value-type="string">
            <text:p>1</text:p>
          </table:table-cell>
          <table:table-cell table:formula="of:=RIGHT([.C18];1)" office:value-type="string" office:string-value="2" calcext:value-type="string">
            <text:p>2</text:p>
          </table:table-cell>
          <table:table-cell table:formula="of:=LEFT([.D18];1)" office:value-type="string" office:string-value="1" calcext:value-type="string">
            <text:p>1</text:p>
          </table:table-cell>
          <table:table-cell table:formula="of:=RIGHT([.D18];1)" office:value-type="string" office:string-value="3" calcext:value-type="string">
            <text:p>3</text:p>
          </table:table-cell>
          <table:table-cell table:formula="of:=LEFT([.E18];1)" office:value-type="string" office:string-value="1" calcext:value-type="string">
            <text:p>1</text:p>
          </table:table-cell>
          <table:table-cell table:formula="of:=RIGHT([.E18];1)" office:value-type="string" office:string-value="2" calcext:value-type="string">
            <text:p>2</text:p>
          </table:table-cell>
          <table:table-cell/>
          <table:table-cell table:formula="of:=&quot;{teams: {A:'&quot;&amp;[.H18]&amp;&quot;', B:'&quot;&amp;[.I18]&amp;&quot;'}, result:{A:&quot;&amp;[.J18]&amp;&quot;,B:&quot;&amp;[.K18]&amp;&quot;}, players:{1:{A:&quot;&amp;[.L18]&amp;&quot;,B:&quot;&amp;[.M18]&amp;&quot;},2:{A:&quot;&amp;[.N18]&amp;&quot;,B:&quot;&amp;[.O18]&amp;&quot;},3:{A:&quot;&amp;[.P18]&amp;&quot;,B:&quot;&amp;[.Q18]&amp;&quot;},4:{A:&quot;&amp;[.R18]&amp;&quot;,B:&quot;&amp;[.S18]&amp;&quot;}}},&quot;" office:value-type="string" office:string-value="{teams: {A:'ANG', B:'BEL'}, result:{A:0,B:1}, players:{1:{A:2,B:2},2:{A:1,B:2},3:{A:1,B:3},4:{A:1,B:2}}}," calcext:value-type="string">
            <text:p>{teams: {A:'ANG', B:'BEL'}, result:{A:0,B:1}, players:{1:{A:2,B:2},2:{A:1,B:2},3:{A:1,B:3},4:{A:1,B:2}}},</text:p>
          </table:table-cell>
        </table:table-row>
        <table:table-row table:style-name="ro1">
          <table:table-cell office:value-type="string" calcext:value-type="string">
            <text:p>JAP - POL [0-1]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2-0</text:p>
          </table:table-cell>
          <table:table-cell table:number-columns-repeated="2" office:value-type="string" calcext:value-type="string">
            <text:p>1-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19];3)" office:value-type="string" office:string-value="JAP" calcext:value-type="string">
            <text:p>JAP</text:p>
          </table:table-cell>
          <table:table-cell table:formula="of:=RIGHT(LEFT([.A19];9);3)" office:value-type="string" office:string-value="POL" calcext:value-type="string">
            <text:p>POL</text:p>
          </table:table-cell>
          <table:table-cell table:formula="of:=LEFT(RIGHT([.A19];4);1)" office:value-type="string" office:string-value="0" calcext:value-type="string">
            <text:p>0</text:p>
          </table:table-cell>
          <table:table-cell table:formula="of:=LEFT(RIGHT(RIGHT([.A19];4);2);1)" office:value-type="string" office:string-value="1" calcext:value-type="string">
            <text:p>1</text:p>
          </table:table-cell>
          <table:table-cell table:formula="of:=LEFT([.B19];1)" office:value-type="string" office:string-value="3" calcext:value-type="string">
            <text:p>3</text:p>
          </table:table-cell>
          <table:table-cell table:formula="of:=RIGHT([.B19];1)" office:value-type="string" office:string-value="0" calcext:value-type="string">
            <text:p>0</text:p>
          </table:table-cell>
          <table:table-cell table:formula="of:=LEFT([.C19];1)" office:value-type="string" office:string-value="2" calcext:value-type="string">
            <text:p>2</text:p>
          </table:table-cell>
          <table:table-cell table:formula="of:=RIGHT([.C19];1)" office:value-type="string" office:string-value="0" calcext:value-type="string">
            <text:p>0</text:p>
          </table:table-cell>
          <table:table-cell table:formula="of:=LEFT([.D19];1)" office:value-type="string" office:string-value="1" calcext:value-type="string">
            <text:p>1</text:p>
          </table:table-cell>
          <table:table-cell table:formula="of:=RIGHT([.D19];1)" office:value-type="string" office:string-value="1" calcext:value-type="string">
            <text:p>1</text:p>
          </table:table-cell>
          <table:table-cell table:formula="of:=LEFT([.E19];1)" office:value-type="string" office:string-value="1" calcext:value-type="string">
            <text:p>1</text:p>
          </table:table-cell>
          <table:table-cell table:formula="of:=RIGHT([.E19];1)" office:value-type="string" office:string-value="1" calcext:value-type="string">
            <text:p>1</text:p>
          </table:table-cell>
          <table:table-cell/>
          <table:table-cell table:formula="of:=&quot;{teams: {A:'&quot;&amp;[.H19]&amp;&quot;', B:'&quot;&amp;[.I19]&amp;&quot;'}, result:{A:&quot;&amp;[.J19]&amp;&quot;,B:&quot;&amp;[.K19]&amp;&quot;}, players:{1:{A:&quot;&amp;[.L19]&amp;&quot;,B:&quot;&amp;[.M19]&amp;&quot;},2:{A:&quot;&amp;[.N19]&amp;&quot;,B:&quot;&amp;[.O19]&amp;&quot;},3:{A:&quot;&amp;[.P19]&amp;&quot;,B:&quot;&amp;[.Q19]&amp;&quot;},4:{A:&quot;&amp;[.R19]&amp;&quot;,B:&quot;&amp;[.S19]&amp;&quot;}}},&quot;" office:value-type="string" office:string-value="{teams: {A:'JAP', B:'POL'}, result:{A:0,B:1}, players:{1:{A:3,B:0},2:{A:2,B:0},3:{A:1,B:1},4:{A:1,B:1}}}," calcext:value-type="string">
            <text:p>{teams: {A:'JAP', B:'POL'}, result:{A:0,B:1}, players:{1:{A:3,B:0},2:{A:2,B:0},3:{A:1,B:1},4:{A:1,B:1}}},</text:p>
          </table:table-cell>
        </table:table-row>
        <table:table-row table:style-name="ro1">
          <table:table-cell office:value-type="string" calcext:value-type="string">
            <text:p>SEN - COL [0-1]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1-3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20];3)" office:value-type="string" office:string-value="SEN" calcext:value-type="string">
            <text:p>SEN</text:p>
          </table:table-cell>
          <table:table-cell table:formula="of:=RIGHT(LEFT([.A20];9);3)" office:value-type="string" office:string-value="COL" calcext:value-type="string">
            <text:p>COL</text:p>
          </table:table-cell>
          <table:table-cell table:formula="of:=LEFT(RIGHT([.A20];4);1)" office:value-type="string" office:string-value="0" calcext:value-type="string">
            <text:p>0</text:p>
          </table:table-cell>
          <table:table-cell table:formula="of:=LEFT(RIGHT(RIGHT([.A20];4);2);1)" office:value-type="string" office:string-value="1" calcext:value-type="string">
            <text:p>1</text:p>
          </table:table-cell>
          <table:table-cell table:formula="of:=LEFT([.B20];1)" office:value-type="string" office:string-value="0" calcext:value-type="string">
            <text:p>0</text:p>
          </table:table-cell>
          <table:table-cell table:formula="of:=RIGHT([.B20];1)" office:value-type="string" office:string-value="2" calcext:value-type="string">
            <text:p>2</text:p>
          </table:table-cell>
          <table:table-cell table:formula="of:=LEFT([.C20];1)" office:value-type="string" office:string-value="1" calcext:value-type="string">
            <text:p>1</text:p>
          </table:table-cell>
          <table:table-cell table:formula="of:=RIGHT([.C20];1)" office:value-type="string" office:string-value="2" calcext:value-type="string">
            <text:p>2</text:p>
          </table:table-cell>
          <table:table-cell table:formula="of:=LEFT([.D20];1)" office:value-type="string" office:string-value="0" calcext:value-type="string">
            <text:p>0</text:p>
          </table:table-cell>
          <table:table-cell table:formula="of:=RIGHT([.D20];1)" office:value-type="string" office:string-value="2" calcext:value-type="string">
            <text:p>2</text:p>
          </table:table-cell>
          <table:table-cell table:formula="of:=LEFT([.E20];1)" office:value-type="string" office:string-value="1" calcext:value-type="string">
            <text:p>1</text:p>
          </table:table-cell>
          <table:table-cell table:formula="of:=RIGHT([.E20];1)" office:value-type="string" office:string-value="3" calcext:value-type="string">
            <text:p>3</text:p>
          </table:table-cell>
          <table:table-cell/>
          <table:table-cell table:formula="of:=&quot;{teams: {A:'&quot;&amp;[.H20]&amp;&quot;', B:'&quot;&amp;[.I20]&amp;&quot;'}, result:{A:&quot;&amp;[.J20]&amp;&quot;,B:&quot;&amp;[.K20]&amp;&quot;}, players:{1:{A:&quot;&amp;[.L20]&amp;&quot;,B:&quot;&amp;[.M20]&amp;&quot;},2:{A:&quot;&amp;[.N20]&amp;&quot;,B:&quot;&amp;[.O20]&amp;&quot;},3:{A:&quot;&amp;[.P20]&amp;&quot;,B:&quot;&amp;[.Q20]&amp;&quot;},4:{A:&quot;&amp;[.R20]&amp;&quot;,B:&quot;&amp;[.S20]&amp;&quot;}}},&quot;" office:value-type="string" office:string-value="{teams: {A:'SEN', B:'COL'}, result:{A:0,B:1}, players:{1:{A:0,B:2},2:{A:1,B:2},3:{A:0,B:2},4:{A:1,B:3}}}," calcext:value-type="string">
            <text:p>{teams: {A:'SEN', B:'COL'}, result:{A:0,B:1}, players:{1:{A:0,B:2},2:{A:1,B:2},3:{A:0,B:2},4:{A:1,B:3}}},</text:p>
          </table:table-cell>
        </table:table-row>
        <table:table-row table:style-name="ro1">
          <table:table-cell office:value-type="string" calcext:value-type="string">
            <text:p>SUI - COS [2-2]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0</text:p>
          </table:table-cell>
          <table:table-cell office:value-type="float" office:value="2" calcext:value-type="float">
            <text:p>2</text:p>
          </table:table-cell>
          <table:table-cell/>
          <table:table-cell table:formula="of:=LEFT([.A21];3)" office:value-type="string" office:string-value="SUI" calcext:value-type="string">
            <text:p>SUI</text:p>
          </table:table-cell>
          <table:table-cell table:formula="of:=RIGHT(LEFT([.A21];9);3)" office:value-type="string" office:string-value="COS" calcext:value-type="string">
            <text:p>COS</text:p>
          </table:table-cell>
          <table:table-cell table:formula="of:=LEFT(RIGHT([.A21];4);1)" office:value-type="string" office:string-value="2" calcext:value-type="string">
            <text:p>2</text:p>
          </table:table-cell>
          <table:table-cell table:formula="of:=LEFT(RIGHT(RIGHT([.A21];4);2);1)" office:value-type="string" office:string-value="2" calcext:value-type="string">
            <text:p>2</text:p>
          </table:table-cell>
          <table:table-cell table:formula="of:=LEFT([.B21];1)" office:value-type="string" office:string-value="3" calcext:value-type="string">
            <text:p>3</text:p>
          </table:table-cell>
          <table:table-cell table:formula="of:=RIGHT([.B21];1)" office:value-type="string" office:string-value="0" calcext:value-type="string">
            <text:p>0</text:p>
          </table:table-cell>
          <table:table-cell table:formula="of:=LEFT([.C21];1)" office:value-type="string" office:string-value="4" calcext:value-type="string">
            <text:p>4</text:p>
          </table:table-cell>
          <table:table-cell table:formula="of:=RIGHT([.C21];1)" office:value-type="string" office:string-value="1" calcext:value-type="string">
            <text:p>1</text:p>
          </table:table-cell>
          <table:table-cell table:formula="of:=LEFT([.D21];1)" office:value-type="string" office:string-value="1" calcext:value-type="string">
            <text:p>1</text:p>
          </table:table-cell>
          <table:table-cell table:formula="of:=RIGHT([.D21];1)" office:value-type="string" office:string-value="1" calcext:value-type="string">
            <text:p>1</text:p>
          </table:table-cell>
          <table:table-cell table:formula="of:=LEFT([.E21];1)" office:value-type="string" office:string-value="2" calcext:value-type="string">
            <text:p>2</text:p>
          </table:table-cell>
          <table:table-cell table:formula="of:=RIGHT([.E21];1)" office:value-type="string" office:string-value="0" calcext:value-type="string">
            <text:p>0</text:p>
          </table:table-cell>
          <table:table-cell/>
          <table:table-cell table:formula="of:=&quot;{teams: {A:'&quot;&amp;[.H21]&amp;&quot;', B:'&quot;&amp;[.I21]&amp;&quot;'}, result:{A:&quot;&amp;[.J21]&amp;&quot;,B:&quot;&amp;[.K21]&amp;&quot;}, players:{1:{A:&quot;&amp;[.L21]&amp;&quot;,B:&quot;&amp;[.M21]&amp;&quot;},2:{A:&quot;&amp;[.N21]&amp;&quot;,B:&quot;&amp;[.O21]&amp;&quot;},3:{A:&quot;&amp;[.P21]&amp;&quot;,B:&quot;&amp;[.Q21]&amp;&quot;},4:{A:&quot;&amp;[.R21]&amp;&quot;,B:&quot;&amp;[.S21]&amp;&quot;}}},&quot;" office:value-type="string" office:string-value="{teams: {A:'SUI', B:'COS'}, result:{A:2,B:2}, players:{1:{A:3,B:0},2:{A:4,B:1},3:{A:1,B:1},4:{A:2,B:0}}}," calcext:value-type="string">
            <text:p>{teams: {A:'SUI', B:'COS'}, result:{A:2,B:2}, players:{1:{A:3,B:0},2:{A:4,B:1},3:{A:1,B:1},4:{A:2,B:0}}},</text:p>
          </table:table-cell>
        </table:table-row>
        <table:table-row table:style-name="ro1">
          <table:table-cell office:value-type="string" calcext:value-type="string">
            <text:p>SER - BRE [0-2]</text:p>
          </table:table-cell>
          <table:table-cell table:number-columns-repeated="3"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22];3)" office:value-type="string" office:string-value="SER" calcext:value-type="string">
            <text:p>SER</text:p>
          </table:table-cell>
          <table:table-cell table:formula="of:=RIGHT(LEFT([.A22];9);3)" office:value-type="string" office:string-value="BRE" calcext:value-type="string">
            <text:p>BRE</text:p>
          </table:table-cell>
          <table:table-cell table:formula="of:=LEFT(RIGHT([.A22];4);1)" office:value-type="string" office:string-value="0" calcext:value-type="string">
            <text:p>0</text:p>
          </table:table-cell>
          <table:table-cell table:formula="of:=LEFT(RIGHT(RIGHT([.A22];4);2);1)" office:value-type="string" office:string-value="2" calcext:value-type="string">
            <text:p>2</text:p>
          </table:table-cell>
          <table:table-cell table:formula="of:=LEFT([.B22];1)" office:value-type="string" office:string-value="1" calcext:value-type="string">
            <text:p>1</text:p>
          </table:table-cell>
          <table:table-cell table:formula="of:=RIGHT([.B22];1)" office:value-type="string" office:string-value="2" calcext:value-type="string">
            <text:p>2</text:p>
          </table:table-cell>
          <table:table-cell table:formula="of:=LEFT([.C22];1)" office:value-type="string" office:string-value="1" calcext:value-type="string">
            <text:p>1</text:p>
          </table:table-cell>
          <table:table-cell table:formula="of:=RIGHT([.C22];1)" office:value-type="string" office:string-value="2" calcext:value-type="string">
            <text:p>2</text:p>
          </table:table-cell>
          <table:table-cell table:formula="of:=LEFT([.D22];1)" office:value-type="string" office:string-value="1" calcext:value-type="string">
            <text:p>1</text:p>
          </table:table-cell>
          <table:table-cell table:formula="of:=RIGHT([.D22];1)" office:value-type="string" office:string-value="2" calcext:value-type="string">
            <text:p>2</text:p>
          </table:table-cell>
          <table:table-cell table:formula="of:=LEFT([.E22];1)" office:value-type="string" office:string-value="1" calcext:value-type="string">
            <text:p>1</text:p>
          </table:table-cell>
          <table:table-cell table:formula="of:=RIGHT([.E22];1)" office:value-type="string" office:string-value="3" calcext:value-type="string">
            <text:p>3</text:p>
          </table:table-cell>
          <table:table-cell/>
          <table:table-cell table:formula="of:=&quot;{teams: {A:'&quot;&amp;[.H22]&amp;&quot;', B:'&quot;&amp;[.I22]&amp;&quot;'}, result:{A:&quot;&amp;[.J22]&amp;&quot;,B:&quot;&amp;[.K22]&amp;&quot;}, players:{1:{A:&quot;&amp;[.L22]&amp;&quot;,B:&quot;&amp;[.M22]&amp;&quot;},2:{A:&quot;&amp;[.N22]&amp;&quot;,B:&quot;&amp;[.O22]&amp;&quot;},3:{A:&quot;&amp;[.P22]&amp;&quot;,B:&quot;&amp;[.Q22]&amp;&quot;},4:{A:&quot;&amp;[.R22]&amp;&quot;,B:&quot;&amp;[.S22]&amp;&quot;}}},&quot;" office:value-type="string" office:string-value="{teams: {A:'SER', B:'BRE'}, result:{A:0,B:2}, players:{1:{A:1,B:2},2:{A:1,B:2},3:{A:1,B:2},4:{A:1,B:3}}}," calcext:value-type="string">
            <text:p>{teams: {A:'SER', B:'BRE'}, result:{A:0,B:2}, players:{1:{A:1,B:2},2:{A:1,B:2},3:{A:1,B:2},4:{A:1,B:3}}},</text:p>
          </table:table-cell>
        </table:table-row>
        <table:table-row table:style-name="ro1">
          <table:table-cell office:value-type="string" calcext:value-type="string">
            <text:p>COR - ALL [2-0]</text:p>
          </table:table-cell>
          <table:table-cell office:value-type="string" calcext:value-type="string">
            <text:p>0-3</text:p>
          </table:table-cell>
          <table:table-cell table:number-columns-repeated="2" office:value-type="string" calcext:value-type="string">
            <text:p>0-2</text:p>
          </table:table-cell>
          <table:table-cell office:value-type="string" calcext:value-type="string">
            <text:p>0-5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23];3)" office:value-type="string" office:string-value="COR" calcext:value-type="string">
            <text:p>COR</text:p>
          </table:table-cell>
          <table:table-cell table:formula="of:=RIGHT(LEFT([.A23];9);3)" office:value-type="string" office:string-value="ALL" calcext:value-type="string">
            <text:p>ALL</text:p>
          </table:table-cell>
          <table:table-cell table:formula="of:=LEFT(RIGHT([.A23];4);1)" office:value-type="string" office:string-value="2" calcext:value-type="string">
            <text:p>2</text:p>
          </table:table-cell>
          <table:table-cell table:formula="of:=LEFT(RIGHT(RIGHT([.A23];4);2);1)" office:value-type="string" office:string-value="0" calcext:value-type="string">
            <text:p>0</text:p>
          </table:table-cell>
          <table:table-cell table:formula="of:=LEFT([.B23];1)" office:value-type="string" office:string-value="0" calcext:value-type="string">
            <text:p>0</text:p>
          </table:table-cell>
          <table:table-cell table:formula="of:=RIGHT([.B23];1)" office:value-type="string" office:string-value="3" calcext:value-type="string">
            <text:p>3</text:p>
          </table:table-cell>
          <table:table-cell table:formula="of:=LEFT([.C23];1)" office:value-type="string" office:string-value="0" calcext:value-type="string">
            <text:p>0</text:p>
          </table:table-cell>
          <table:table-cell table:formula="of:=RIGHT([.C23];1)" office:value-type="string" office:string-value="2" calcext:value-type="string">
            <text:p>2</text:p>
          </table:table-cell>
          <table:table-cell table:formula="of:=LEFT([.D23];1)" office:value-type="string" office:string-value="0" calcext:value-type="string">
            <text:p>0</text:p>
          </table:table-cell>
          <table:table-cell table:formula="of:=RIGHT([.D23];1)" office:value-type="string" office:string-value="2" calcext:value-type="string">
            <text:p>2</text:p>
          </table:table-cell>
          <table:table-cell table:formula="of:=LEFT([.E23];1)" office:value-type="string" office:string-value="0" calcext:value-type="string">
            <text:p>0</text:p>
          </table:table-cell>
          <table:table-cell table:formula="of:=RIGHT([.E23];1)" office:value-type="string" office:string-value="5" calcext:value-type="string">
            <text:p>5</text:p>
          </table:table-cell>
          <table:table-cell/>
          <table:table-cell table:formula="of:=&quot;{teams: {A:'&quot;&amp;[.H23]&amp;&quot;', B:'&quot;&amp;[.I23]&amp;&quot;'}, result:{A:&quot;&amp;[.J23]&amp;&quot;,B:&quot;&amp;[.K23]&amp;&quot;}, players:{1:{A:&quot;&amp;[.L23]&amp;&quot;,B:&quot;&amp;[.M23]&amp;&quot;},2:{A:&quot;&amp;[.N23]&amp;&quot;,B:&quot;&amp;[.O23]&amp;&quot;},3:{A:&quot;&amp;[.P23]&amp;&quot;,B:&quot;&amp;[.Q23]&amp;&quot;},4:{A:&quot;&amp;[.R23]&amp;&quot;,B:&quot;&amp;[.S23]&amp;&quot;}}},&quot;" office:value-type="string" office:string-value="{teams: {A:'COR', B:'ALL'}, result:{A:2,B:0}, players:{1:{A:0,B:3},2:{A:0,B:2},3:{A:0,B:2},4:{A:0,B:5}}}," calcext:value-type="string">
            <text:p>{teams: {A:'COR', B:'ALL'}, result:{A:2,B:0}, players:{1:{A:0,B:3},2:{A:0,B:2},3:{A:0,B:2},4:{A:0,B:5}}},</text:p>
          </table:table-cell>
        </table:table-row>
        <table:table-row table:style-name="ro1">
          <table:table-cell office:value-type="string" calcext:value-type="string">
            <text:p>MEX - SUE [0-3]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24];3)" office:value-type="string" office:string-value="MEX" calcext:value-type="string">
            <text:p>MEX</text:p>
          </table:table-cell>
          <table:table-cell table:formula="of:=RIGHT(LEFT([.A24];9);3)" office:value-type="string" office:string-value="SUE" calcext:value-type="string">
            <text:p>SUE</text:p>
          </table:table-cell>
          <table:table-cell table:formula="of:=LEFT(RIGHT([.A24];4);1)" office:value-type="string" office:string-value="0" calcext:value-type="string">
            <text:p>0</text:p>
          </table:table-cell>
          <table:table-cell table:formula="of:=LEFT(RIGHT(RIGHT([.A24];4);2);1)" office:value-type="string" office:string-value="3" calcext:value-type="string">
            <text:p>3</text:p>
          </table:table-cell>
          <table:table-cell table:formula="of:=LEFT([.B24];1)" office:value-type="string" office:string-value="2" calcext:value-type="string">
            <text:p>2</text:p>
          </table:table-cell>
          <table:table-cell table:formula="of:=RIGHT([.B24];1)" office:value-type="string" office:string-value="1" calcext:value-type="string">
            <text:p>1</text:p>
          </table:table-cell>
          <table:table-cell table:formula="of:=LEFT([.C24];1)" office:value-type="string" office:string-value="1" calcext:value-type="string">
            <text:p>1</text:p>
          </table:table-cell>
          <table:table-cell table:formula="of:=RIGHT([.C24];1)" office:value-type="string" office:string-value="1" calcext:value-type="string">
            <text:p>1</text:p>
          </table:table-cell>
          <table:table-cell table:formula="of:=LEFT([.D24];1)" office:value-type="string" office:string-value="2" calcext:value-type="string">
            <text:p>2</text:p>
          </table:table-cell>
          <table:table-cell table:formula="of:=RIGHT([.D24];1)" office:value-type="string" office:string-value="1" calcext:value-type="string">
            <text:p>1</text:p>
          </table:table-cell>
          <table:table-cell table:formula="of:=LEFT([.E24];1)" office:value-type="string" office:string-value="3" calcext:value-type="string">
            <text:p>3</text:p>
          </table:table-cell>
          <table:table-cell table:formula="of:=RIGHT([.E24];1)" office:value-type="string" office:string-value="1" calcext:value-type="string">
            <text:p>1</text:p>
          </table:table-cell>
          <table:table-cell/>
          <table:table-cell table:formula="of:=&quot;{teams: {A:'&quot;&amp;[.H24]&amp;&quot;', B:'&quot;&amp;[.I24]&amp;&quot;'}, result:{A:&quot;&amp;[.J24]&amp;&quot;,B:&quot;&amp;[.K24]&amp;&quot;}, players:{1:{A:&quot;&amp;[.L24]&amp;&quot;,B:&quot;&amp;[.M24]&amp;&quot;},2:{A:&quot;&amp;[.N24]&amp;&quot;,B:&quot;&amp;[.O24]&amp;&quot;},3:{A:&quot;&amp;[.P24]&amp;&quot;,B:&quot;&amp;[.Q24]&amp;&quot;},4:{A:&quot;&amp;[.R24]&amp;&quot;,B:&quot;&amp;[.S24]&amp;&quot;}}},&quot;" office:value-type="string" office:string-value="{teams: {A:'MEX', B:'SUE'}, result:{A:0,B:3}, players:{1:{A:2,B:1},2:{A:1,B:1},3:{A:2,B:1},4:{A:3,B:1}}}," calcext:value-type="string">
            <text:p>{teams: {A:'MEX', B:'SUE'}, result:{A:0,B:3}, players:{1:{A:2,B:1},2:{A:1,B:1},3:{A:2,B:1},4:{A:3,B:1}}},</text:p>
          </table:table-cell>
        </table:table-row>
        <table:table-row table:style-name="ro1">
          <table:table-cell office:value-type="string" calcext:value-type="string">
            <text:p>NIG - ARG [1-2]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/>
          <table:table-cell table:formula="of:=LEFT([.A25];3)" office:value-type="string" office:string-value="NIG" calcext:value-type="string">
            <text:p>NIG</text:p>
          </table:table-cell>
          <table:table-cell table:formula="of:=RIGHT(LEFT([.A25];9);3)" office:value-type="string" office:string-value="ARG" calcext:value-type="string">
            <text:p>ARG</text:p>
          </table:table-cell>
          <table:table-cell table:formula="of:=LEFT(RIGHT([.A25];4);1)" office:value-type="string" office:string-value="1" calcext:value-type="string">
            <text:p>1</text:p>
          </table:table-cell>
          <table:table-cell table:formula="of:=LEFT(RIGHT(RIGHT([.A25];4);2);1)" office:value-type="string" office:string-value="2" calcext:value-type="string">
            <text:p>2</text:p>
          </table:table-cell>
          <table:table-cell table:formula="of:=LEFT([.B25];1)" office:value-type="string" office:string-value="2" calcext:value-type="string">
            <text:p>2</text:p>
          </table:table-cell>
          <table:table-cell table:formula="of:=RIGHT([.B25];1)" office:value-type="string" office:string-value="2" calcext:value-type="string">
            <text:p>2</text:p>
          </table:table-cell>
          <table:table-cell table:formula="of:=LEFT([.C25];1)" office:value-type="string" office:string-value="1" calcext:value-type="string">
            <text:p>1</text:p>
          </table:table-cell>
          <table:table-cell table:formula="of:=RIGHT([.C25];1)" office:value-type="string" office:string-value="2" calcext:value-type="string">
            <text:p>2</text:p>
          </table:table-cell>
          <table:table-cell table:formula="of:=LEFT([.D25];1)" office:value-type="string" office:string-value="2" calcext:value-type="string">
            <text:p>2</text:p>
          </table:table-cell>
          <table:table-cell table:formula="of:=RIGHT([.D25];1)" office:value-type="string" office:string-value="3" calcext:value-type="string">
            <text:p>3</text:p>
          </table:table-cell>
          <table:table-cell table:formula="of:=LEFT([.E25];1)" office:value-type="string" office:string-value="0" calcext:value-type="string">
            <text:p>0</text:p>
          </table:table-cell>
          <table:table-cell table:formula="of:=RIGHT([.E25];1)" office:value-type="string" office:string-value="1" calcext:value-type="string">
            <text:p>1</text:p>
          </table:table-cell>
          <table:table-cell/>
          <table:table-cell table:formula="of:=&quot;{teams: {A:'&quot;&amp;[.H25]&amp;&quot;', B:'&quot;&amp;[.I25]&amp;&quot;'}, result:{A:&quot;&amp;[.J25]&amp;&quot;,B:&quot;&amp;[.K25]&amp;&quot;}, players:{1:{A:&quot;&amp;[.L25]&amp;&quot;,B:&quot;&amp;[.M25]&amp;&quot;},2:{A:&quot;&amp;[.N25]&amp;&quot;,B:&quot;&amp;[.O25]&amp;&quot;},3:{A:&quot;&amp;[.P25]&amp;&quot;,B:&quot;&amp;[.Q25]&amp;&quot;},4:{A:&quot;&amp;[.R25]&amp;&quot;,B:&quot;&amp;[.S25]&amp;&quot;}}},&quot;" office:value-type="string" office:string-value="{teams: {A:'NIG', B:'ARG'}, result:{A:1,B:2}, players:{1:{A:2,B:2},2:{A:1,B:2},3:{A:2,B:3},4:{A:0,B:1}}}," calcext:value-type="string">
            <text:p>{teams: {A:'NIG', B:'ARG'}, result:{A:1,B:2}, players:{1:{A:2,B:2},2:{A:1,B:2},3:{A:2,B:3},4:{A:0,B:1}}},</text:p>
          </table:table-cell>
        </table:table-row>
        <table:table-row table:style-name="ro1">
          <table:table-cell office:value-type="string" calcext:value-type="string">
            <text:p>ISL - CRO [1-2]</text:p>
          </table:table-cell>
          <table:table-cell table:number-columns-repeated="2" office:value-type="string" calcext:value-type="string">
            <text:p>0-3</text:p>
          </table:table-cell>
          <table:table-cell table:number-columns-repeated="2" office:value-type="string" calcext:value-type="string">
            <text:p>0-2</text:p>
          </table:table-cell>
          <table:table-cell office:value-type="float" office:value="4" calcext:value-type="float">
            <text:p>4</text:p>
          </table:table-cell>
          <table:table-cell/>
          <table:table-cell table:formula="of:=LEFT([.A26];3)" office:value-type="string" office:string-value="ISL" calcext:value-type="string">
            <text:p>ISL</text:p>
          </table:table-cell>
          <table:table-cell table:formula="of:=RIGHT(LEFT([.A26];9);3)" office:value-type="string" office:string-value="CRO" calcext:value-type="string">
            <text:p>CRO</text:p>
          </table:table-cell>
          <table:table-cell table:formula="of:=LEFT(RIGHT([.A26];4);1)" office:value-type="string" office:string-value="1" calcext:value-type="string">
            <text:p>1</text:p>
          </table:table-cell>
          <table:table-cell table:formula="of:=LEFT(RIGHT(RIGHT([.A26];4);2);1)" office:value-type="string" office:string-value="2" calcext:value-type="string">
            <text:p>2</text:p>
          </table:table-cell>
          <table:table-cell table:formula="of:=LEFT([.B26];1)" office:value-type="string" office:string-value="0" calcext:value-type="string">
            <text:p>0</text:p>
          </table:table-cell>
          <table:table-cell table:formula="of:=RIGHT([.B26];1)" office:value-type="string" office:string-value="3" calcext:value-type="string">
            <text:p>3</text:p>
          </table:table-cell>
          <table:table-cell table:formula="of:=LEFT([.C26];1)" office:value-type="string" office:string-value="0" calcext:value-type="string">
            <text:p>0</text:p>
          </table:table-cell>
          <table:table-cell table:formula="of:=RIGHT([.C26];1)" office:value-type="string" office:string-value="3" calcext:value-type="string">
            <text:p>3</text:p>
          </table:table-cell>
          <table:table-cell table:formula="of:=LEFT([.D26];1)" office:value-type="string" office:string-value="0" calcext:value-type="string">
            <text:p>0</text:p>
          </table:table-cell>
          <table:table-cell table:formula="of:=RIGHT([.D26];1)" office:value-type="string" office:string-value="2" calcext:value-type="string">
            <text:p>2</text:p>
          </table:table-cell>
          <table:table-cell table:formula="of:=LEFT([.E26];1)" office:value-type="string" office:string-value="0" calcext:value-type="string">
            <text:p>0</text:p>
          </table:table-cell>
          <table:table-cell table:formula="of:=RIGHT([.E26];1)" office:value-type="string" office:string-value="2" calcext:value-type="string">
            <text:p>2</text:p>
          </table:table-cell>
          <table:table-cell/>
          <table:table-cell table:formula="of:=&quot;{teams: {A:'&quot;&amp;[.H26]&amp;&quot;', B:'&quot;&amp;[.I26]&amp;&quot;'}, result:{A:&quot;&amp;[.J26]&amp;&quot;,B:&quot;&amp;[.K26]&amp;&quot;}, players:{1:{A:&quot;&amp;[.L26]&amp;&quot;,B:&quot;&amp;[.M26]&amp;&quot;},2:{A:&quot;&amp;[.N26]&amp;&quot;,B:&quot;&amp;[.O26]&amp;&quot;},3:{A:&quot;&amp;[.P26]&amp;&quot;,B:&quot;&amp;[.Q26]&amp;&quot;},4:{A:&quot;&amp;[.R26]&amp;&quot;,B:&quot;&amp;[.S26]&amp;&quot;}}},&quot;" office:value-type="string" office:string-value="{teams: {A:'ISL', B:'CRO'}, result:{A:1,B:2}, players:{1:{A:0,B:3},2:{A:0,B:3},3:{A:0,B:2},4:{A:0,B:2}}}," calcext:value-type="string">
            <text:p>{teams: {A:'ISL', B:'CRO'}, result:{A:1,B:2}, players:{1:{A:0,B:3},2:{A:0,B:3},3:{A:0,B:2},4:{A:0,B:2}}},</text:p>
          </table:table-cell>
        </table:table-row>
        <table:table-row table:style-name="ro1">
          <table:table-cell office:value-type="string" calcext:value-type="string">
            <text:p>AUS - PER [0-2]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float" office:value="4" calcext:value-type="float">
            <text:p>4</text:p>
          </table:table-cell>
          <table:table-cell/>
          <table:table-cell table:formula="of:=LEFT([.A27];3)" office:value-type="string" office:string-value="AUS" calcext:value-type="string">
            <text:p>AUS</text:p>
          </table:table-cell>
          <table:table-cell table:formula="of:=RIGHT(LEFT([.A27];9);3)" office:value-type="string" office:string-value="PER" calcext:value-type="string">
            <text:p>PER</text:p>
          </table:table-cell>
          <table:table-cell table:formula="of:=LEFT(RIGHT([.A27];4);1)" office:value-type="string" office:string-value="0" calcext:value-type="string">
            <text:p>0</text:p>
          </table:table-cell>
          <table:table-cell table:formula="of:=LEFT(RIGHT(RIGHT([.A27];4);2);1)" office:value-type="string" office:string-value="2" calcext:value-type="string">
            <text:p>2</text:p>
          </table:table-cell>
          <table:table-cell table:formula="of:=LEFT([.B27];1)" office:value-type="string" office:string-value="1" calcext:value-type="string">
            <text:p>1</text:p>
          </table:table-cell>
          <table:table-cell table:formula="of:=RIGHT([.B27];1)" office:value-type="string" office:string-value="2" calcext:value-type="string">
            <text:p>2</text:p>
          </table:table-cell>
          <table:table-cell table:formula="of:=LEFT([.C27];1)" office:value-type="string" office:string-value="1" calcext:value-type="string">
            <text:p>1</text:p>
          </table:table-cell>
          <table:table-cell table:formula="of:=RIGHT([.C27];1)" office:value-type="string" office:string-value="1" calcext:value-type="string">
            <text:p>1</text:p>
          </table:table-cell>
          <table:table-cell table:formula="of:=LEFT([.D27];1)" office:value-type="string" office:string-value="1" calcext:value-type="string">
            <text:p>1</text:p>
          </table:table-cell>
          <table:table-cell table:formula="of:=RIGHT([.D27];1)" office:value-type="string" office:string-value="2" calcext:value-type="string">
            <text:p>2</text:p>
          </table:table-cell>
          <table:table-cell table:formula="of:=LEFT([.E27];1)" office:value-type="string" office:string-value="1" calcext:value-type="string">
            <text:p>1</text:p>
          </table:table-cell>
          <table:table-cell table:formula="of:=RIGHT([.E27];1)" office:value-type="string" office:string-value="3" calcext:value-type="string">
            <text:p>3</text:p>
          </table:table-cell>
          <table:table-cell/>
          <table:table-cell table:formula="of:=&quot;{teams: {A:'&quot;&amp;[.H27]&amp;&quot;', B:'&quot;&amp;[.I27]&amp;&quot;'}, result:{A:&quot;&amp;[.J27]&amp;&quot;,B:&quot;&amp;[.K27]&amp;&quot;}, players:{1:{A:&quot;&amp;[.L27]&amp;&quot;,B:&quot;&amp;[.M27]&amp;&quot;},2:{A:&quot;&amp;[.N27]&amp;&quot;,B:&quot;&amp;[.O27]&amp;&quot;},3:{A:&quot;&amp;[.P27]&amp;&quot;,B:&quot;&amp;[.Q27]&amp;&quot;},4:{A:&quot;&amp;[.R27]&amp;&quot;,B:&quot;&amp;[.S27]&amp;&quot;}}},&quot;" office:value-type="string" office:string-value="{teams: {A:'AUS', B:'PER'}, result:{A:0,B:2}, players:{1:{A:1,B:2},2:{A:1,B:1},3:{A:1,B:2},4:{A:1,B:3}}}," calcext:value-type="string">
            <text:p>{teams: {A:'AUS', B:'PER'}, result:{A:0,B:2}, players:{1:{A:1,B:2},2:{A:1,B:1},3:{A:1,B:2},4:{A:1,B:3}}},</text:p>
          </table:table-cell>
        </table:table-row>
        <table:table-row table:style-name="ro1">
          <table:table-cell office:value-type="string" calcext:value-type="string">
            <text:p>DAN - FRA [0-0]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1-3</text:p>
          </table:table-cell>
          <table:table-cell office:value-type="string" calcext:value-type="string">
            <text:p>1-2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28];3)" office:value-type="string" office:string-value="DAN" calcext:value-type="string">
            <text:p>DAN</text:p>
          </table:table-cell>
          <table:table-cell table:formula="of:=RIGHT(LEFT([.A28];9);3)" office:value-type="string" office:string-value="FRA" calcext:value-type="string">
            <text:p>FRA</text:p>
          </table:table-cell>
          <table:table-cell table:formula="of:=LEFT(RIGHT([.A28];4);1)" office:value-type="string" office:string-value="0" calcext:value-type="string">
            <text:p>0</text:p>
          </table:table-cell>
          <table:table-cell table:formula="of:=LEFT(RIGHT(RIGHT([.A28];4);2);1)" office:value-type="string" office:string-value="0" calcext:value-type="string">
            <text:p>0</text:p>
          </table:table-cell>
          <table:table-cell table:formula="of:=LEFT([.B28];1)" office:value-type="string" office:string-value="1" calcext:value-type="string">
            <text:p>1</text:p>
          </table:table-cell>
          <table:table-cell table:formula="of:=RIGHT([.B28];1)" office:value-type="string" office:string-value="2" calcext:value-type="string">
            <text:p>2</text:p>
          </table:table-cell>
          <table:table-cell table:formula="of:=LEFT([.C28];1)" office:value-type="string" office:string-value="1" calcext:value-type="string">
            <text:p>1</text:p>
          </table:table-cell>
          <table:table-cell table:formula="of:=RIGHT([.C28];1)" office:value-type="string" office:string-value="3" calcext:value-type="string">
            <text:p>3</text:p>
          </table:table-cell>
          <table:table-cell table:formula="of:=LEFT([.D28];1)" office:value-type="string" office:string-value="1" calcext:value-type="string">
            <text:p>1</text:p>
          </table:table-cell>
          <table:table-cell table:formula="of:=RIGHT([.D28];1)" office:value-type="string" office:string-value="3" calcext:value-type="string">
            <text:p>3</text:p>
          </table:table-cell>
          <table:table-cell table:formula="of:=LEFT([.E28];1)" office:value-type="string" office:string-value="1" calcext:value-type="string">
            <text:p>1</text:p>
          </table:table-cell>
          <table:table-cell table:formula="of:=RIGHT([.E28];1)" office:value-type="string" office:string-value="2" calcext:value-type="string">
            <text:p>2</text:p>
          </table:table-cell>
          <table:table-cell/>
          <table:table-cell table:formula="of:=&quot;{teams: {A:'&quot;&amp;[.H28]&amp;&quot;', B:'&quot;&amp;[.I28]&amp;&quot;'}, result:{A:&quot;&amp;[.J28]&amp;&quot;,B:&quot;&amp;[.K28]&amp;&quot;}, players:{1:{A:&quot;&amp;[.L28]&amp;&quot;,B:&quot;&amp;[.M28]&amp;&quot;},2:{A:&quot;&amp;[.N28]&amp;&quot;,B:&quot;&amp;[.O28]&amp;&quot;},3:{A:&quot;&amp;[.P28]&amp;&quot;,B:&quot;&amp;[.Q28]&amp;&quot;},4:{A:&quot;&amp;[.R28]&amp;&quot;,B:&quot;&amp;[.S28]&amp;&quot;}}},&quot;" office:value-type="string" office:string-value="{teams: {A:'DAN', B:'FRA'}, result:{A:0,B:0}, players:{1:{A:1,B:2},2:{A:1,B:3},3:{A:1,B:3},4:{A:1,B:2}}}," calcext:value-type="string">
            <text:p>{teams: {A:'DAN', B:'FRA'}, result:{A:0,B:0}, players:{1:{A:1,B:2},2:{A:1,B:3},3:{A:1,B:3},4:{A:1,B:2}}},</text:p>
          </table:table-cell>
        </table:table-row>
        <table:table-row table:style-name="ro1">
          <table:table-cell office:value-type="string" calcext:value-type="string">
            <text:p>IRA - POR [1-1]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1-4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29];3)" office:value-type="string" office:string-value="IRA" calcext:value-type="string">
            <text:p>IRA</text:p>
          </table:table-cell>
          <table:table-cell table:formula="of:=RIGHT(LEFT([.A29];9);3)" office:value-type="string" office:string-value="POR" calcext:value-type="string">
            <text:p>POR</text:p>
          </table:table-cell>
          <table:table-cell table:formula="of:=LEFT(RIGHT([.A29];4);1)" office:value-type="string" office:string-value="1" calcext:value-type="string">
            <text:p>1</text:p>
          </table:table-cell>
          <table:table-cell table:formula="of:=LEFT(RIGHT(RIGHT([.A29];4);2);1)" office:value-type="string" office:string-value="1" calcext:value-type="string">
            <text:p>1</text:p>
          </table:table-cell>
          <table:table-cell table:formula="of:=LEFT([.B29];1)" office:value-type="string" office:string-value="1" calcext:value-type="string">
            <text:p>1</text:p>
          </table:table-cell>
          <table:table-cell table:formula="of:=RIGHT([.B29];1)" office:value-type="string" office:string-value="4" calcext:value-type="string">
            <text:p>4</text:p>
          </table:table-cell>
          <table:table-cell table:formula="of:=LEFT([.C29];1)" office:value-type="string" office:string-value="1" calcext:value-type="string">
            <text:p>1</text:p>
          </table:table-cell>
          <table:table-cell table:formula="of:=RIGHT([.C29];1)" office:value-type="string" office:string-value="2" calcext:value-type="string">
            <text:p>2</text:p>
          </table:table-cell>
          <table:table-cell table:formula="of:=LEFT([.D29];1)" office:value-type="string" office:string-value="0" calcext:value-type="string">
            <text:p>0</text:p>
          </table:table-cell>
          <table:table-cell table:formula="of:=RIGHT([.D29];1)" office:value-type="string" office:string-value="2" calcext:value-type="string">
            <text:p>2</text:p>
          </table:table-cell>
          <table:table-cell table:formula="of:=LEFT([.E29];1)" office:value-type="string" office:string-value="1" calcext:value-type="string">
            <text:p>1</text:p>
          </table:table-cell>
          <table:table-cell table:formula="of:=RIGHT([.E29];1)" office:value-type="string" office:string-value="4" calcext:value-type="string">
            <text:p>4</text:p>
          </table:table-cell>
          <table:table-cell/>
          <table:table-cell table:formula="of:=&quot;{teams: {A:'&quot;&amp;[.H29]&amp;&quot;', B:'&quot;&amp;[.I29]&amp;&quot;'}, result:{A:&quot;&amp;[.J29]&amp;&quot;,B:&quot;&amp;[.K29]&amp;&quot;}, players:{1:{A:&quot;&amp;[.L29]&amp;&quot;,B:&quot;&amp;[.M29]&amp;&quot;},2:{A:&quot;&amp;[.N29]&amp;&quot;,B:&quot;&amp;[.O29]&amp;&quot;},3:{A:&quot;&amp;[.P29]&amp;&quot;,B:&quot;&amp;[.Q29]&amp;&quot;},4:{A:&quot;&amp;[.R29]&amp;&quot;,B:&quot;&amp;[.S29]&amp;&quot;}}},&quot;" office:value-type="string" office:string-value="{teams: {A:'IRA', B:'POR'}, result:{A:1,B:1}, players:{1:{A:1,B:4},2:{A:1,B:2},3:{A:0,B:2},4:{A:1,B:4}}}," calcext:value-type="string">
            <text:p>{teams: {A:'IRA', B:'POR'}, result:{A:1,B:1}, players:{1:{A:1,B:4},2:{A:1,B:2},3:{A:0,B:2},4:{A:1,B:4}}},</text:p>
          </table:table-cell>
        </table:table-row>
        <table:table-row table:style-name="ro1">
          <table:table-cell office:value-type="string" calcext:value-type="string">
            <text:p>ESP - MAR [2-2]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4-0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30];3)" office:value-type="string" office:string-value="ESP" calcext:value-type="string">
            <text:p>ESP</text:p>
          </table:table-cell>
          <table:table-cell table:formula="of:=RIGHT(LEFT([.A30];9);3)" office:value-type="string" office:string-value="MAR" calcext:value-type="string">
            <text:p>MAR</text:p>
          </table:table-cell>
          <table:table-cell table:formula="of:=LEFT(RIGHT([.A30];4);1)" office:value-type="string" office:string-value="2" calcext:value-type="string">
            <text:p>2</text:p>
          </table:table-cell>
          <table:table-cell table:formula="of:=LEFT(RIGHT(RIGHT([.A30];4);2);1)" office:value-type="string" office:string-value="2" calcext:value-type="string">
            <text:p>2</text:p>
          </table:table-cell>
          <table:table-cell table:formula="of:=LEFT([.B30];1)" office:value-type="string" office:string-value="3" calcext:value-type="string">
            <text:p>3</text:p>
          </table:table-cell>
          <table:table-cell table:formula="of:=RIGHT([.B30];1)" office:value-type="string" office:string-value="0" calcext:value-type="string">
            <text:p>0</text:p>
          </table:table-cell>
          <table:table-cell table:formula="of:=LEFT([.C30];1)" office:value-type="string" office:string-value="2" calcext:value-type="string">
            <text:p>2</text:p>
          </table:table-cell>
          <table:table-cell table:formula="of:=RIGHT([.C30];1)" office:value-type="string" office:string-value="1" calcext:value-type="string">
            <text:p>1</text:p>
          </table:table-cell>
          <table:table-cell table:formula="of:=LEFT([.D30];1)" office:value-type="string" office:string-value="3" calcext:value-type="string">
            <text:p>3</text:p>
          </table:table-cell>
          <table:table-cell table:formula="of:=RIGHT([.D30];1)" office:value-type="string" office:string-value="1" calcext:value-type="string">
            <text:p>1</text:p>
          </table:table-cell>
          <table:table-cell table:formula="of:=LEFT([.E30];1)" office:value-type="string" office:string-value="4" calcext:value-type="string">
            <text:p>4</text:p>
          </table:table-cell>
          <table:table-cell table:formula="of:=RIGHT([.E30];1)" office:value-type="string" office:string-value="0" calcext:value-type="string">
            <text:p>0</text:p>
          </table:table-cell>
          <table:table-cell/>
          <table:table-cell table:formula="of:=&quot;{teams: {A:'&quot;&amp;[.H30]&amp;&quot;', B:'&quot;&amp;[.I30]&amp;&quot;'}, result:{A:&quot;&amp;[.J30]&amp;&quot;,B:&quot;&amp;[.K30]&amp;&quot;}, players:{1:{A:&quot;&amp;[.L30]&amp;&quot;,B:&quot;&amp;[.M30]&amp;&quot;},2:{A:&quot;&amp;[.N30]&amp;&quot;,B:&quot;&amp;[.O30]&amp;&quot;},3:{A:&quot;&amp;[.P30]&amp;&quot;,B:&quot;&amp;[.Q30]&amp;&quot;},4:{A:&quot;&amp;[.R30]&amp;&quot;,B:&quot;&amp;[.S30]&amp;&quot;}}},&quot;" office:value-type="string" office:string-value="{teams: {A:'ESP', B:'MAR'}, result:{A:2,B:2}, players:{1:{A:3,B:0},2:{A:2,B:1},3:{A:3,B:1},4:{A:4,B:0}}}," calcext:value-type="string">
            <text:p>{teams: {A:'ESP', B:'MAR'}, result:{A:2,B:2}, players:{1:{A:3,B:0},2:{A:2,B:1},3:{A:3,B:1},4:{A:4,B:0}}},</text:p>
          </table:table-cell>
        </table:table-row>
        <table:table-row table:style-name="ro1">
          <table:table-cell office:value-type="string" calcext:value-type="string">
            <text:p>ARA - EGY [2-1]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31];3)" office:value-type="string" office:string-value="ARA" calcext:value-type="string">
            <text:p>ARA</text:p>
          </table:table-cell>
          <table:table-cell table:formula="of:=RIGHT(LEFT([.A31];9);3)" office:value-type="string" office:string-value="EGY" calcext:value-type="string">
            <text:p>EGY</text:p>
          </table:table-cell>
          <table:table-cell table:formula="of:=LEFT(RIGHT([.A31];4);1)" office:value-type="string" office:string-value="2" calcext:value-type="string">
            <text:p>2</text:p>
          </table:table-cell>
          <table:table-cell table:formula="of:=LEFT(RIGHT(RIGHT([.A31];4);2);1)" office:value-type="string" office:string-value="1" calcext:value-type="string">
            <text:p>1</text:p>
          </table:table-cell>
          <table:table-cell table:formula="of:=LEFT([.B31];1)" office:value-type="string" office:string-value="1" calcext:value-type="string">
            <text:p>1</text:p>
          </table:table-cell>
          <table:table-cell table:formula="of:=RIGHT([.B31];1)" office:value-type="string" office:string-value="1" calcext:value-type="string">
            <text:p>1</text:p>
          </table:table-cell>
          <table:table-cell table:formula="of:=LEFT([.C31];1)" office:value-type="string" office:string-value="·" calcext:value-type="string">
            <text:p>·</text:p>
          </table:table-cell>
          <table:table-cell table:formula="of:=RIGHT([.C31];1)" office:value-type="string" office:string-value="·" calcext:value-type="string">
            <text:p>·</text:p>
          </table:table-cell>
          <table:table-cell table:formula="of:=LEFT([.D31];1)" office:value-type="string" office:string-value="0" calcext:value-type="string">
            <text:p>0</text:p>
          </table:table-cell>
          <table:table-cell table:formula="of:=RIGHT([.D31];1)" office:value-type="string" office:string-value="2" calcext:value-type="string">
            <text:p>2</text:p>
          </table:table-cell>
          <table:table-cell table:formula="of:=LEFT([.E31];1)" office:value-type="string" office:string-value="0" calcext:value-type="string">
            <text:p>0</text:p>
          </table:table-cell>
          <table:table-cell table:formula="of:=RIGHT([.E31];1)" office:value-type="string" office:string-value="3" calcext:value-type="string">
            <text:p>3</text:p>
          </table:table-cell>
          <table:table-cell/>
          <table:table-cell table:formula="of:=&quot;{teams: {A:'&quot;&amp;[.H31]&amp;&quot;', B:'&quot;&amp;[.I31]&amp;&quot;'}, result:{A:&quot;&amp;[.J31]&amp;&quot;,B:&quot;&amp;[.K31]&amp;&quot;}, players:{1:{A:&quot;&amp;[.L31]&amp;&quot;,B:&quot;&amp;[.M31]&amp;&quot;},2:{A:&quot;&amp;[.N31]&amp;&quot;,B:&quot;&amp;[.O31]&amp;&quot;},3:{A:&quot;&amp;[.P31]&amp;&quot;,B:&quot;&amp;[.Q31]&amp;&quot;},4:{A:&quot;&amp;[.R31]&amp;&quot;,B:&quot;&amp;[.S31]&amp;&quot;}}},&quot;" office:value-type="string" office:string-value="{teams: {A:'ARA', B:'EGY'}, result:{A:2,B:1}, players:{1:{A:1,B:1},2:{A:·,B:·},3:{A:0,B:2},4:{A:0,B:3}}}," calcext:value-type="string">
            <text:p>{teams: {A:'ARA', B:'EGY'}, result:{A:2,B:1}, players:{1:{A:1,B:1},2:{A:·,B:·},3:{A:0,B:2},4:{A:0,B:3}}},</text:p>
          </table:table-cell>
        </table:table-row>
        <table:table-row table:style-name="ro1">
          <table:table-cell office:value-type="string" calcext:value-type="string">
            <text:p>URU - RUS [3-0]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3-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FT([.A32];3)" office:value-type="string" office:string-value="URU" calcext:value-type="string">
            <text:p>URU</text:p>
          </table:table-cell>
          <table:table-cell table:formula="of:=RIGHT(LEFT([.A32];9);3)" office:value-type="string" office:string-value="RUS" calcext:value-type="string">
            <text:p>RUS</text:p>
          </table:table-cell>
          <table:table-cell table:formula="of:=LEFT(RIGHT([.A32];4);1)" office:value-type="string" office:string-value="3" calcext:value-type="string">
            <text:p>3</text:p>
          </table:table-cell>
          <table:table-cell table:formula="of:=LEFT(RIGHT(RIGHT([.A32];4);2);1)" office:value-type="string" office:string-value="0" calcext:value-type="string">
            <text:p>0</text:p>
          </table:table-cell>
          <table:table-cell table:formula="of:=LEFT([.B32];1)" office:value-type="string" office:string-value="2" calcext:value-type="string">
            <text:p>2</text:p>
          </table:table-cell>
          <table:table-cell table:formula="of:=RIGHT([.B32];1)" office:value-type="string" office:string-value="2" calcext:value-type="string">
            <text:p>2</text:p>
          </table:table-cell>
          <table:table-cell table:formula="of:=LEFT([.C32];1)" office:value-type="string" office:string-value="·" calcext:value-type="string">
            <text:p>·</text:p>
          </table:table-cell>
          <table:table-cell table:formula="of:=RIGHT([.C32];1)" office:value-type="string" office:string-value="·" calcext:value-type="string">
            <text:p>·</text:p>
          </table:table-cell>
          <table:table-cell table:formula="of:=LEFT([.D32];1)" office:value-type="string" office:string-value="2" calcext:value-type="string">
            <text:p>2</text:p>
          </table:table-cell>
          <table:table-cell table:formula="of:=RIGHT([.D32];1)" office:value-type="string" office:string-value="2" calcext:value-type="string">
            <text:p>2</text:p>
          </table:table-cell>
          <table:table-cell table:formula="of:=LEFT([.E32];1)" office:value-type="string" office:string-value="3" calcext:value-type="string">
            <text:p>3</text:p>
          </table:table-cell>
          <table:table-cell table:formula="of:=RIGHT([.E32];1)" office:value-type="string" office:string-value="2" calcext:value-type="string">
            <text:p>2</text:p>
          </table:table-cell>
          <table:table-cell/>
          <table:table-cell table:formula="of:=&quot;{teams: {A:'&quot;&amp;[.H32]&amp;&quot;', B:'&quot;&amp;[.I32]&amp;&quot;'}, result:{A:&quot;&amp;[.J32]&amp;&quot;,B:&quot;&amp;[.K32]&amp;&quot;}, players:{1:{A:&quot;&amp;[.L32]&amp;&quot;,B:&quot;&amp;[.M32]&amp;&quot;},2:{A:&quot;&amp;[.N32]&amp;&quot;,B:&quot;&amp;[.O32]&amp;&quot;},3:{A:&quot;&amp;[.P32]&amp;&quot;,B:&quot;&amp;[.Q32]&amp;&quot;},4:{A:&quot;&amp;[.R32]&amp;&quot;,B:&quot;&amp;[.S32]&amp;&quot;}}},&quot;" office:value-type="string" office:string-value="{teams: {A:'URU', B:'RUS'}, result:{A:3,B:0}, players:{1:{A:2,B:2},2:{A:·,B:·},3:{A:2,B:2},4:{A:3,B:2}}}," calcext:value-type="string">
            <text:p>{teams: {A:'URU', B:'RUS'}, result:{A:3,B:0}, players:{1:{A:2,B:2},2:{A:·,B:·},3:{A:2,B:2},4:{A:3,B:2}}},</text:p>
          </table:table-cell>
        </table:table-row>
        <table:table-row table:style-name="ro1">
          <table:table-cell office:value-type="string" calcext:value-type="string">
            <text:p>POL - COL [0-3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0-2</text:p>
          </table:table-cell>
          <table:table-cell table:number-columns-repeated="2" office:value-type="string" calcext:value-type="string">
            <text:p>1-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FT([.A33];3)" office:value-type="string" office:string-value="POL" calcext:value-type="string">
            <text:p>POL</text:p>
          </table:table-cell>
          <table:table-cell table:formula="of:=RIGHT(LEFT([.A33];9);3)" office:value-type="string" office:string-value="COL" calcext:value-type="string">
            <text:p>COL</text:p>
          </table:table-cell>
          <table:table-cell table:formula="of:=LEFT(RIGHT([.A33];4);1)" office:value-type="string" office:string-value="0" calcext:value-type="string">
            <text:p>0</text:p>
          </table:table-cell>
          <table:table-cell table:formula="of:=LEFT(RIGHT(RIGHT([.A33];4);2);1)" office:value-type="string" office:string-value="3" calcext:value-type="string">
            <text:p>3</text:p>
          </table:table-cell>
          <table:table-cell table:formula="of:=LEFT([.B33];1)" office:value-type="string" office:string-value="3" calcext:value-type="string">
            <text:p>3</text:p>
          </table:table-cell>
          <table:table-cell table:formula="of:=RIGHT([.B33];1)" office:value-type="string" office:string-value="1" calcext:value-type="string">
            <text:p>1</text:p>
          </table:table-cell>
          <table:table-cell table:formula="of:=LEFT([.C33];1)" office:value-type="string" office:string-value="0" calcext:value-type="string">
            <text:p>0</text:p>
          </table:table-cell>
          <table:table-cell table:formula="of:=RIGHT([.C33];1)" office:value-type="string" office:string-value="2" calcext:value-type="string">
            <text:p>2</text:p>
          </table:table-cell>
          <table:table-cell table:formula="of:=LEFT([.D33];1)" office:value-type="string" office:string-value="1" calcext:value-type="string">
            <text:p>1</text:p>
          </table:table-cell>
          <table:table-cell table:formula="of:=RIGHT([.D33];1)" office:value-type="string" office:string-value="2" calcext:value-type="string">
            <text:p>2</text:p>
          </table:table-cell>
          <table:table-cell table:formula="of:=LEFT([.E33];1)" office:value-type="string" office:string-value="1" calcext:value-type="string">
            <text:p>1</text:p>
          </table:table-cell>
          <table:table-cell table:formula="of:=RIGHT([.E33];1)" office:value-type="string" office:string-value="2" calcext:value-type="string">
            <text:p>2</text:p>
          </table:table-cell>
          <table:table-cell/>
          <table:table-cell table:formula="of:=&quot;{teams: {A:'&quot;&amp;[.H33]&amp;&quot;', B:'&quot;&amp;[.I33]&amp;&quot;'}, result:{A:&quot;&amp;[.J33]&amp;&quot;,B:&quot;&amp;[.K33]&amp;&quot;}, players:{1:{A:&quot;&amp;[.L33]&amp;&quot;,B:&quot;&amp;[.M33]&amp;&quot;},2:{A:&quot;&amp;[.N33]&amp;&quot;,B:&quot;&amp;[.O33]&amp;&quot;},3:{A:&quot;&amp;[.P33]&amp;&quot;,B:&quot;&amp;[.Q33]&amp;&quot;},4:{A:&quot;&amp;[.R33]&amp;&quot;,B:&quot;&amp;[.S33]&amp;&quot;}}},&quot;" office:value-type="string" office:string-value="{teams: {A:'POL', B:'COL'}, result:{A:0,B:3}, players:{1:{A:3,B:1},2:{A:0,B:2},3:{A:1,B:2},4:{A:1,B:2}}}," calcext:value-type="string">
            <text:p>{teams: {A:'POL', B:'COL'}, result:{A:0,B:3}, players:{1:{A:3,B:1},2:{A:0,B:2},3:{A:1,B:2},4:{A:1,B:2}}},</text:p>
          </table:table-cell>
        </table:table-row>
        <table:table-row table:style-name="ro1">
          <table:table-cell office:value-type="string" calcext:value-type="string">
            <text:p>JAP - SEN [2-2]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/>
          <table:table-cell table:formula="of:=LEFT([.A34];3)" office:value-type="string" office:string-value="JAP" calcext:value-type="string">
            <text:p>JAP</text:p>
          </table:table-cell>
          <table:table-cell table:formula="of:=RIGHT(LEFT([.A34];9);3)" office:value-type="string" office:string-value="SEN" calcext:value-type="string">
            <text:p>SEN</text:p>
          </table:table-cell>
          <table:table-cell table:formula="of:=LEFT(RIGHT([.A34];4);1)" office:value-type="string" office:string-value="2" calcext:value-type="string">
            <text:p>2</text:p>
          </table:table-cell>
          <table:table-cell table:formula="of:=LEFT(RIGHT(RIGHT([.A34];4);2);1)" office:value-type="string" office:string-value="2" calcext:value-type="string">
            <text:p>2</text:p>
          </table:table-cell>
          <table:table-cell table:formula="of:=LEFT([.B34];1)" office:value-type="string" office:string-value="3" calcext:value-type="string">
            <text:p>3</text:p>
          </table:table-cell>
          <table:table-cell table:formula="of:=RIGHT([.B34];1)" office:value-type="string" office:string-value="3" calcext:value-type="string">
            <text:p>3</text:p>
          </table:table-cell>
          <table:table-cell table:formula="of:=LEFT([.C34];1)" office:value-type="string" office:string-value="1" calcext:value-type="string">
            <text:p>1</text:p>
          </table:table-cell>
          <table:table-cell table:formula="of:=RIGHT([.C34];1)" office:value-type="string" office:string-value="1" calcext:value-type="string">
            <text:p>1</text:p>
          </table:table-cell>
          <table:table-cell table:formula="of:=LEFT([.D34];1)" office:value-type="string" office:string-value="1" calcext:value-type="string">
            <text:p>1</text:p>
          </table:table-cell>
          <table:table-cell table:formula="of:=RIGHT([.D34];1)" office:value-type="string" office:string-value="2" calcext:value-type="string">
            <text:p>2</text:p>
          </table:table-cell>
          <table:table-cell table:formula="of:=LEFT([.E34];1)" office:value-type="string" office:string-value="1" calcext:value-type="string">
            <text:p>1</text:p>
          </table:table-cell>
          <table:table-cell table:formula="of:=RIGHT([.E34];1)" office:value-type="string" office:string-value="2" calcext:value-type="string">
            <text:p>2</text:p>
          </table:table-cell>
          <table:table-cell/>
          <table:table-cell table:formula="of:=&quot;{teams: {A:'&quot;&amp;[.H34]&amp;&quot;', B:'&quot;&amp;[.I34]&amp;&quot;'}, result:{A:&quot;&amp;[.J34]&amp;&quot;,B:&quot;&amp;[.K34]&amp;&quot;}, players:{1:{A:&quot;&amp;[.L34]&amp;&quot;,B:&quot;&amp;[.M34]&amp;&quot;},2:{A:&quot;&amp;[.N34]&amp;&quot;,B:&quot;&amp;[.O34]&amp;&quot;},3:{A:&quot;&amp;[.P34]&amp;&quot;,B:&quot;&amp;[.Q34]&amp;&quot;},4:{A:&quot;&amp;[.R34]&amp;&quot;,B:&quot;&amp;[.S34]&amp;&quot;}}},&quot;" office:value-type="string" office:string-value="{teams: {A:'JAP', B:'SEN'}, result:{A:2,B:2}, players:{1:{A:3,B:3},2:{A:1,B:1},3:{A:1,B:2},4:{A:1,B:2}}}," calcext:value-type="string">
            <text:p>{teams: {A:'JAP', B:'SEN'}, result:{A:2,B:2}, players:{1:{A:3,B:3},2:{A:1,B:1},3:{A:1,B:2},4:{A:1,B:2}}},</text:p>
          </table:table-cell>
        </table:table-row>
        <table:table-row table:style-name="ro1">
          <table:table-cell office:value-type="string" calcext:value-type="string">
            <text:p>ANG - PAN [6-1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3-0</text:p>
          </table:table-cell>
          <table:table-cell office:value-type="float" office:value="4" calcext:value-type="float">
            <text:p>4</text:p>
          </table:table-cell>
          <table:table-cell/>
          <table:table-cell table:formula="of:=LEFT([.A35];3)" office:value-type="string" office:string-value="ANG" calcext:value-type="string">
            <text:p>ANG</text:p>
          </table:table-cell>
          <table:table-cell table:formula="of:=RIGHT(LEFT([.A35];9);3)" office:value-type="string" office:string-value="PAN" calcext:value-type="string">
            <text:p>PAN</text:p>
          </table:table-cell>
          <table:table-cell table:formula="of:=LEFT(RIGHT([.A35];4);1)" office:value-type="string" office:string-value="6" calcext:value-type="string">
            <text:p>6</text:p>
          </table:table-cell>
          <table:table-cell table:formula="of:=LEFT(RIGHT(RIGHT([.A35];4);2);1)" office:value-type="string" office:string-value="1" calcext:value-type="string">
            <text:p>1</text:p>
          </table:table-cell>
          <table:table-cell table:formula="of:=LEFT([.B35];1)" office:value-type="string" office:string-value="3" calcext:value-type="string">
            <text:p>3</text:p>
          </table:table-cell>
          <table:table-cell table:formula="of:=RIGHT([.B35];1)" office:value-type="string" office:string-value="1" calcext:value-type="string">
            <text:p>1</text:p>
          </table:table-cell>
          <table:table-cell table:formula="of:=LEFT([.C35];1)" office:value-type="string" office:string-value="2" calcext:value-type="string">
            <text:p>2</text:p>
          </table:table-cell>
          <table:table-cell table:formula="of:=RIGHT([.C35];1)" office:value-type="string" office:string-value="0" calcext:value-type="string">
            <text:p>0</text:p>
          </table:table-cell>
          <table:table-cell table:formula="of:=LEFT([.D35];1)" office:value-type="string" office:string-value="3" calcext:value-type="string">
            <text:p>3</text:p>
          </table:table-cell>
          <table:table-cell table:formula="of:=RIGHT([.D35];1)" office:value-type="string" office:string-value="1" calcext:value-type="string">
            <text:p>1</text:p>
          </table:table-cell>
          <table:table-cell table:formula="of:=LEFT([.E35];1)" office:value-type="string" office:string-value="3" calcext:value-type="string">
            <text:p>3</text:p>
          </table:table-cell>
          <table:table-cell table:formula="of:=RIGHT([.E35];1)" office:value-type="string" office:string-value="0" calcext:value-type="string">
            <text:p>0</text:p>
          </table:table-cell>
          <table:table-cell/>
          <table:table-cell table:formula="of:=&quot;{teams: {A:'&quot;&amp;[.H35]&amp;&quot;', B:'&quot;&amp;[.I35]&amp;&quot;'}, result:{A:&quot;&amp;[.J35]&amp;&quot;,B:&quot;&amp;[.K35]&amp;&quot;}, players:{1:{A:&quot;&amp;[.L35]&amp;&quot;,B:&quot;&amp;[.M35]&amp;&quot;},2:{A:&quot;&amp;[.N35]&amp;&quot;,B:&quot;&amp;[.O35]&amp;&quot;},3:{A:&quot;&amp;[.P35]&amp;&quot;,B:&quot;&amp;[.Q35]&amp;&quot;},4:{A:&quot;&amp;[.R35]&amp;&quot;,B:&quot;&amp;[.S35]&amp;&quot;}}},&quot;" office:value-type="string" office:string-value="{teams: {A:'ANG', B:'PAN'}, result:{A:6,B:1}, players:{1:{A:3,B:1},2:{A:2,B:0},3:{A:3,B:1},4:{A:3,B:0}}}," calcext:value-type="string">
            <text:p>{teams: {A:'ANG', B:'PAN'}, result:{A:6,B:1}, players:{1:{A:3,B:1},2:{A:2,B:0},3:{A:3,B:1},4:{A:3,B:0}}},</text:p>
          </table:table-cell>
        </table:table-row>
        <table:table-row table:style-name="ro1">
          <table:table-cell office:value-type="string" calcext:value-type="string">
            <text:p>ALL - SUE [2-1]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3-1</text:p>
          </table:table-cell>
          <table:table-cell office:value-type="float" office:value="7" calcext:value-type="float">
            <text:p>7</text:p>
          </table:table-cell>
          <table:table-cell/>
          <table:table-cell table:formula="of:=LEFT([.A36];3)" office:value-type="string" office:string-value="ALL" calcext:value-type="string">
            <text:p>ALL</text:p>
          </table:table-cell>
          <table:table-cell table:formula="of:=RIGHT(LEFT([.A36];9);3)" office:value-type="string" office:string-value="SUE" calcext:value-type="string">
            <text:p>SUE</text:p>
          </table:table-cell>
          <table:table-cell table:formula="of:=LEFT(RIGHT([.A36];4);1)" office:value-type="string" office:string-value="2" calcext:value-type="string">
            <text:p>2</text:p>
          </table:table-cell>
          <table:table-cell table:formula="of:=LEFT(RIGHT(RIGHT([.A36];4);2);1)" office:value-type="string" office:string-value="1" calcext:value-type="string">
            <text:p>1</text:p>
          </table:table-cell>
          <table:table-cell table:formula="of:=LEFT([.B36];1)" office:value-type="string" office:string-value="2" calcext:value-type="string">
            <text:p>2</text:p>
          </table:table-cell>
          <table:table-cell table:formula="of:=RIGHT([.B36];1)" office:value-type="string" office:string-value="1" calcext:value-type="string">
            <text:p>1</text:p>
          </table:table-cell>
          <table:table-cell table:formula="of:=LEFT([.C36];1)" office:value-type="string" office:string-value="2" calcext:value-type="string">
            <text:p>2</text:p>
          </table:table-cell>
          <table:table-cell table:formula="of:=RIGHT([.C36];1)" office:value-type="string" office:string-value="1" calcext:value-type="string">
            <text:p>1</text:p>
          </table:table-cell>
          <table:table-cell table:formula="of:=LEFT([.D36];1)" office:value-type="string" office:string-value="2" calcext:value-type="string">
            <text:p>2</text:p>
          </table:table-cell>
          <table:table-cell table:formula="of:=RIGHT([.D36];1)" office:value-type="string" office:string-value="2" calcext:value-type="string">
            <text:p>2</text:p>
          </table:table-cell>
          <table:table-cell table:formula="of:=LEFT([.E36];1)" office:value-type="string" office:string-value="3" calcext:value-type="string">
            <text:p>3</text:p>
          </table:table-cell>
          <table:table-cell table:formula="of:=RIGHT([.E36];1)" office:value-type="string" office:string-value="1" calcext:value-type="string">
            <text:p>1</text:p>
          </table:table-cell>
          <table:table-cell/>
          <table:table-cell table:formula="of:=&quot;{teams: {A:'&quot;&amp;[.H36]&amp;&quot;', B:'&quot;&amp;[.I36]&amp;&quot;'}, result:{A:&quot;&amp;[.J36]&amp;&quot;,B:&quot;&amp;[.K36]&amp;&quot;}, players:{1:{A:&quot;&amp;[.L36]&amp;&quot;,B:&quot;&amp;[.M36]&amp;&quot;},2:{A:&quot;&amp;[.N36]&amp;&quot;,B:&quot;&amp;[.O36]&amp;&quot;},3:{A:&quot;&amp;[.P36]&amp;&quot;,B:&quot;&amp;[.Q36]&amp;&quot;},4:{A:&quot;&amp;[.R36]&amp;&quot;,B:&quot;&amp;[.S36]&amp;&quot;}}},&quot;" office:value-type="string" office:string-value="{teams: {A:'ALL', B:'SUE'}, result:{A:2,B:1}, players:{1:{A:2,B:1},2:{A:2,B:1},3:{A:2,B:2},4:{A:3,B:1}}}," calcext:value-type="string">
            <text:p>{teams: {A:'ALL', B:'SUE'}, result:{A:2,B:1}, players:{1:{A:2,B:1},2:{A:2,B:1},3:{A:2,B:2},4:{A:3,B:1}}},</text:p>
          </table:table-cell>
        </table:table-row>
        <table:table-row table:style-name="ro1">
          <table:table-cell office:value-type="string" calcext:value-type="string">
            <text:p>COR - MEX [1-2]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/>
          <table:table-cell table:formula="of:=LEFT([.A37];3)" office:value-type="string" office:string-value="COR" calcext:value-type="string">
            <text:p>COR</text:p>
          </table:table-cell>
          <table:table-cell table:formula="of:=RIGHT(LEFT([.A37];9);3)" office:value-type="string" office:string-value="MEX" calcext:value-type="string">
            <text:p>MEX</text:p>
          </table:table-cell>
          <table:table-cell table:formula="of:=LEFT(RIGHT([.A37];4);1)" office:value-type="string" office:string-value="1" calcext:value-type="string">
            <text:p>1</text:p>
          </table:table-cell>
          <table:table-cell table:formula="of:=LEFT(RIGHT(RIGHT([.A37];4);2);1)" office:value-type="string" office:string-value="2" calcext:value-type="string">
            <text:p>2</text:p>
          </table:table-cell>
          <table:table-cell table:formula="of:=LEFT([.B37];1)" office:value-type="string" office:string-value="0" calcext:value-type="string">
            <text:p>0</text:p>
          </table:table-cell>
          <table:table-cell table:formula="of:=RIGHT([.B37];1)" office:value-type="string" office:string-value="2" calcext:value-type="string">
            <text:p>2</text:p>
          </table:table-cell>
          <table:table-cell table:formula="of:=LEFT([.C37];1)" office:value-type="string" office:string-value="1" calcext:value-type="string">
            <text:p>1</text:p>
          </table:table-cell>
          <table:table-cell table:formula="of:=RIGHT([.C37];1)" office:value-type="string" office:string-value="2" calcext:value-type="string">
            <text:p>2</text:p>
          </table:table-cell>
          <table:table-cell table:formula="of:=LEFT([.D37];1)" office:value-type="string" office:string-value="0" calcext:value-type="string">
            <text:p>0</text:p>
          </table:table-cell>
          <table:table-cell table:formula="of:=RIGHT([.D37];1)" office:value-type="string" office:string-value="1" calcext:value-type="string">
            <text:p>1</text:p>
          </table:table-cell>
          <table:table-cell table:formula="of:=LEFT([.E37];1)" office:value-type="string" office:string-value="0" calcext:value-type="string">
            <text:p>0</text:p>
          </table:table-cell>
          <table:table-cell table:formula="of:=RIGHT([.E37];1)" office:value-type="string" office:string-value="2" calcext:value-type="string">
            <text:p>2</text:p>
          </table:table-cell>
          <table:table-cell/>
          <table:table-cell table:formula="of:=&quot;{teams: {A:'&quot;&amp;[.H37]&amp;&quot;', B:'&quot;&amp;[.I37]&amp;&quot;'}, result:{A:&quot;&amp;[.J37]&amp;&quot;,B:&quot;&amp;[.K37]&amp;&quot;}, players:{1:{A:&quot;&amp;[.L37]&amp;&quot;,B:&quot;&amp;[.M37]&amp;&quot;},2:{A:&quot;&amp;[.N37]&amp;&quot;,B:&quot;&amp;[.O37]&amp;&quot;},3:{A:&quot;&amp;[.P37]&amp;&quot;,B:&quot;&amp;[.Q37]&amp;&quot;},4:{A:&quot;&amp;[.R37]&amp;&quot;,B:&quot;&amp;[.S37]&amp;&quot;}}},&quot;" office:value-type="string" office:string-value="{teams: {A:'COR', B:'MEX'}, result:{A:1,B:2}, players:{1:{A:0,B:2},2:{A:1,B:2},3:{A:0,B:1},4:{A:0,B:2}}}," calcext:value-type="string">
            <text:p>{teams: {A:'COR', B:'MEX'}, result:{A:1,B:2}, players:{1:{A:0,B:2},2:{A:1,B:2},3:{A:0,B:1},4:{A:0,B:2}}},</text:p>
          </table:table-cell>
        </table:table-row>
        <table:table-row table:style-name="ro1">
          <table:table-cell office:value-type="string" calcext:value-type="string">
            <text:p>BEL - TUN [5-2]</text:p>
          </table:table-cell>
          <table:table-cell table:number-columns-repeated="2" office:value-type="string" calcext:value-type="string">
            <text:p>3-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0</text:p>
          </table:table-cell>
          <table:table-cell office:value-type="float" office:value="7" calcext:value-type="float">
            <text:p>7</text:p>
          </table:table-cell>
          <table:table-cell/>
          <table:table-cell table:formula="of:=LEFT([.A38];3)" office:value-type="string" office:string-value="BEL" calcext:value-type="string">
            <text:p>BEL</text:p>
          </table:table-cell>
          <table:table-cell table:formula="of:=RIGHT(LEFT([.A38];9);3)" office:value-type="string" office:string-value="TUN" calcext:value-type="string">
            <text:p>TUN</text:p>
          </table:table-cell>
          <table:table-cell table:formula="of:=LEFT(RIGHT([.A38];4);1)" office:value-type="string" office:string-value="5" calcext:value-type="string">
            <text:p>5</text:p>
          </table:table-cell>
          <table:table-cell table:formula="of:=LEFT(RIGHT(RIGHT([.A38];4);2);1)" office:value-type="string" office:string-value="2" calcext:value-type="string">
            <text:p>2</text:p>
          </table:table-cell>
          <table:table-cell table:formula="of:=LEFT([.B38];1)" office:value-type="string" office:string-value="3" calcext:value-type="string">
            <text:p>3</text:p>
          </table:table-cell>
          <table:table-cell table:formula="of:=RIGHT([.B38];1)" office:value-type="string" office:string-value="0" calcext:value-type="string">
            <text:p>0</text:p>
          </table:table-cell>
          <table:table-cell table:formula="of:=LEFT([.C38];1)" office:value-type="string" office:string-value="3" calcext:value-type="string">
            <text:p>3</text:p>
          </table:table-cell>
          <table:table-cell table:formula="of:=RIGHT([.C38];1)" office:value-type="string" office:string-value="0" calcext:value-type="string">
            <text:p>0</text:p>
          </table:table-cell>
          <table:table-cell table:formula="of:=LEFT([.D38];1)" office:value-type="string" office:string-value="2" calcext:value-type="string">
            <text:p>2</text:p>
          </table:table-cell>
          <table:table-cell table:formula="of:=RIGHT([.D38];1)" office:value-type="string" office:string-value="1" calcext:value-type="string">
            <text:p>1</text:p>
          </table:table-cell>
          <table:table-cell table:formula="of:=LEFT([.E38];1)" office:value-type="string" office:string-value="3" calcext:value-type="string">
            <text:p>3</text:p>
          </table:table-cell>
          <table:table-cell table:formula="of:=RIGHT([.E38];1)" office:value-type="string" office:string-value="0" calcext:value-type="string">
            <text:p>0</text:p>
          </table:table-cell>
          <table:table-cell/>
          <table:table-cell table:formula="of:=&quot;{teams: {A:'&quot;&amp;[.H38]&amp;&quot;', B:'&quot;&amp;[.I38]&amp;&quot;'}, result:{A:&quot;&amp;[.J38]&amp;&quot;,B:&quot;&amp;[.K38]&amp;&quot;}, players:{1:{A:&quot;&amp;[.L38]&amp;&quot;,B:&quot;&amp;[.M38]&amp;&quot;},2:{A:&quot;&amp;[.N38]&amp;&quot;,B:&quot;&amp;[.O38]&amp;&quot;},3:{A:&quot;&amp;[.P38]&amp;&quot;,B:&quot;&amp;[.Q38]&amp;&quot;},4:{A:&quot;&amp;[.R38]&amp;&quot;,B:&quot;&amp;[.S38]&amp;&quot;}}},&quot;" office:value-type="string" office:string-value="{teams: {A:'BEL', B:'TUN'}, result:{A:5,B:2}, players:{1:{A:3,B:0},2:{A:3,B:0},3:{A:2,B:1},4:{A:3,B:0}}}," calcext:value-type="string">
            <text:p>{teams: {A:'BEL', B:'TUN'}, result:{A:5,B:2}, players:{1:{A:3,B:0},2:{A:3,B:0},3:{A:2,B:1},4:{A:3,B:0}}},</text:p>
          </table:table-cell>
        </table:table-row>
        <table:table-row table:style-name="ro1">
          <table:table-cell office:value-type="string" calcext:value-type="string">
            <text:p>SER - SUI [1-2]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0-2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39];3)" office:value-type="string" office:string-value="SER" calcext:value-type="string">
            <text:p>SER</text:p>
          </table:table-cell>
          <table:table-cell table:formula="of:=RIGHT(LEFT([.A39];9);3)" office:value-type="string" office:string-value="SUI" calcext:value-type="string">
            <text:p>SUI</text:p>
          </table:table-cell>
          <table:table-cell table:formula="of:=LEFT(RIGHT([.A39];4);1)" office:value-type="string" office:string-value="1" calcext:value-type="string">
            <text:p>1</text:p>
          </table:table-cell>
          <table:table-cell table:formula="of:=LEFT(RIGHT(RIGHT([.A39];4);2);1)" office:value-type="string" office:string-value="2" calcext:value-type="string">
            <text:p>2</text:p>
          </table:table-cell>
          <table:table-cell table:formula="of:=LEFT([.B39];1)" office:value-type="string" office:string-value="1" calcext:value-type="string">
            <text:p>1</text:p>
          </table:table-cell>
          <table:table-cell table:formula="of:=RIGHT([.B39];1)" office:value-type="string" office:string-value="2" calcext:value-type="string">
            <text:p>2</text:p>
          </table:table-cell>
          <table:table-cell table:formula="of:=LEFT([.C39];1)" office:value-type="string" office:string-value="1" calcext:value-type="string">
            <text:p>1</text:p>
          </table:table-cell>
          <table:table-cell table:formula="of:=RIGHT([.C39];1)" office:value-type="string" office:string-value="3" calcext:value-type="string">
            <text:p>3</text:p>
          </table:table-cell>
          <table:table-cell table:formula="of:=LEFT([.D39];1)" office:value-type="string" office:string-value="1" calcext:value-type="string">
            <text:p>1</text:p>
          </table:table-cell>
          <table:table-cell table:formula="of:=RIGHT([.D39];1)" office:value-type="string" office:string-value="1" calcext:value-type="string">
            <text:p>1</text:p>
          </table:table-cell>
          <table:table-cell table:formula="of:=LEFT([.E39];1)" office:value-type="string" office:string-value="0" calcext:value-type="string">
            <text:p>0</text:p>
          </table:table-cell>
          <table:table-cell table:formula="of:=RIGHT([.E39];1)" office:value-type="string" office:string-value="2" calcext:value-type="string">
            <text:p>2</text:p>
          </table:table-cell>
          <table:table-cell/>
          <table:table-cell table:formula="of:=&quot;{teams: {A:'&quot;&amp;[.H39]&amp;&quot;', B:'&quot;&amp;[.I39]&amp;&quot;'}, result:{A:&quot;&amp;[.J39]&amp;&quot;,B:&quot;&amp;[.K39]&amp;&quot;}, players:{1:{A:&quot;&amp;[.L39]&amp;&quot;,B:&quot;&amp;[.M39]&amp;&quot;},2:{A:&quot;&amp;[.N39]&amp;&quot;,B:&quot;&amp;[.O39]&amp;&quot;},3:{A:&quot;&amp;[.P39]&amp;&quot;,B:&quot;&amp;[.Q39]&amp;&quot;},4:{A:&quot;&amp;[.R39]&amp;&quot;,B:&quot;&amp;[.S39]&amp;&quot;}}},&quot;" office:value-type="string" office:string-value="{teams: {A:'SER', B:'SUI'}, result:{A:1,B:2}, players:{1:{A:1,B:2},2:{A:1,B:3},3:{A:1,B:1},4:{A:0,B:2}}}," calcext:value-type="string">
            <text:p>{teams: {A:'SER', B:'SUI'}, result:{A:1,B:2}, players:{1:{A:1,B:2},2:{A:1,B:3},3:{A:1,B:1},4:{A:0,B:2}}},</text:p>
          </table:table-cell>
        </table:table-row>
        <table:table-row table:style-name="ro1">
          <table:table-cell office:value-type="string" calcext:value-type="string">
            <text:p>NIG - ISL [2-0]</text:p>
          </table:table-cell>
          <table:table-cell table:number-columns-repeated="4" office:value-type="string" calcext:value-type="string">
            <text:p>1-2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40];3)" office:value-type="string" office:string-value="NIG" calcext:value-type="string">
            <text:p>NIG</text:p>
          </table:table-cell>
          <table:table-cell table:formula="of:=RIGHT(LEFT([.A40];9);3)" office:value-type="string" office:string-value="ISL" calcext:value-type="string">
            <text:p>ISL</text:p>
          </table:table-cell>
          <table:table-cell table:formula="of:=LEFT(RIGHT([.A40];4);1)" office:value-type="string" office:string-value="2" calcext:value-type="string">
            <text:p>2</text:p>
          </table:table-cell>
          <table:table-cell table:formula="of:=LEFT(RIGHT(RIGHT([.A40];4);2);1)" office:value-type="string" office:string-value="0" calcext:value-type="string">
            <text:p>0</text:p>
          </table:table-cell>
          <table:table-cell table:formula="of:=LEFT([.B40];1)" office:value-type="string" office:string-value="1" calcext:value-type="string">
            <text:p>1</text:p>
          </table:table-cell>
          <table:table-cell table:formula="of:=RIGHT([.B40];1)" office:value-type="string" office:string-value="2" calcext:value-type="string">
            <text:p>2</text:p>
          </table:table-cell>
          <table:table-cell table:formula="of:=LEFT([.C40];1)" office:value-type="string" office:string-value="1" calcext:value-type="string">
            <text:p>1</text:p>
          </table:table-cell>
          <table:table-cell table:formula="of:=RIGHT([.C40];1)" office:value-type="string" office:string-value="2" calcext:value-type="string">
            <text:p>2</text:p>
          </table:table-cell>
          <table:table-cell table:formula="of:=LEFT([.D40];1)" office:value-type="string" office:string-value="1" calcext:value-type="string">
            <text:p>1</text:p>
          </table:table-cell>
          <table:table-cell table:formula="of:=RIGHT([.D40];1)" office:value-type="string" office:string-value="2" calcext:value-type="string">
            <text:p>2</text:p>
          </table:table-cell>
          <table:table-cell table:formula="of:=LEFT([.E40];1)" office:value-type="string" office:string-value="1" calcext:value-type="string">
            <text:p>1</text:p>
          </table:table-cell>
          <table:table-cell table:formula="of:=RIGHT([.E40];1)" office:value-type="string" office:string-value="2" calcext:value-type="string">
            <text:p>2</text:p>
          </table:table-cell>
          <table:table-cell/>
          <table:table-cell table:formula="of:=&quot;{teams: {A:'&quot;&amp;[.H40]&amp;&quot;', B:'&quot;&amp;[.I40]&amp;&quot;'}, result:{A:&quot;&amp;[.J40]&amp;&quot;,B:&quot;&amp;[.K40]&amp;&quot;}, players:{1:{A:&quot;&amp;[.L40]&amp;&quot;,B:&quot;&amp;[.M40]&amp;&quot;},2:{A:&quot;&amp;[.N40]&amp;&quot;,B:&quot;&amp;[.O40]&amp;&quot;},3:{A:&quot;&amp;[.P40]&amp;&quot;,B:&quot;&amp;[.Q40]&amp;&quot;},4:{A:&quot;&amp;[.R40]&amp;&quot;,B:&quot;&amp;[.S40]&amp;&quot;}}},&quot;" office:value-type="string" office:string-value="{teams: {A:'NIG', B:'ISL'}, result:{A:2,B:0}, players:{1:{A:1,B:2},2:{A:1,B:2},3:{A:1,B:2},4:{A:1,B:2}}}," calcext:value-type="string">
            <text:p>{teams: {A:'NIG', B:'ISL'}, result:{A:2,B:0}, players:{1:{A:1,B:2},2:{A:1,B:2},3:{A:1,B:2},4:{A:1,B:2}}},</text:p>
          </table:table-cell>
        </table:table-row>
        <table:table-row table:style-name="ro1">
          <table:table-cell office:value-type="string" calcext:value-type="string">
            <text:p>BRE - COS [2-0]</text:p>
          </table:table-cell>
          <table:table-cell table:number-columns-repeated="2" office:value-type="string" calcext:value-type="string">
            <text:p>3-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-0</text:p>
          </table:table-cell>
          <table:table-cell office:value-type="float" office:value="6" calcext:value-type="float">
            <text:p>6</text:p>
          </table:table-cell>
          <table:table-cell/>
          <table:table-cell table:formula="of:=LEFT([.A41];3)" office:value-type="string" office:string-value="BRE" calcext:value-type="string">
            <text:p>BRE</text:p>
          </table:table-cell>
          <table:table-cell table:formula="of:=RIGHT(LEFT([.A41];9);3)" office:value-type="string" office:string-value="COS" calcext:value-type="string">
            <text:p>COS</text:p>
          </table:table-cell>
          <table:table-cell table:formula="of:=LEFT(RIGHT([.A41];4);1)" office:value-type="string" office:string-value="2" calcext:value-type="string">
            <text:p>2</text:p>
          </table:table-cell>
          <table:table-cell table:formula="of:=LEFT(RIGHT(RIGHT([.A41];4);2);1)" office:value-type="string" office:string-value="0" calcext:value-type="string">
            <text:p>0</text:p>
          </table:table-cell>
          <table:table-cell table:formula="of:=LEFT([.B41];1)" office:value-type="string" office:string-value="3" calcext:value-type="string">
            <text:p>3</text:p>
          </table:table-cell>
          <table:table-cell table:formula="of:=RIGHT([.B41];1)" office:value-type="string" office:string-value="0" calcext:value-type="string">
            <text:p>0</text:p>
          </table:table-cell>
          <table:table-cell table:formula="of:=LEFT([.C41];1)" office:value-type="string" office:string-value="3" calcext:value-type="string">
            <text:p>3</text:p>
          </table:table-cell>
          <table:table-cell table:formula="of:=RIGHT([.C41];1)" office:value-type="string" office:string-value="0" calcext:value-type="string">
            <text:p>0</text:p>
          </table:table-cell>
          <table:table-cell table:formula="of:=LEFT([.D41];1)" office:value-type="string" office:string-value="2" calcext:value-type="string">
            <text:p>2</text:p>
          </table:table-cell>
          <table:table-cell table:formula="of:=RIGHT([.D41];1)" office:value-type="string" office:string-value="0" calcext:value-type="string">
            <text:p>0</text:p>
          </table:table-cell>
          <table:table-cell table:formula="of:=LEFT([.E41];1)" office:value-type="string" office:string-value="3" calcext:value-type="string">
            <text:p>3</text:p>
          </table:table-cell>
          <table:table-cell table:formula="of:=RIGHT([.E41];1)" office:value-type="string" office:string-value="0" calcext:value-type="string">
            <text:p>0</text:p>
          </table:table-cell>
          <table:table-cell/>
          <table:table-cell table:formula="of:=&quot;{teams: {A:'&quot;&amp;[.H41]&amp;&quot;', B:'&quot;&amp;[.I41]&amp;&quot;'}, result:{A:&quot;&amp;[.J41]&amp;&quot;,B:&quot;&amp;[.K41]&amp;&quot;}, players:{1:{A:&quot;&amp;[.L41]&amp;&quot;,B:&quot;&amp;[.M41]&amp;&quot;},2:{A:&quot;&amp;[.N41]&amp;&quot;,B:&quot;&amp;[.O41]&amp;&quot;},3:{A:&quot;&amp;[.P41]&amp;&quot;,B:&quot;&amp;[.Q41]&amp;&quot;},4:{A:&quot;&amp;[.R41]&amp;&quot;,B:&quot;&amp;[.S41]&amp;&quot;}}},&quot;" office:value-type="string" office:string-value="{teams: {A:'BRE', B:'COS'}, result:{A:2,B:0}, players:{1:{A:3,B:0},2:{A:3,B:0},3:{A:2,B:0},4:{A:3,B:0}}}," calcext:value-type="string">
            <text:p>{teams: {A:'BRE', B:'COS'}, result:{A:2,B:0}, players:{1:{A:3,B:0},2:{A:3,B:0},3:{A:2,B:0},4:{A:3,B:0}}},</text:p>
          </table:table-cell>
        </table:table-row>
        <table:table-row table:style-name="ro1">
          <table:table-cell office:value-type="string" calcext:value-type="string">
            <text:p>ARG - CRO [0-3]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42];3)" office:value-type="string" office:string-value="ARG" calcext:value-type="string">
            <text:p>ARG</text:p>
          </table:table-cell>
          <table:table-cell table:formula="of:=RIGHT(LEFT([.A42];9);3)" office:value-type="string" office:string-value="CRO" calcext:value-type="string">
            <text:p>CRO</text:p>
          </table:table-cell>
          <table:table-cell table:formula="of:=LEFT(RIGHT([.A42];4);1)" office:value-type="string" office:string-value="0" calcext:value-type="string">
            <text:p>0</text:p>
          </table:table-cell>
          <table:table-cell table:formula="of:=LEFT(RIGHT(RIGHT([.A42];4);2);1)" office:value-type="string" office:string-value="3" calcext:value-type="string">
            <text:p>3</text:p>
          </table:table-cell>
          <table:table-cell table:formula="of:=LEFT([.B42];1)" office:value-type="string" office:string-value="2" calcext:value-type="string">
            <text:p>2</text:p>
          </table:table-cell>
          <table:table-cell table:formula="of:=RIGHT([.B42];1)" office:value-type="string" office:string-value="0" calcext:value-type="string">
            <text:p>0</text:p>
          </table:table-cell>
          <table:table-cell table:formula="of:=LEFT([.C42];1)" office:value-type="string" office:string-value="2" calcext:value-type="string">
            <text:p>2</text:p>
          </table:table-cell>
          <table:table-cell table:formula="of:=RIGHT([.C42];1)" office:value-type="string" office:string-value="1" calcext:value-type="string">
            <text:p>1</text:p>
          </table:table-cell>
          <table:table-cell table:formula="of:=LEFT([.D42];1)" office:value-type="string" office:string-value="2" calcext:value-type="string">
            <text:p>2</text:p>
          </table:table-cell>
          <table:table-cell table:formula="of:=RIGHT([.D42];1)" office:value-type="string" office:string-value="2" calcext:value-type="string">
            <text:p>2</text:p>
          </table:table-cell>
          <table:table-cell table:formula="of:=LEFT([.E42];1)" office:value-type="string" office:string-value="2" calcext:value-type="string">
            <text:p>2</text:p>
          </table:table-cell>
          <table:table-cell table:formula="of:=RIGHT([.E42];1)" office:value-type="string" office:string-value="1" calcext:value-type="string">
            <text:p>1</text:p>
          </table:table-cell>
          <table:table-cell/>
          <table:table-cell table:formula="of:=&quot;{teams: {A:'&quot;&amp;[.H42]&amp;&quot;', B:'&quot;&amp;[.I42]&amp;&quot;'}, result:{A:&quot;&amp;[.J42]&amp;&quot;,B:&quot;&amp;[.K42]&amp;&quot;}, players:{1:{A:&quot;&amp;[.L42]&amp;&quot;,B:&quot;&amp;[.M42]&amp;&quot;},2:{A:&quot;&amp;[.N42]&amp;&quot;,B:&quot;&amp;[.O42]&amp;&quot;},3:{A:&quot;&amp;[.P42]&amp;&quot;,B:&quot;&amp;[.Q42]&amp;&quot;},4:{A:&quot;&amp;[.R42]&amp;&quot;,B:&quot;&amp;[.S42]&amp;&quot;}}},&quot;" office:value-type="string" office:string-value="{teams: {A:'ARG', B:'CRO'}, result:{A:0,B:3}, players:{1:{A:2,B:0},2:{A:2,B:1},3:{A:2,B:2},4:{A:2,B:1}}}," calcext:value-type="string">
            <text:p>{teams: {A:'ARG', B:'CRO'}, result:{A:0,B:3}, players:{1:{A:2,B:0},2:{A:2,B:1},3:{A:2,B:2},4:{A:2,B:1}}},</text:p>
          </table:table-cell>
        </table:table-row>
        <table:table-row table:style-name="ro1">
          <table:table-cell office:value-type="string" calcext:value-type="string">
            <text:p>FRA - PER [1-0]</text:p>
          </table:table-cell>
          <table:table-cell office:value-type="string" calcext:value-type="string">
            <text:p>3-1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3-0</text:p>
          </table:table-cell>
          <table:table-cell office:value-type="float" office:value="6" calcext:value-type="float">
            <text:p>6</text:p>
          </table:table-cell>
          <table:table-cell/>
          <table:table-cell table:formula="of:=LEFT([.A43];3)" office:value-type="string" office:string-value="FRA" calcext:value-type="string">
            <text:p>FRA</text:p>
          </table:table-cell>
          <table:table-cell table:formula="of:=RIGHT(LEFT([.A43];9);3)" office:value-type="string" office:string-value="PER" calcext:value-type="string">
            <text:p>PER</text:p>
          </table:table-cell>
          <table:table-cell table:formula="of:=LEFT(RIGHT([.A43];4);1)" office:value-type="string" office:string-value="1" calcext:value-type="string">
            <text:p>1</text:p>
          </table:table-cell>
          <table:table-cell table:formula="of:=LEFT(RIGHT(RIGHT([.A43];4);2);1)" office:value-type="string" office:string-value="0" calcext:value-type="string">
            <text:p>0</text:p>
          </table:table-cell>
          <table:table-cell table:formula="of:=LEFT([.B43];1)" office:value-type="string" office:string-value="3" calcext:value-type="string">
            <text:p>3</text:p>
          </table:table-cell>
          <table:table-cell table:formula="of:=RIGHT([.B43];1)" office:value-type="string" office:string-value="1" calcext:value-type="string">
            <text:p>1</text:p>
          </table:table-cell>
          <table:table-cell table:formula="of:=LEFT([.C43];1)" office:value-type="string" office:string-value="2" calcext:value-type="string">
            <text:p>2</text:p>
          </table:table-cell>
          <table:table-cell table:formula="of:=RIGHT([.C43];1)" office:value-type="string" office:string-value="1" calcext:value-type="string">
            <text:p>1</text:p>
          </table:table-cell>
          <table:table-cell table:formula="of:=LEFT([.D43];1)" office:value-type="string" office:string-value="2" calcext:value-type="string">
            <text:p>2</text:p>
          </table:table-cell>
          <table:table-cell table:formula="of:=RIGHT([.D43];1)" office:value-type="string" office:string-value="1" calcext:value-type="string">
            <text:p>1</text:p>
          </table:table-cell>
          <table:table-cell table:formula="of:=LEFT([.E43];1)" office:value-type="string" office:string-value="3" calcext:value-type="string">
            <text:p>3</text:p>
          </table:table-cell>
          <table:table-cell table:formula="of:=RIGHT([.E43];1)" office:value-type="string" office:string-value="0" calcext:value-type="string">
            <text:p>0</text:p>
          </table:table-cell>
          <table:table-cell/>
          <table:table-cell table:formula="of:=&quot;{teams: {A:'&quot;&amp;[.H43]&amp;&quot;', B:'&quot;&amp;[.I43]&amp;&quot;'}, result:{A:&quot;&amp;[.J43]&amp;&quot;,B:&quot;&amp;[.K43]&amp;&quot;}, players:{1:{A:&quot;&amp;[.L43]&amp;&quot;,B:&quot;&amp;[.M43]&amp;&quot;},2:{A:&quot;&amp;[.N43]&amp;&quot;,B:&quot;&amp;[.O43]&amp;&quot;},3:{A:&quot;&amp;[.P43]&amp;&quot;,B:&quot;&amp;[.Q43]&amp;&quot;},4:{A:&quot;&amp;[.R43]&amp;&quot;,B:&quot;&amp;[.S43]&amp;&quot;}}},&quot;" office:value-type="string" office:string-value="{teams: {A:'FRA', B:'PER'}, result:{A:1,B:0}, players:{1:{A:3,B:1},2:{A:2,B:1},3:{A:2,B:1},4:{A:3,B:0}}}," calcext:value-type="string">
            <text:p>{teams: {A:'FRA', B:'PER'}, result:{A:1,B:0}, players:{1:{A:3,B:1},2:{A:2,B:1},3:{A:2,B:1},4:{A:3,B:0}}},</text:p>
          </table:table-cell>
        </table:table-row>
        <table:table-row table:style-name="ro1">
          <table:table-cell office:value-type="string" calcext:value-type="string">
            <text:p>DAN - AUS [1-1]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0</text:p>
          </table:table-cell>
          <table:table-cell office:value-type="float" office:value="2" calcext:value-type="float">
            <text:p>2</text:p>
          </table:table-cell>
          <table:table-cell/>
          <table:table-cell table:formula="of:=LEFT([.A44];3)" office:value-type="string" office:string-value="DAN" calcext:value-type="string">
            <text:p>DAN</text:p>
          </table:table-cell>
          <table:table-cell table:formula="of:=RIGHT(LEFT([.A44];9);3)" office:value-type="string" office:string-value="AUS" calcext:value-type="string">
            <text:p>AUS</text:p>
          </table:table-cell>
          <table:table-cell table:formula="of:=LEFT(RIGHT([.A44];4);1)" office:value-type="string" office:string-value="1" calcext:value-type="string">
            <text:p>1</text:p>
          </table:table-cell>
          <table:table-cell table:formula="of:=LEFT(RIGHT(RIGHT([.A44];4);2);1)" office:value-type="string" office:string-value="1" calcext:value-type="string">
            <text:p>1</text:p>
          </table:table-cell>
          <table:table-cell table:formula="of:=LEFT([.B44];1)" office:value-type="string" office:string-value="2" calcext:value-type="string">
            <text:p>2</text:p>
          </table:table-cell>
          <table:table-cell table:formula="of:=RIGHT([.B44];1)" office:value-type="string" office:string-value="1" calcext:value-type="string">
            <text:p>1</text:p>
          </table:table-cell>
          <table:table-cell table:formula="of:=LEFT([.C44];1)" office:value-type="string" office:string-value="2" calcext:value-type="string">
            <text:p>2</text:p>
          </table:table-cell>
          <table:table-cell table:formula="of:=RIGHT([.C44];1)" office:value-type="string" office:string-value="1" calcext:value-type="string">
            <text:p>1</text:p>
          </table:table-cell>
          <table:table-cell table:formula="of:=LEFT([.D44];1)" office:value-type="string" office:string-value="2" calcext:value-type="string">
            <text:p>2</text:p>
          </table:table-cell>
          <table:table-cell table:formula="of:=RIGHT([.D44];1)" office:value-type="string" office:string-value="2" calcext:value-type="string">
            <text:p>2</text:p>
          </table:table-cell>
          <table:table-cell table:formula="of:=LEFT([.E44];1)" office:value-type="string" office:string-value="2" calcext:value-type="string">
            <text:p>2</text:p>
          </table:table-cell>
          <table:table-cell table:formula="of:=RIGHT([.E44];1)" office:value-type="string" office:string-value="0" calcext:value-type="string">
            <text:p>0</text:p>
          </table:table-cell>
          <table:table-cell/>
          <table:table-cell table:formula="of:=&quot;{teams: {A:'&quot;&amp;[.H44]&amp;&quot;', B:'&quot;&amp;[.I44]&amp;&quot;'}, result:{A:&quot;&amp;[.J44]&amp;&quot;,B:&quot;&amp;[.K44]&amp;&quot;}, players:{1:{A:&quot;&amp;[.L44]&amp;&quot;,B:&quot;&amp;[.M44]&amp;&quot;},2:{A:&quot;&amp;[.N44]&amp;&quot;,B:&quot;&amp;[.O44]&amp;&quot;},3:{A:&quot;&amp;[.P44]&amp;&quot;,B:&quot;&amp;[.Q44]&amp;&quot;},4:{A:&quot;&amp;[.R44]&amp;&quot;,B:&quot;&amp;[.S44]&amp;&quot;}}},&quot;" office:value-type="string" office:string-value="{teams: {A:'DAN', B:'AUS'}, result:{A:1,B:1}, players:{1:{A:2,B:1},2:{A:2,B:1},3:{A:2,B:2},4:{A:2,B:0}}}," calcext:value-type="string">
            <text:p>{teams: {A:'DAN', B:'AUS'}, result:{A:1,B:1}, players:{1:{A:2,B:1},2:{A:2,B:1},3:{A:2,B:2},4:{A:2,B:0}}},</text:p>
          </table:table-cell>
        </table:table-row>
        <table:table-row table:style-name="ro1">
          <table:table-cell office:value-type="string" calcext:value-type="string">
            <text:p>IRA - ESP [0-1]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0-2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45];3)" office:value-type="string" office:string-value="IRA" calcext:value-type="string">
            <text:p>IRA</text:p>
          </table:table-cell>
          <table:table-cell table:formula="of:=RIGHT(LEFT([.A45];9);3)" office:value-type="string" office:string-value="ESP" calcext:value-type="string">
            <text:p>ESP</text:p>
          </table:table-cell>
          <table:table-cell table:formula="of:=LEFT(RIGHT([.A45];4);1)" office:value-type="string" office:string-value="0" calcext:value-type="string">
            <text:p>0</text:p>
          </table:table-cell>
          <table:table-cell table:formula="of:=LEFT(RIGHT(RIGHT([.A45];4);2);1)" office:value-type="string" office:string-value="1" calcext:value-type="string">
            <text:p>1</text:p>
          </table:table-cell>
          <table:table-cell table:formula="of:=LEFT([.B45];1)" office:value-type="string" office:string-value="1" calcext:value-type="string">
            <text:p>1</text:p>
          </table:table-cell>
          <table:table-cell table:formula="of:=RIGHT([.B45];1)" office:value-type="string" office:string-value="3" calcext:value-type="string">
            <text:p>3</text:p>
          </table:table-cell>
          <table:table-cell table:formula="of:=LEFT([.C45];1)" office:value-type="string" office:string-value="1" calcext:value-type="string">
            <text:p>1</text:p>
          </table:table-cell>
          <table:table-cell table:formula="of:=RIGHT([.C45];1)" office:value-type="string" office:string-value="2" calcext:value-type="string">
            <text:p>2</text:p>
          </table:table-cell>
          <table:table-cell table:formula="of:=LEFT([.D45];1)" office:value-type="string" office:string-value="0" calcext:value-type="string">
            <text:p>0</text:p>
          </table:table-cell>
          <table:table-cell table:formula="of:=RIGHT([.D45];1)" office:value-type="string" office:string-value="4" calcext:value-type="string">
            <text:p>4</text:p>
          </table:table-cell>
          <table:table-cell table:formula="of:=LEFT([.E45];1)" office:value-type="string" office:string-value="0" calcext:value-type="string">
            <text:p>0</text:p>
          </table:table-cell>
          <table:table-cell table:formula="of:=RIGHT([.E45];1)" office:value-type="string" office:string-value="2" calcext:value-type="string">
            <text:p>2</text:p>
          </table:table-cell>
          <table:table-cell/>
          <table:table-cell table:formula="of:=&quot;{teams: {A:'&quot;&amp;[.H45]&amp;&quot;', B:'&quot;&amp;[.I45]&amp;&quot;'}, result:{A:&quot;&amp;[.J45]&amp;&quot;,B:&quot;&amp;[.K45]&amp;&quot;}, players:{1:{A:&quot;&amp;[.L45]&amp;&quot;,B:&quot;&amp;[.M45]&amp;&quot;},2:{A:&quot;&amp;[.N45]&amp;&quot;,B:&quot;&amp;[.O45]&amp;&quot;},3:{A:&quot;&amp;[.P45]&amp;&quot;,B:&quot;&amp;[.Q45]&amp;&quot;},4:{A:&quot;&amp;[.R45]&amp;&quot;,B:&quot;&amp;[.S45]&amp;&quot;}}},&quot;" office:value-type="string" office:string-value="{teams: {A:'IRA', B:'ESP'}, result:{A:0,B:1}, players:{1:{A:1,B:3},2:{A:1,B:2},3:{A:0,B:4},4:{A:0,B:2}}}," calcext:value-type="string">
            <text:p>{teams: {A:'IRA', B:'ESP'}, result:{A:0,B:1}, players:{1:{A:1,B:3},2:{A:1,B:2},3:{A:0,B:4},4:{A:0,B:2}}},</text:p>
          </table:table-cell>
        </table:table-row>
        <table:table-row table:style-name="ro1">
          <table:table-cell office:value-type="string" calcext:value-type="string">
            <text:p>URU - ARA [1-0]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2-0</text:p>
          </table:table-cell>
          <table:table-cell office:value-type="float" office:value="4" calcext:value-type="float">
            <text:p>4</text:p>
          </table:table-cell>
          <table:table-cell/>
          <table:table-cell table:formula="of:=LEFT([.A46];3)" office:value-type="string" office:string-value="URU" calcext:value-type="string">
            <text:p>URU</text:p>
          </table:table-cell>
          <table:table-cell table:formula="of:=RIGHT(LEFT([.A46];9);3)" office:value-type="string" office:string-value="ARA" calcext:value-type="string">
            <text:p>ARA</text:p>
          </table:table-cell>
          <table:table-cell table:formula="of:=LEFT(RIGHT([.A46];4);1)" office:value-type="string" office:string-value="1" calcext:value-type="string">
            <text:p>1</text:p>
          </table:table-cell>
          <table:table-cell table:formula="of:=LEFT(RIGHT(RIGHT([.A46];4);2);1)" office:value-type="string" office:string-value="0" calcext:value-type="string">
            <text:p>0</text:p>
          </table:table-cell>
          <table:table-cell table:formula="of:=LEFT([.B46];1)" office:value-type="string" office:string-value="5" calcext:value-type="string">
            <text:p>5</text:p>
          </table:table-cell>
          <table:table-cell table:formula="of:=RIGHT([.B46];1)" office:value-type="string" office:string-value="1" calcext:value-type="string">
            <text:p>1</text:p>
          </table:table-cell>
          <table:table-cell table:formula="of:=LEFT([.C46];1)" office:value-type="string" office:string-value="3" calcext:value-type="string">
            <text:p>3</text:p>
          </table:table-cell>
          <table:table-cell table:formula="of:=RIGHT([.C46];1)" office:value-type="string" office:string-value="1" calcext:value-type="string">
            <text:p>1</text:p>
          </table:table-cell>
          <table:table-cell table:formula="of:=LEFT([.D46];1)" office:value-type="string" office:string-value="4" calcext:value-type="string">
            <text:p>4</text:p>
          </table:table-cell>
          <table:table-cell table:formula="of:=RIGHT([.D46];1)" office:value-type="string" office:string-value="0" calcext:value-type="string">
            <text:p>0</text:p>
          </table:table-cell>
          <table:table-cell table:formula="of:=LEFT([.E46];1)" office:value-type="string" office:string-value="2" calcext:value-type="string">
            <text:p>2</text:p>
          </table:table-cell>
          <table:table-cell table:formula="of:=RIGHT([.E46];1)" office:value-type="string" office:string-value="0" calcext:value-type="string">
            <text:p>0</text:p>
          </table:table-cell>
          <table:table-cell/>
          <table:table-cell table:formula="of:=&quot;{teams: {A:'&quot;&amp;[.H46]&amp;&quot;', B:'&quot;&amp;[.I46]&amp;&quot;'}, result:{A:&quot;&amp;[.J46]&amp;&quot;,B:&quot;&amp;[.K46]&amp;&quot;}, players:{1:{A:&quot;&amp;[.L46]&amp;&quot;,B:&quot;&amp;[.M46]&amp;&quot;},2:{A:&quot;&amp;[.N46]&amp;&quot;,B:&quot;&amp;[.O46]&amp;&quot;},3:{A:&quot;&amp;[.P46]&amp;&quot;,B:&quot;&amp;[.Q46]&amp;&quot;},4:{A:&quot;&amp;[.R46]&amp;&quot;,B:&quot;&amp;[.S46]&amp;&quot;}}},&quot;" office:value-type="string" office:string-value="{teams: {A:'URU', B:'ARA'}, result:{A:1,B:0}, players:{1:{A:5,B:1},2:{A:3,B:1},3:{A:4,B:0},4:{A:2,B:0}}}," calcext:value-type="string">
            <text:p>{teams: {A:'URU', B:'ARA'}, result:{A:1,B:0}, players:{1:{A:5,B:1},2:{A:3,B:1},3:{A:4,B:0},4:{A:2,B:0}}},</text:p>
          </table:table-cell>
        </table:table-row>
        <table:table-row table:style-name="ro1">
          <table:table-cell office:value-type="string" calcext:value-type="string">
            <text:p>POR - MAR [1-0]</text:p>
          </table:table-cell>
          <table:table-cell office:value-type="string" calcext:value-type="string">
            <text:p>4-0</text:p>
          </table:table-cell>
          <table:table-cell table:number-columns-repeated="2" office:value-type="string" calcext:value-type="string">
            <text:p>3-1</text:p>
          </table:table-cell>
          <table:table-cell office:value-type="string" calcext:value-type="string">
            <text:p>3-0</text:p>
          </table:table-cell>
          <table:table-cell office:value-type="float" office:value="4" calcext:value-type="float">
            <text:p>4</text:p>
          </table:table-cell>
          <table:table-cell/>
          <table:table-cell table:formula="of:=LEFT([.A47];3)" office:value-type="string" office:string-value="POR" calcext:value-type="string">
            <text:p>POR</text:p>
          </table:table-cell>
          <table:table-cell table:formula="of:=RIGHT(LEFT([.A47];9);3)" office:value-type="string" office:string-value="MAR" calcext:value-type="string">
            <text:p>MAR</text:p>
          </table:table-cell>
          <table:table-cell table:formula="of:=LEFT(RIGHT([.A47];4);1)" office:value-type="string" office:string-value="1" calcext:value-type="string">
            <text:p>1</text:p>
          </table:table-cell>
          <table:table-cell table:formula="of:=LEFT(RIGHT(RIGHT([.A47];4);2);1)" office:value-type="string" office:string-value="0" calcext:value-type="string">
            <text:p>0</text:p>
          </table:table-cell>
          <table:table-cell table:formula="of:=LEFT([.B47];1)" office:value-type="string" office:string-value="4" calcext:value-type="string">
            <text:p>4</text:p>
          </table:table-cell>
          <table:table-cell table:formula="of:=RIGHT([.B47];1)" office:value-type="string" office:string-value="0" calcext:value-type="string">
            <text:p>0</text:p>
          </table:table-cell>
          <table:table-cell table:formula="of:=LEFT([.C47];1)" office:value-type="string" office:string-value="3" calcext:value-type="string">
            <text:p>3</text:p>
          </table:table-cell>
          <table:table-cell table:formula="of:=RIGHT([.C47];1)" office:value-type="string" office:string-value="1" calcext:value-type="string">
            <text:p>1</text:p>
          </table:table-cell>
          <table:table-cell table:formula="of:=LEFT([.D47];1)" office:value-type="string" office:string-value="3" calcext:value-type="string">
            <text:p>3</text:p>
          </table:table-cell>
          <table:table-cell table:formula="of:=RIGHT([.D47];1)" office:value-type="string" office:string-value="1" calcext:value-type="string">
            <text:p>1</text:p>
          </table:table-cell>
          <table:table-cell table:formula="of:=LEFT([.E47];1)" office:value-type="string" office:string-value="3" calcext:value-type="string">
            <text:p>3</text:p>
          </table:table-cell>
          <table:table-cell table:formula="of:=RIGHT([.E47];1)" office:value-type="string" office:string-value="0" calcext:value-type="string">
            <text:p>0</text:p>
          </table:table-cell>
          <table:table-cell/>
          <table:table-cell table:formula="of:=&quot;{teams: {A:'&quot;&amp;[.H47]&amp;&quot;', B:'&quot;&amp;[.I47]&amp;&quot;'}, result:{A:&quot;&amp;[.J47]&amp;&quot;,B:&quot;&amp;[.K47]&amp;&quot;}, players:{1:{A:&quot;&amp;[.L47]&amp;&quot;,B:&quot;&amp;[.M47]&amp;&quot;},2:{A:&quot;&amp;[.N47]&amp;&quot;,B:&quot;&amp;[.O47]&amp;&quot;},3:{A:&quot;&amp;[.P47]&amp;&quot;,B:&quot;&amp;[.Q47]&amp;&quot;},4:{A:&quot;&amp;[.R47]&amp;&quot;,B:&quot;&amp;[.S47]&amp;&quot;}}},&quot;" office:value-type="string" office:string-value="{teams: {A:'POR', B:'MAR'}, result:{A:1,B:0}, players:{1:{A:4,B:0},2:{A:3,B:1},3:{A:3,B:1},4:{A:3,B:0}}}," calcext:value-type="string">
            <text:p>{teams: {A:'POR', B:'MAR'}, result:{A:1,B:0}, players:{1:{A:4,B:0},2:{A:3,B:1},3:{A:3,B:1},4:{A:3,B:0}}},</text:p>
          </table:table-cell>
        </table:table-row>
        <table:table-row table:style-name="ro1">
          <table:table-cell office:value-type="string" calcext:value-type="string">
            <text:p>RUS - EGY [3-1]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0</text:p>
          </table:table-cell>
          <table:table-cell office:value-type="float" office:value="3" calcext:value-type="float">
            <text:p>3</text:p>
          </table:table-cell>
          <table:table-cell/>
          <table:table-cell table:formula="of:=LEFT([.A48];3)" office:value-type="string" office:string-value="RUS" calcext:value-type="string">
            <text:p>RUS</text:p>
          </table:table-cell>
          <table:table-cell table:formula="of:=RIGHT(LEFT([.A48];9);3)" office:value-type="string" office:string-value="EGY" calcext:value-type="string">
            <text:p>EGY</text:p>
          </table:table-cell>
          <table:table-cell table:formula="of:=LEFT(RIGHT([.A48];4);1)" office:value-type="string" office:string-value="3" calcext:value-type="string">
            <text:p>3</text:p>
          </table:table-cell>
          <table:table-cell table:formula="of:=LEFT(RIGHT(RIGHT([.A48];4);2);1)" office:value-type="string" office:string-value="1" calcext:value-type="string">
            <text:p>1</text:p>
          </table:table-cell>
          <table:table-cell table:formula="of:=LEFT([.B48];1)" office:value-type="string" office:string-value="3" calcext:value-type="string">
            <text:p>3</text:p>
          </table:table-cell>
          <table:table-cell table:formula="of:=RIGHT([.B48];1)" office:value-type="string" office:string-value="2" calcext:value-type="string">
            <text:p>2</text:p>
          </table:table-cell>
          <table:table-cell table:formula="of:=LEFT([.C48];1)" office:value-type="string" office:string-value="2" calcext:value-type="string">
            <text:p>2</text:p>
          </table:table-cell>
          <table:table-cell table:formula="of:=RIGHT([.C48];1)" office:value-type="string" office:string-value="2" calcext:value-type="string">
            <text:p>2</text:p>
          </table:table-cell>
          <table:table-cell table:formula="of:=LEFT([.D48];1)" office:value-type="string" office:string-value="2" calcext:value-type="string">
            <text:p>2</text:p>
          </table:table-cell>
          <table:table-cell table:formula="of:=RIGHT([.D48];1)" office:value-type="string" office:string-value="1" calcext:value-type="string">
            <text:p>1</text:p>
          </table:table-cell>
          <table:table-cell table:formula="of:=LEFT([.E48];1)" office:value-type="string" office:string-value="1" calcext:value-type="string">
            <text:p>1</text:p>
          </table:table-cell>
          <table:table-cell table:formula="of:=RIGHT([.E48];1)" office:value-type="string" office:string-value="0" calcext:value-type="string">
            <text:p>0</text:p>
          </table:table-cell>
          <table:table-cell/>
          <table:table-cell table:formula="of:=&quot;{teams: {A:'&quot;&amp;[.H48]&amp;&quot;', B:'&quot;&amp;[.I48]&amp;&quot;'}, result:{A:&quot;&amp;[.J48]&amp;&quot;,B:&quot;&amp;[.K48]&amp;&quot;}, players:{1:{A:&quot;&amp;[.L48]&amp;&quot;,B:&quot;&amp;[.M48]&amp;&quot;},2:{A:&quot;&amp;[.N48]&amp;&quot;,B:&quot;&amp;[.O48]&amp;&quot;},3:{A:&quot;&amp;[.P48]&amp;&quot;,B:&quot;&amp;[.Q48]&amp;&quot;},4:{A:&quot;&amp;[.R48]&amp;&quot;,B:&quot;&amp;[.S48]&amp;&quot;}}},&quot;" office:value-type="string" office:string-value="{teams: {A:'RUS', B:'EGY'}, result:{A:3,B:1}, players:{1:{A:3,B:2},2:{A:2,B:2},3:{A:2,B:1},4:{A:1,B:0}}}," calcext:value-type="string">
            <text:p>{teams: {A:'RUS', B:'EGY'}, result:{A:3,B:1}, players:{1:{A:3,B:2},2:{A:2,B:2},3:{A:2,B:1},4:{A:1,B:0}}},</text:p>
          </table:table-cell>
        </table:table-row>
        <table:table-row table:style-name="ro1">
          <table:table-cell office:value-type="string" calcext:value-type="string">
            <text:p>POL - SEN [1-2]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49];3)" office:value-type="string" office:string-value="POL" calcext:value-type="string">
            <text:p>POL</text:p>
          </table:table-cell>
          <table:table-cell table:formula="of:=RIGHT(LEFT([.A49];9);3)" office:value-type="string" office:string-value="SEN" calcext:value-type="string">
            <text:p>SEN</text:p>
          </table:table-cell>
          <table:table-cell table:formula="of:=LEFT(RIGHT([.A49];4);1)" office:value-type="string" office:string-value="1" calcext:value-type="string">
            <text:p>1</text:p>
          </table:table-cell>
          <table:table-cell table:formula="of:=LEFT(RIGHT(RIGHT([.A49];4);2);1)" office:value-type="string" office:string-value="2" calcext:value-type="string">
            <text:p>2</text:p>
          </table:table-cell>
          <table:table-cell table:formula="of:=LEFT([.B49];1)" office:value-type="string" office:string-value="2" calcext:value-type="string">
            <text:p>2</text:p>
          </table:table-cell>
          <table:table-cell table:formula="of:=RIGHT([.B49];1)" office:value-type="string" office:string-value="3" calcext:value-type="string">
            <text:p>3</text:p>
          </table:table-cell>
          <table:table-cell table:formula="of:=LEFT([.C49];1)" office:value-type="string" office:string-value="2" calcext:value-type="string">
            <text:p>2</text:p>
          </table:table-cell>
          <table:table-cell table:formula="of:=RIGHT([.C49];1)" office:value-type="string" office:string-value="1" calcext:value-type="string">
            <text:p>1</text:p>
          </table:table-cell>
          <table:table-cell table:formula="of:=LEFT([.D49];1)" office:value-type="string" office:string-value="1" calcext:value-type="string">
            <text:p>1</text:p>
          </table:table-cell>
          <table:table-cell table:formula="of:=RIGHT([.D49];1)" office:value-type="string" office:string-value="2" calcext:value-type="string">
            <text:p>2</text:p>
          </table:table-cell>
          <table:table-cell table:formula="of:=LEFT([.E49];1)" office:value-type="string" office:string-value="1" calcext:value-type="string">
            <text:p>1</text:p>
          </table:table-cell>
          <table:table-cell table:formula="of:=RIGHT([.E49];1)" office:value-type="string" office:string-value="1" calcext:value-type="string">
            <text:p>1</text:p>
          </table:table-cell>
          <table:table-cell/>
          <table:table-cell table:formula="of:=&quot;{teams: {A:'&quot;&amp;[.H49]&amp;&quot;', B:'&quot;&amp;[.I49]&amp;&quot;'}, result:{A:&quot;&amp;[.J49]&amp;&quot;,B:&quot;&amp;[.K49]&amp;&quot;}, players:{1:{A:&quot;&amp;[.L49]&amp;&quot;,B:&quot;&amp;[.M49]&amp;&quot;},2:{A:&quot;&amp;[.N49]&amp;&quot;,B:&quot;&amp;[.O49]&amp;&quot;},3:{A:&quot;&amp;[.P49]&amp;&quot;,B:&quot;&amp;[.Q49]&amp;&quot;},4:{A:&quot;&amp;[.R49]&amp;&quot;,B:&quot;&amp;[.S49]&amp;&quot;}}},&quot;" office:value-type="string" office:string-value="{teams: {A:'POL', B:'SEN'}, result:{A:1,B:2}, players:{1:{A:2,B:3},2:{A:2,B:1},3:{A:1,B:2},4:{A:1,B:1}}}," calcext:value-type="string">
            <text:p>{teams: {A:'POL', B:'SEN'}, result:{A:1,B:2}, players:{1:{A:2,B:3},2:{A:2,B:1},3:{A:1,B:2},4:{A:1,B:1}}},</text:p>
          </table:table-cell>
        </table:table-row>
        <table:table-row table:style-name="ro1">
          <table:table-cell office:value-type="string" calcext:value-type="string">
            <text:p>COL - JAP [1-2]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2-0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50];3)" office:value-type="string" office:string-value="COL" calcext:value-type="string">
            <text:p>COL</text:p>
          </table:table-cell>
          <table:table-cell table:formula="of:=RIGHT(LEFT([.A50];9);3)" office:value-type="string" office:string-value="JAP" calcext:value-type="string">
            <text:p>JAP</text:p>
          </table:table-cell>
          <table:table-cell table:formula="of:=LEFT(RIGHT([.A50];4);1)" office:value-type="string" office:string-value="1" calcext:value-type="string">
            <text:p>1</text:p>
          </table:table-cell>
          <table:table-cell table:formula="of:=LEFT(RIGHT(RIGHT([.A50];4);2);1)" office:value-type="string" office:string-value="2" calcext:value-type="string">
            <text:p>2</text:p>
          </table:table-cell>
          <table:table-cell table:formula="of:=LEFT([.B50];1)" office:value-type="string" office:string-value="1" calcext:value-type="string">
            <text:p>1</text:p>
          </table:table-cell>
          <table:table-cell table:formula="of:=RIGHT([.B50];1)" office:value-type="string" office:string-value="1" calcext:value-type="string">
            <text:p>1</text:p>
          </table:table-cell>
          <table:table-cell table:formula="of:=LEFT([.C50];1)" office:value-type="string" office:string-value="2" calcext:value-type="string">
            <text:p>2</text:p>
          </table:table-cell>
          <table:table-cell table:formula="of:=RIGHT([.C50];1)" office:value-type="string" office:string-value="0" calcext:value-type="string">
            <text:p>0</text:p>
          </table:table-cell>
          <table:table-cell table:formula="of:=LEFT([.D50];1)" office:value-type="string" office:string-value="3" calcext:value-type="string">
            <text:p>3</text:p>
          </table:table-cell>
          <table:table-cell table:formula="of:=RIGHT([.D50];1)" office:value-type="string" office:string-value="0" calcext:value-type="string">
            <text:p>0</text:p>
          </table:table-cell>
          <table:table-cell table:formula="of:=LEFT([.E50];1)" office:value-type="string" office:string-value="2" calcext:value-type="string">
            <text:p>2</text:p>
          </table:table-cell>
          <table:table-cell table:formula="of:=RIGHT([.E50];1)" office:value-type="string" office:string-value="0" calcext:value-type="string">
            <text:p>0</text:p>
          </table:table-cell>
          <table:table-cell/>
          <table:table-cell table:formula="of:=&quot;{teams: {A:'&quot;&amp;[.H50]&amp;&quot;', B:'&quot;&amp;[.I50]&amp;&quot;'}, result:{A:&quot;&amp;[.J50]&amp;&quot;,B:&quot;&amp;[.K50]&amp;&quot;}, players:{1:{A:&quot;&amp;[.L50]&amp;&quot;,B:&quot;&amp;[.M50]&amp;&quot;},2:{A:&quot;&amp;[.N50]&amp;&quot;,B:&quot;&amp;[.O50]&amp;&quot;},3:{A:&quot;&amp;[.P50]&amp;&quot;,B:&quot;&amp;[.Q50]&amp;&quot;},4:{A:&quot;&amp;[.R50]&amp;&quot;,B:&quot;&amp;[.S50]&amp;&quot;}}},&quot;" office:value-type="string" office:string-value="{teams: {A:'COL', B:'JAP'}, result:{A:1,B:2}, players:{1:{A:1,B:1},2:{A:2,B:0},3:{A:3,B:0},4:{A:2,B:0}}}," calcext:value-type="string">
            <text:p>{teams: {A:'COL', B:'JAP'}, result:{A:1,B:2}, players:{1:{A:1,B:1},2:{A:2,B:0},3:{A:3,B:0},4:{A:2,B:0}}},</text:p>
          </table:table-cell>
        </table:table-row>
        <table:table-row table:style-name="ro1">
          <table:table-cell office:value-type="string" calcext:value-type="string">
            <text:p>TUN - ANG [1-2]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0-3</text:p>
          </table:table-cell>
          <table:table-cell office:value-type="float" office:value="7" calcext:value-type="float">
            <text:p>7</text:p>
          </table:table-cell>
          <table:table-cell/>
          <table:table-cell table:formula="of:=LEFT([.A51];3)" office:value-type="string" office:string-value="TUN" calcext:value-type="string">
            <text:p>TUN</text:p>
          </table:table-cell>
          <table:table-cell table:formula="of:=RIGHT(LEFT([.A51];9);3)" office:value-type="string" office:string-value="ANG" calcext:value-type="string">
            <text:p>ANG</text:p>
          </table:table-cell>
          <table:table-cell table:formula="of:=LEFT(RIGHT([.A51];4);1)" office:value-type="string" office:string-value="1" calcext:value-type="string">
            <text:p>1</text:p>
          </table:table-cell>
          <table:table-cell table:formula="of:=LEFT(RIGHT(RIGHT([.A51];4);2);1)" office:value-type="string" office:string-value="2" calcext:value-type="string">
            <text:p>2</text:p>
          </table:table-cell>
          <table:table-cell table:formula="of:=LEFT([.B51];1)" office:value-type="string" office:string-value="1" calcext:value-type="string">
            <text:p>1</text:p>
          </table:table-cell>
          <table:table-cell table:formula="of:=RIGHT([.B51];1)" office:value-type="string" office:string-value="2" calcext:value-type="string">
            <text:p>2</text:p>
          </table:table-cell>
          <table:table-cell table:formula="of:=LEFT([.C51];1)" office:value-type="string" office:string-value="1" calcext:value-type="string">
            <text:p>1</text:p>
          </table:table-cell>
          <table:table-cell table:formula="of:=RIGHT([.C51];1)" office:value-type="string" office:string-value="2" calcext:value-type="string">
            <text:p>2</text:p>
          </table:table-cell>
          <table:table-cell table:formula="of:=LEFT([.D51];1)" office:value-type="string" office:string-value="1" calcext:value-type="string">
            <text:p>1</text:p>
          </table:table-cell>
          <table:table-cell table:formula="of:=RIGHT([.D51];1)" office:value-type="string" office:string-value="1" calcext:value-type="string">
            <text:p>1</text:p>
          </table:table-cell>
          <table:table-cell table:formula="of:=LEFT([.E51];1)" office:value-type="string" office:string-value="0" calcext:value-type="string">
            <text:p>0</text:p>
          </table:table-cell>
          <table:table-cell table:formula="of:=RIGHT([.E51];1)" office:value-type="string" office:string-value="3" calcext:value-type="string">
            <text:p>3</text:p>
          </table:table-cell>
          <table:table-cell/>
          <table:table-cell table:formula="of:=&quot;{teams: {A:'&quot;&amp;[.H51]&amp;&quot;', B:'&quot;&amp;[.I51]&amp;&quot;'}, result:{A:&quot;&amp;[.J51]&amp;&quot;,B:&quot;&amp;[.K51]&amp;&quot;}, players:{1:{A:&quot;&amp;[.L51]&amp;&quot;,B:&quot;&amp;[.M51]&amp;&quot;},2:{A:&quot;&amp;[.N51]&amp;&quot;,B:&quot;&amp;[.O51]&amp;&quot;},3:{A:&quot;&amp;[.P51]&amp;&quot;,B:&quot;&amp;[.Q51]&amp;&quot;},4:{A:&quot;&amp;[.R51]&amp;&quot;,B:&quot;&amp;[.S51]&amp;&quot;}}},&quot;" office:value-type="string" office:string-value="{teams: {A:'TUN', B:'ANG'}, result:{A:1,B:2}, players:{1:{A:1,B:2},2:{A:1,B:2},3:{A:1,B:1},4:{A:0,B:3}}}," calcext:value-type="string">
            <text:p>{teams: {A:'TUN', B:'ANG'}, result:{A:1,B:2}, players:{1:{A:1,B:2},2:{A:1,B:2},3:{A:1,B:1},4:{A:0,B:3}}},</text:p>
          </table:table-cell>
        </table:table-row>
        <table:table-row table:style-name="ro1">
          <table:table-cell office:value-type="string" calcext:value-type="string">
            <text:p>BEL - PAN [3-0]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2-0</text:p>
          </table:table-cell>
          <table:table-cell office:value-type="float" office:value="8" calcext:value-type="float">
            <text:p>8</text:p>
          </table:table-cell>
          <table:table-cell/>
          <table:table-cell table:formula="of:=LEFT([.A52];3)" office:value-type="string" office:string-value="BEL" calcext:value-type="string">
            <text:p>BEL</text:p>
          </table:table-cell>
          <table:table-cell table:formula="of:=RIGHT(LEFT([.A52];9);3)" office:value-type="string" office:string-value="PAN" calcext:value-type="string">
            <text:p>PAN</text:p>
          </table:table-cell>
          <table:table-cell table:formula="of:=LEFT(RIGHT([.A52];4);1)" office:value-type="string" office:string-value="3" calcext:value-type="string">
            <text:p>3</text:p>
          </table:table-cell>
          <table:table-cell table:formula="of:=LEFT(RIGHT(RIGHT([.A52];4);2);1)" office:value-type="string" office:string-value="0" calcext:value-type="string">
            <text:p>0</text:p>
          </table:table-cell>
          <table:table-cell table:formula="of:=LEFT([.B52];1)" office:value-type="string" office:string-value="4" calcext:value-type="string">
            <text:p>4</text:p>
          </table:table-cell>
          <table:table-cell table:formula="of:=RIGHT([.B52];1)" office:value-type="string" office:string-value="1" calcext:value-type="string">
            <text:p>1</text:p>
          </table:table-cell>
          <table:table-cell table:formula="of:=LEFT([.C52];1)" office:value-type="string" office:string-value="3" calcext:value-type="string">
            <text:p>3</text:p>
          </table:table-cell>
          <table:table-cell table:formula="of:=RIGHT([.C52];1)" office:value-type="string" office:string-value="0" calcext:value-type="string">
            <text:p>0</text:p>
          </table:table-cell>
          <table:table-cell table:formula="of:=LEFT([.D52];1)" office:value-type="string" office:string-value="5" calcext:value-type="string">
            <text:p>5</text:p>
          </table:table-cell>
          <table:table-cell table:formula="of:=RIGHT([.D52];1)" office:value-type="string" office:string-value="2" calcext:value-type="string">
            <text:p>2</text:p>
          </table:table-cell>
          <table:table-cell table:formula="of:=LEFT([.E52];1)" office:value-type="string" office:string-value="2" calcext:value-type="string">
            <text:p>2</text:p>
          </table:table-cell>
          <table:table-cell table:formula="of:=RIGHT([.E52];1)" office:value-type="string" office:string-value="0" calcext:value-type="string">
            <text:p>0</text:p>
          </table:table-cell>
          <table:table-cell/>
          <table:table-cell table:formula="of:=&quot;{teams: {A:'&quot;&amp;[.H52]&amp;&quot;', B:'&quot;&amp;[.I52]&amp;&quot;'}, result:{A:&quot;&amp;[.J52]&amp;&quot;,B:&quot;&amp;[.K52]&amp;&quot;}, players:{1:{A:&quot;&amp;[.L52]&amp;&quot;,B:&quot;&amp;[.M52]&amp;&quot;},2:{A:&quot;&amp;[.N52]&amp;&quot;,B:&quot;&amp;[.O52]&amp;&quot;},3:{A:&quot;&amp;[.P52]&amp;&quot;,B:&quot;&amp;[.Q52]&amp;&quot;},4:{A:&quot;&amp;[.R52]&amp;&quot;,B:&quot;&amp;[.S52]&amp;&quot;}}},&quot;" office:value-type="string" office:string-value="{teams: {A:'BEL', B:'PAN'}, result:{A:3,B:0}, players:{1:{A:4,B:1},2:{A:3,B:0},3:{A:5,B:2},4:{A:2,B:0}}}," calcext:value-type="string">
            <text:p>{teams: {A:'BEL', B:'PAN'}, result:{A:3,B:0}, players:{1:{A:4,B:1},2:{A:3,B:0},3:{A:5,B:2},4:{A:2,B:0}}},</text:p>
          </table:table-cell>
        </table:table-row>
        <table:table-row table:style-name="ro1">
          <table:table-cell office:value-type="string" calcext:value-type="string">
            <text:p>SUE - COR [1-0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1-0</text:p>
          </table:table-cell>
          <table:table-cell office:value-type="float" office:value="6" calcext:value-type="float">
            <text:p>6</text:p>
          </table:table-cell>
          <table:table-cell/>
          <table:table-cell table:formula="of:=LEFT([.A53];3)" office:value-type="string" office:string-value="SUE" calcext:value-type="string">
            <text:p>SUE</text:p>
          </table:table-cell>
          <table:table-cell table:formula="of:=RIGHT(LEFT([.A53];9);3)" office:value-type="string" office:string-value="COR" calcext:value-type="string">
            <text:p>COR</text:p>
          </table:table-cell>
          <table:table-cell table:formula="of:=LEFT(RIGHT([.A53];4);1)" office:value-type="string" office:string-value="1" calcext:value-type="string">
            <text:p>1</text:p>
          </table:table-cell>
          <table:table-cell table:formula="of:=LEFT(RIGHT(RIGHT([.A53];4);2);1)" office:value-type="string" office:string-value="0" calcext:value-type="string">
            <text:p>0</text:p>
          </table:table-cell>
          <table:table-cell table:formula="of:=LEFT([.B53];1)" office:value-type="string" office:string-value="3" calcext:value-type="string">
            <text:p>3</text:p>
          </table:table-cell>
          <table:table-cell table:formula="of:=RIGHT([.B53];1)" office:value-type="string" office:string-value="1" calcext:value-type="string">
            <text:p>1</text:p>
          </table:table-cell>
          <table:table-cell table:formula="of:=LEFT([.C53];1)" office:value-type="string" office:string-value="2" calcext:value-type="string">
            <text:p>2</text:p>
          </table:table-cell>
          <table:table-cell table:formula="of:=RIGHT([.C53];1)" office:value-type="string" office:string-value="0" calcext:value-type="string">
            <text:p>0</text:p>
          </table:table-cell>
          <table:table-cell table:formula="of:=LEFT([.D53];1)" office:value-type="string" office:string-value="4" calcext:value-type="string">
            <text:p>4</text:p>
          </table:table-cell>
          <table:table-cell table:formula="of:=RIGHT([.D53];1)" office:value-type="string" office:string-value="0" calcext:value-type="string">
            <text:p>0</text:p>
          </table:table-cell>
          <table:table-cell table:formula="of:=LEFT([.E53];1)" office:value-type="string" office:string-value="1" calcext:value-type="string">
            <text:p>1</text:p>
          </table:table-cell>
          <table:table-cell table:formula="of:=RIGHT([.E53];1)" office:value-type="string" office:string-value="0" calcext:value-type="string">
            <text:p>0</text:p>
          </table:table-cell>
          <table:table-cell/>
          <table:table-cell table:formula="of:=&quot;{teams: {A:'&quot;&amp;[.H53]&amp;&quot;', B:'&quot;&amp;[.I53]&amp;&quot;'}, result:{A:&quot;&amp;[.J53]&amp;&quot;,B:&quot;&amp;[.K53]&amp;&quot;}, players:{1:{A:&quot;&amp;[.L53]&amp;&quot;,B:&quot;&amp;[.M53]&amp;&quot;},2:{A:&quot;&amp;[.N53]&amp;&quot;,B:&quot;&amp;[.O53]&amp;&quot;},3:{A:&quot;&amp;[.P53]&amp;&quot;,B:&quot;&amp;[.Q53]&amp;&quot;},4:{A:&quot;&amp;[.R53]&amp;&quot;,B:&quot;&amp;[.S53]&amp;&quot;}}},&quot;" office:value-type="string" office:string-value="{teams: {A:'SUE', B:'COR'}, result:{A:1,B:0}, players:{1:{A:3,B:1},2:{A:2,B:0},3:{A:4,B:0},4:{A:1,B:0}}}," calcext:value-type="string">
            <text:p>{teams: {A:'SUE', B:'COR'}, result:{A:1,B:0}, players:{1:{A:3,B:1},2:{A:2,B:0},3:{A:4,B:0},4:{A:1,B:0}}},</text:p>
          </table:table-cell>
        </table:table-row>
        <table:table-row table:style-name="ro1">
          <table:table-cell office:value-type="string" calcext:value-type="string">
            <text:p>BRE - SUI [1-1]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3-0</text:p>
          </table:table-cell>
          <table:table-cell office:value-type="float" office:value="2" calcext:value-type="float">
            <text:p>2</text:p>
          </table:table-cell>
          <table:table-cell/>
          <table:table-cell table:formula="of:=LEFT([.A54];3)" office:value-type="string" office:string-value="BRE" calcext:value-type="string">
            <text:p>BRE</text:p>
          </table:table-cell>
          <table:table-cell table:formula="of:=RIGHT(LEFT([.A54];9);3)" office:value-type="string" office:string-value="SUI" calcext:value-type="string">
            <text:p>SUI</text:p>
          </table:table-cell>
          <table:table-cell table:formula="of:=LEFT(RIGHT([.A54];4);1)" office:value-type="string" office:string-value="1" calcext:value-type="string">
            <text:p>1</text:p>
          </table:table-cell>
          <table:table-cell table:formula="of:=LEFT(RIGHT(RIGHT([.A54];4);2);1)" office:value-type="string" office:string-value="1" calcext:value-type="string">
            <text:p>1</text:p>
          </table:table-cell>
          <table:table-cell table:formula="of:=LEFT([.B54];1)" office:value-type="string" office:string-value="3" calcext:value-type="string">
            <text:p>3</text:p>
          </table:table-cell>
          <table:table-cell table:formula="of:=RIGHT([.B54];1)" office:value-type="string" office:string-value="0" calcext:value-type="string">
            <text:p>0</text:p>
          </table:table-cell>
          <table:table-cell table:formula="of:=LEFT([.C54];1)" office:value-type="string" office:string-value="2" calcext:value-type="string">
            <text:p>2</text:p>
          </table:table-cell>
          <table:table-cell table:formula="of:=RIGHT([.C54];1)" office:value-type="string" office:string-value="1" calcext:value-type="string">
            <text:p>1</text:p>
          </table:table-cell>
          <table:table-cell table:formula="of:=LEFT([.D54];1)" office:value-type="string" office:string-value="2" calcext:value-type="string">
            <text:p>2</text:p>
          </table:table-cell>
          <table:table-cell table:formula="of:=RIGHT([.D54];1)" office:value-type="string" office:string-value="2" calcext:value-type="string">
            <text:p>2</text:p>
          </table:table-cell>
          <table:table-cell table:formula="of:=LEFT([.E54];1)" office:value-type="string" office:string-value="3" calcext:value-type="string">
            <text:p>3</text:p>
          </table:table-cell>
          <table:table-cell table:formula="of:=RIGHT([.E54];1)" office:value-type="string" office:string-value="0" calcext:value-type="string">
            <text:p>0</text:p>
          </table:table-cell>
          <table:table-cell/>
          <table:table-cell table:formula="of:=&quot;{teams: {A:'&quot;&amp;[.H54]&amp;&quot;', B:'&quot;&amp;[.I54]&amp;&quot;'}, result:{A:&quot;&amp;[.J54]&amp;&quot;,B:&quot;&amp;[.K54]&amp;&quot;}, players:{1:{A:&quot;&amp;[.L54]&amp;&quot;,B:&quot;&amp;[.M54]&amp;&quot;},2:{A:&quot;&amp;[.N54]&amp;&quot;,B:&quot;&amp;[.O54]&amp;&quot;},3:{A:&quot;&amp;[.P54]&amp;&quot;,B:&quot;&amp;[.Q54]&amp;&quot;},4:{A:&quot;&amp;[.R54]&amp;&quot;,B:&quot;&amp;[.S54]&amp;&quot;}}},&quot;" office:value-type="string" office:string-value="{teams: {A:'BRE', B:'SUI'}, result:{A:1,B:1}, players:{1:{A:3,B:0},2:{A:2,B:1},3:{A:2,B:2},4:{A:3,B:0}}}," calcext:value-type="string">
            <text:p>{teams: {A:'BRE', B:'SUI'}, result:{A:1,B:1}, players:{1:{A:3,B:0},2:{A:2,B:1},3:{A:2,B:2},4:{A:3,B:0}}},</text:p>
          </table:table-cell>
        </table:table-row>
        <table:table-row table:style-name="ro1">
          <table:table-cell office:value-type="string" calcext:value-type="string">
            <text:p>ALL - MEX [0-1]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4-0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55];3)" office:value-type="string" office:string-value="ALL" calcext:value-type="string">
            <text:p>ALL</text:p>
          </table:table-cell>
          <table:table-cell table:formula="of:=RIGHT(LEFT([.A55];9);3)" office:value-type="string" office:string-value="MEX" calcext:value-type="string">
            <text:p>MEX</text:p>
          </table:table-cell>
          <table:table-cell table:formula="of:=LEFT(RIGHT([.A55];4);1)" office:value-type="string" office:string-value="0" calcext:value-type="string">
            <text:p>0</text:p>
          </table:table-cell>
          <table:table-cell table:formula="of:=LEFT(RIGHT(RIGHT([.A55];4);2);1)" office:value-type="string" office:string-value="1" calcext:value-type="string">
            <text:p>1</text:p>
          </table:table-cell>
          <table:table-cell table:formula="of:=LEFT([.B55];1)" office:value-type="string" office:string-value="4" calcext:value-type="string">
            <text:p>4</text:p>
          </table:table-cell>
          <table:table-cell table:formula="of:=RIGHT([.B55];1)" office:value-type="string" office:string-value="1" calcext:value-type="string">
            <text:p>1</text:p>
          </table:table-cell>
          <table:table-cell table:formula="of:=LEFT([.C55];1)" office:value-type="string" office:string-value="3" calcext:value-type="string">
            <text:p>3</text:p>
          </table:table-cell>
          <table:table-cell table:formula="of:=RIGHT([.C55];1)" office:value-type="string" office:string-value="0" calcext:value-type="string">
            <text:p>0</text:p>
          </table:table-cell>
          <table:table-cell table:formula="of:=LEFT([.D55];1)" office:value-type="string" office:string-value="3" calcext:value-type="string">
            <text:p>3</text:p>
          </table:table-cell>
          <table:table-cell table:formula="of:=RIGHT([.D55];1)" office:value-type="string" office:string-value="1" calcext:value-type="string">
            <text:p>1</text:p>
          </table:table-cell>
          <table:table-cell table:formula="of:=LEFT([.E55];1)" office:value-type="string" office:string-value="4" calcext:value-type="string">
            <text:p>4</text:p>
          </table:table-cell>
          <table:table-cell table:formula="of:=RIGHT([.E55];1)" office:value-type="string" office:string-value="0" calcext:value-type="string">
            <text:p>0</text:p>
          </table:table-cell>
          <table:table-cell/>
          <table:table-cell table:formula="of:=&quot;{teams: {A:'&quot;&amp;[.H55]&amp;&quot;', B:'&quot;&amp;[.I55]&amp;&quot;'}, result:{A:&quot;&amp;[.J55]&amp;&quot;,B:&quot;&amp;[.K55]&amp;&quot;}, players:{1:{A:&quot;&amp;[.L55]&amp;&quot;,B:&quot;&amp;[.M55]&amp;&quot;},2:{A:&quot;&amp;[.N55]&amp;&quot;,B:&quot;&amp;[.O55]&amp;&quot;},3:{A:&quot;&amp;[.P55]&amp;&quot;,B:&quot;&amp;[.Q55]&amp;&quot;},4:{A:&quot;&amp;[.R55]&amp;&quot;,B:&quot;&amp;[.S55]&amp;&quot;}}},&quot;" office:value-type="string" office:string-value="{teams: {A:'ALL', B:'MEX'}, result:{A:0,B:1}, players:{1:{A:4,B:1},2:{A:3,B:0},3:{A:3,B:1},4:{A:4,B:0}}}," calcext:value-type="string">
            <text:p>{teams: {A:'ALL', B:'MEX'}, result:{A:0,B:1}, players:{1:{A:4,B:1},2:{A:3,B:0},3:{A:3,B:1},4:{A:4,B:0}}},</text:p>
          </table:table-cell>
        </table:table-row>
        <table:table-row table:style-name="ro1">
          <table:table-cell office:value-type="string" calcext:value-type="string">
            <text:p>COS - SER [0-1]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0</text:p>
          </table:table-cell>
          <table:table-cell office:value-type="float" office:value="3" calcext:value-type="float">
            <text:p>3</text:p>
          </table:table-cell>
          <table:table-cell/>
          <table:table-cell table:formula="of:=LEFT([.A56];3)" office:value-type="string" office:string-value="COS" calcext:value-type="string">
            <text:p>COS</text:p>
          </table:table-cell>
          <table:table-cell table:formula="of:=RIGHT(LEFT([.A56];9);3)" office:value-type="string" office:string-value="SER" calcext:value-type="string">
            <text:p>SER</text:p>
          </table:table-cell>
          <table:table-cell table:formula="of:=LEFT(RIGHT([.A56];4);1)" office:value-type="string" office:string-value="0" calcext:value-type="string">
            <text:p>0</text:p>
          </table:table-cell>
          <table:table-cell table:formula="of:=LEFT(RIGHT(RIGHT([.A56];4);2);1)" office:value-type="string" office:string-value="1" calcext:value-type="string">
            <text:p>1</text:p>
          </table:table-cell>
          <table:table-cell table:formula="of:=LEFT([.B56];1)" office:value-type="string" office:string-value="1" calcext:value-type="string">
            <text:p>1</text:p>
          </table:table-cell>
          <table:table-cell table:formula="of:=RIGHT([.B56];1)" office:value-type="string" office:string-value="1" calcext:value-type="string">
            <text:p>1</text:p>
          </table:table-cell>
          <table:table-cell table:formula="of:=LEFT([.C56];1)" office:value-type="string" office:string-value="0" calcext:value-type="string">
            <text:p>0</text:p>
          </table:table-cell>
          <table:table-cell table:formula="of:=RIGHT([.C56];1)" office:value-type="string" office:string-value="2" calcext:value-type="string">
            <text:p>2</text:p>
          </table:table-cell>
          <table:table-cell table:formula="of:=LEFT([.D56];1)" office:value-type="string" office:string-value="1" calcext:value-type="string">
            <text:p>1</text:p>
          </table:table-cell>
          <table:table-cell table:formula="of:=RIGHT([.D56];1)" office:value-type="string" office:string-value="2" calcext:value-type="string">
            <text:p>2</text:p>
          </table:table-cell>
          <table:table-cell table:formula="of:=LEFT([.E56];1)" office:value-type="string" office:string-value="1" calcext:value-type="string">
            <text:p>1</text:p>
          </table:table-cell>
          <table:table-cell table:formula="of:=RIGHT([.E56];1)" office:value-type="string" office:string-value="0" calcext:value-type="string">
            <text:p>0</text:p>
          </table:table-cell>
          <table:table-cell/>
          <table:table-cell table:formula="of:=&quot;{teams: {A:'&quot;&amp;[.H56]&amp;&quot;', B:'&quot;&amp;[.I56]&amp;&quot;'}, result:{A:&quot;&amp;[.J56]&amp;&quot;,B:&quot;&amp;[.K56]&amp;&quot;}, players:{1:{A:&quot;&amp;[.L56]&amp;&quot;,B:&quot;&amp;[.M56]&amp;&quot;},2:{A:&quot;&amp;[.N56]&amp;&quot;,B:&quot;&amp;[.O56]&amp;&quot;},3:{A:&quot;&amp;[.P56]&amp;&quot;,B:&quot;&amp;[.Q56]&amp;&quot;},4:{A:&quot;&amp;[.R56]&amp;&quot;,B:&quot;&amp;[.S56]&amp;&quot;}}},&quot;" office:value-type="string" office:string-value="{teams: {A:'COS', B:'SER'}, result:{A:0,B:1}, players:{1:{A:1,B:1},2:{A:0,B:2},3:{A:1,B:2},4:{A:1,B:0}}}," calcext:value-type="string">
            <text:p>{teams: {A:'COS', B:'SER'}, result:{A:0,B:1}, players:{1:{A:1,B:1},2:{A:0,B:2},3:{A:1,B:2},4:{A:1,B:0}}},</text:p>
          </table:table-cell>
        </table:table-row>
        <table:table-row table:style-name="ro1">
          <table:table-cell office:value-type="string" calcext:value-type="string">
            <text:p>CRO - NIG [2-0]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-1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57];3)" office:value-type="string" office:string-value="CRO" calcext:value-type="string">
            <text:p>CRO</text:p>
          </table:table-cell>
          <table:table-cell table:formula="of:=RIGHT(LEFT([.A57];9);3)" office:value-type="string" office:string-value="NIG" calcext:value-type="string">
            <text:p>NIG</text:p>
          </table:table-cell>
          <table:table-cell table:formula="of:=LEFT(RIGHT([.A57];4);1)" office:value-type="string" office:string-value="2" calcext:value-type="string">
            <text:p>2</text:p>
          </table:table-cell>
          <table:table-cell table:formula="of:=LEFT(RIGHT(RIGHT([.A57];4);2);1)" office:value-type="string" office:string-value="0" calcext:value-type="string">
            <text:p>0</text:p>
          </table:table-cell>
          <table:table-cell table:formula="of:=LEFT([.B57];1)" office:value-type="string" office:string-value="2" calcext:value-type="string">
            <text:p>2</text:p>
          </table:table-cell>
          <table:table-cell table:formula="of:=RIGHT([.B57];1)" office:value-type="string" office:string-value="0" calcext:value-type="string">
            <text:p>0</text:p>
          </table:table-cell>
          <table:table-cell table:formula="of:=LEFT([.C57];1)" office:value-type="string" office:string-value="2" calcext:value-type="string">
            <text:p>2</text:p>
          </table:table-cell>
          <table:table-cell table:formula="of:=RIGHT([.C57];1)" office:value-type="string" office:string-value="1" calcext:value-type="string">
            <text:p>1</text:p>
          </table:table-cell>
          <table:table-cell table:formula="of:=LEFT([.D57];1)" office:value-type="string" office:string-value="3" calcext:value-type="string">
            <text:p>3</text:p>
          </table:table-cell>
          <table:table-cell table:formula="of:=RIGHT([.D57];1)" office:value-type="string" office:string-value="2" calcext:value-type="string">
            <text:p>2</text:p>
          </table:table-cell>
          <table:table-cell table:formula="of:=LEFT([.E57];1)" office:value-type="string" office:string-value="0" calcext:value-type="string">
            <text:p>0</text:p>
          </table:table-cell>
          <table:table-cell table:formula="of:=RIGHT([.E57];1)" office:value-type="string" office:string-value="1" calcext:value-type="string">
            <text:p>1</text:p>
          </table:table-cell>
          <table:table-cell/>
          <table:table-cell table:formula="of:=&quot;{teams: {A:'&quot;&amp;[.H57]&amp;&quot;', B:'&quot;&amp;[.I57]&amp;&quot;'}, result:{A:&quot;&amp;[.J57]&amp;&quot;,B:&quot;&amp;[.K57]&amp;&quot;}, players:{1:{A:&quot;&amp;[.L57]&amp;&quot;,B:&quot;&amp;[.M57]&amp;&quot;},2:{A:&quot;&amp;[.N57]&amp;&quot;,B:&quot;&amp;[.O57]&amp;&quot;},3:{A:&quot;&amp;[.P57]&amp;&quot;,B:&quot;&amp;[.Q57]&amp;&quot;},4:{A:&quot;&amp;[.R57]&amp;&quot;,B:&quot;&amp;[.S57]&amp;&quot;}}},&quot;" office:value-type="string" office:string-value="{teams: {A:'CRO', B:'NIG'}, result:{A:2,B:0}, players:{1:{A:2,B:0},2:{A:2,B:1},3:{A:3,B:2},4:{A:0,B:1}}}," calcext:value-type="string">
            <text:p>{teams: {A:'CRO', B:'NIG'}, result:{A:2,B:0}, players:{1:{A:2,B:0},2:{A:2,B:1},3:{A:3,B:2},4:{A:0,B:1}}},</text:p>
          </table:table-cell>
        </table:table-row>
        <table:table-row table:style-name="ro1">
          <table:table-cell office:value-type="string" calcext:value-type="string">
            <text:p>PER - DAN [0-1]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58];3)" office:value-type="string" office:string-value="PER" calcext:value-type="string">
            <text:p>PER</text:p>
          </table:table-cell>
          <table:table-cell table:formula="of:=RIGHT(LEFT([.A58];9);3)" office:value-type="string" office:string-value="DAN" calcext:value-type="string">
            <text:p>DAN</text:p>
          </table:table-cell>
          <table:table-cell table:formula="of:=LEFT(RIGHT([.A58];4);1)" office:value-type="string" office:string-value="0" calcext:value-type="string">
            <text:p>0</text:p>
          </table:table-cell>
          <table:table-cell table:formula="of:=LEFT(RIGHT(RIGHT([.A58];4);2);1)" office:value-type="string" office:string-value="1" calcext:value-type="string">
            <text:p>1</text:p>
          </table:table-cell>
          <table:table-cell table:formula="of:=LEFT([.B58];1)" office:value-type="string" office:string-value="1" calcext:value-type="string">
            <text:p>1</text:p>
          </table:table-cell>
          <table:table-cell table:formula="of:=RIGHT([.B58];1)" office:value-type="string" office:string-value="1" calcext:value-type="string">
            <text:p>1</text:p>
          </table:table-cell>
          <table:table-cell table:formula="of:=LEFT([.C58];1)" office:value-type="string" office:string-value="1" calcext:value-type="string">
            <text:p>1</text:p>
          </table:table-cell>
          <table:table-cell table:formula="of:=RIGHT([.C58];1)" office:value-type="string" office:string-value="0" calcext:value-type="string">
            <text:p>0</text:p>
          </table:table-cell>
          <table:table-cell table:formula="of:=LEFT([.D58];1)" office:value-type="string" office:string-value="2" calcext:value-type="string">
            <text:p>2</text:p>
          </table:table-cell>
          <table:table-cell table:formula="of:=RIGHT([.D58];1)" office:value-type="string" office:string-value="0" calcext:value-type="string">
            <text:p>0</text:p>
          </table:table-cell>
          <table:table-cell table:formula="of:=LEFT([.E58];1)" office:value-type="string" office:string-value="0" calcext:value-type="string">
            <text:p>0</text:p>
          </table:table-cell>
          <table:table-cell table:formula="of:=RIGHT([.E58];1)" office:value-type="string" office:string-value="0" calcext:value-type="string">
            <text:p>0</text:p>
          </table:table-cell>
          <table:table-cell/>
          <table:table-cell table:formula="of:=&quot;{teams: {A:'&quot;&amp;[.H58]&amp;&quot;', B:'&quot;&amp;[.I58]&amp;&quot;'}, result:{A:&quot;&amp;[.J58]&amp;&quot;,B:&quot;&amp;[.K58]&amp;&quot;}, players:{1:{A:&quot;&amp;[.L58]&amp;&quot;,B:&quot;&amp;[.M58]&amp;&quot;},2:{A:&quot;&amp;[.N58]&amp;&quot;,B:&quot;&amp;[.O58]&amp;&quot;},3:{A:&quot;&amp;[.P58]&amp;&quot;,B:&quot;&amp;[.Q58]&amp;&quot;},4:{A:&quot;&amp;[.R58]&amp;&quot;,B:&quot;&amp;[.S58]&amp;&quot;}}},&quot;" office:value-type="string" office:string-value="{teams: {A:'PER', B:'DAN'}, result:{A:0,B:1}, players:{1:{A:1,B:1},2:{A:1,B:0},3:{A:2,B:0},4:{A:0,B:0}}}," calcext:value-type="string">
            <text:p>{teams: {A:'PER', B:'DAN'}, result:{A:0,B:1}, players:{1:{A:1,B:1},2:{A:1,B:0},3:{A:2,B:0},4:{A:0,B:0}}},</text:p>
          </table:table-cell>
        </table:table-row>
        <table:table-row table:style-name="ro1">
          <table:table-cell office:value-type="string" calcext:value-type="string">
            <text:p>ARG - ISL [1-1]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FT([.A59];3)" office:value-type="string" office:string-value="ARG" calcext:value-type="string">
            <text:p>ARG</text:p>
          </table:table-cell>
          <table:table-cell table:formula="of:=RIGHT(LEFT([.A59];9);3)" office:value-type="string" office:string-value="ISL" calcext:value-type="string">
            <text:p>ISL</text:p>
          </table:table-cell>
          <table:table-cell table:formula="of:=LEFT(RIGHT([.A59];4);1)" office:value-type="string" office:string-value="1" calcext:value-type="string">
            <text:p>1</text:p>
          </table:table-cell>
          <table:table-cell table:formula="of:=LEFT(RIGHT(RIGHT([.A59];4);2);1)" office:value-type="string" office:string-value="1" calcext:value-type="string">
            <text:p>1</text:p>
          </table:table-cell>
          <table:table-cell table:formula="of:=LEFT([.B59];1)" office:value-type="string" office:string-value="4" calcext:value-type="string">
            <text:p>4</text:p>
          </table:table-cell>
          <table:table-cell table:formula="of:=RIGHT([.B59];1)" office:value-type="string" office:string-value="1" calcext:value-type="string">
            <text:p>1</text:p>
          </table:table-cell>
          <table:table-cell table:formula="of:=LEFT([.C59];1)" office:value-type="string" office:string-value="1" calcext:value-type="string">
            <text:p>1</text:p>
          </table:table-cell>
          <table:table-cell table:formula="of:=RIGHT([.C59];1)" office:value-type="string" office:string-value="0" calcext:value-type="string">
            <text:p>0</text:p>
          </table:table-cell>
          <table:table-cell table:formula="of:=LEFT([.D59];1)" office:value-type="string" office:string-value="1" calcext:value-type="string">
            <text:p>1</text:p>
          </table:table-cell>
          <table:table-cell table:formula="of:=RIGHT([.D59];1)" office:value-type="string" office:string-value="1" calcext:value-type="string">
            <text:p>1</text:p>
          </table:table-cell>
          <table:table-cell table:formula="of:=LEFT([.E59];1)" office:value-type="string" office:string-value="2" calcext:value-type="string">
            <text:p>2</text:p>
          </table:table-cell>
          <table:table-cell table:formula="of:=RIGHT([.E59];1)" office:value-type="string" office:string-value="1" calcext:value-type="string">
            <text:p>1</text:p>
          </table:table-cell>
          <table:table-cell/>
          <table:table-cell table:formula="of:=&quot;{teams: {A:'&quot;&amp;[.H59]&amp;&quot;', B:'&quot;&amp;[.I59]&amp;&quot;'}, result:{A:&quot;&amp;[.J59]&amp;&quot;,B:&quot;&amp;[.K59]&amp;&quot;}, players:{1:{A:&quot;&amp;[.L59]&amp;&quot;,B:&quot;&amp;[.M59]&amp;&quot;},2:{A:&quot;&amp;[.N59]&amp;&quot;,B:&quot;&amp;[.O59]&amp;&quot;},3:{A:&quot;&amp;[.P59]&amp;&quot;,B:&quot;&amp;[.Q59]&amp;&quot;},4:{A:&quot;&amp;[.R59]&amp;&quot;,B:&quot;&amp;[.S59]&amp;&quot;}}},&quot;" office:value-type="string" office:string-value="{teams: {A:'ARG', B:'ISL'}, result:{A:1,B:1}, players:{1:{A:4,B:1},2:{A:1,B:0},3:{A:1,B:1},4:{A:2,B:1}}}," calcext:value-type="string">
            <text:p>{teams: {A:'ARG', B:'ISL'}, result:{A:1,B:1}, players:{1:{A:4,B:1},2:{A:1,B:0},3:{A:1,B:1},4:{A:2,B:1}}},</text:p>
          </table:table-cell>
        </table:table-row>
        <table:table-row table:style-name="ro1">
          <table:table-cell office:value-type="string" calcext:value-type="string">
            <text:p>FRA - AUS [2-1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2-1</text:p>
          </table:table-cell>
          <table:table-cell office:value-type="float" office:value="6" calcext:value-type="float">
            <text:p>6</text:p>
          </table:table-cell>
          <table:table-cell/>
          <table:table-cell table:formula="of:=LEFT([.A60];3)" office:value-type="string" office:string-value="FRA" calcext:value-type="string">
            <text:p>FRA</text:p>
          </table:table-cell>
          <table:table-cell table:formula="of:=RIGHT(LEFT([.A60];9);3)" office:value-type="string" office:string-value="AUS" calcext:value-type="string">
            <text:p>AUS</text:p>
          </table:table-cell>
          <table:table-cell table:formula="of:=LEFT(RIGHT([.A60];4);1)" office:value-type="string" office:string-value="2" calcext:value-type="string">
            <text:p>2</text:p>
          </table:table-cell>
          <table:table-cell table:formula="of:=LEFT(RIGHT(RIGHT([.A60];4);2);1)" office:value-type="string" office:string-value="1" calcext:value-type="string">
            <text:p>1</text:p>
          </table:table-cell>
          <table:table-cell table:formula="of:=LEFT([.B60];1)" office:value-type="string" office:string-value="3" calcext:value-type="string">
            <text:p>3</text:p>
          </table:table-cell>
          <table:table-cell table:formula="of:=RIGHT([.B60];1)" office:value-type="string" office:string-value="1" calcext:value-type="string">
            <text:p>1</text:p>
          </table:table-cell>
          <table:table-cell table:formula="of:=LEFT([.C60];1)" office:value-type="string" office:string-value="3" calcext:value-type="string">
            <text:p>3</text:p>
          </table:table-cell>
          <table:table-cell table:formula="of:=RIGHT([.C60];1)" office:value-type="string" office:string-value="0" calcext:value-type="string">
            <text:p>0</text:p>
          </table:table-cell>
          <table:table-cell table:formula="of:=LEFT([.D60];1)" office:value-type="string" office:string-value="2" calcext:value-type="string">
            <text:p>2</text:p>
          </table:table-cell>
          <table:table-cell table:formula="of:=RIGHT([.D60];1)" office:value-type="string" office:string-value="0" calcext:value-type="string">
            <text:p>0</text:p>
          </table:table-cell>
          <table:table-cell table:formula="of:=LEFT([.E60];1)" office:value-type="string" office:string-value="2" calcext:value-type="string">
            <text:p>2</text:p>
          </table:table-cell>
          <table:table-cell table:formula="of:=RIGHT([.E60];1)" office:value-type="string" office:string-value="1" calcext:value-type="string">
            <text:p>1</text:p>
          </table:table-cell>
          <table:table-cell/>
          <table:table-cell table:formula="of:=&quot;{teams: {A:'&quot;&amp;[.H60]&amp;&quot;', B:'&quot;&amp;[.I60]&amp;&quot;'}, result:{A:&quot;&amp;[.J60]&amp;&quot;,B:&quot;&amp;[.K60]&amp;&quot;}, players:{1:{A:&quot;&amp;[.L60]&amp;&quot;,B:&quot;&amp;[.M60]&amp;&quot;},2:{A:&quot;&amp;[.N60]&amp;&quot;,B:&quot;&amp;[.O60]&amp;&quot;},3:{A:&quot;&amp;[.P60]&amp;&quot;,B:&quot;&amp;[.Q60]&amp;&quot;},4:{A:&quot;&amp;[.R60]&amp;&quot;,B:&quot;&amp;[.S60]&amp;&quot;}}},&quot;" office:value-type="string" office:string-value="{teams: {A:'FRA', B:'AUS'}, result:{A:2,B:1}, players:{1:{A:3,B:1},2:{A:3,B:0},3:{A:2,B:0},4:{A:2,B:1}}}," calcext:value-type="string">
            <text:p>{teams: {A:'FRA', B:'AUS'}, result:{A:2,B:1}, players:{1:{A:3,B:1},2:{A:3,B:0},3:{A:2,B:0},4:{A:2,B:1}}},</text:p>
          </table:table-cell>
        </table:table-row>
        <table:table-row table:style-name="ro1">
          <table:table-cell office:value-type="string" calcext:value-type="string">
            <text:p>POR - ESP [3-3]</text:p>
          </table:table-cell>
          <table:table-cell table:number-columns-repeated="3" office:value-type="string" calcext:value-type="string">
            <text:p>2-2</text:p>
          </table:table-cell>
          <table:table-cell office:value-type="string" calcext:value-type="string">
            <text:p>1-1</text:p>
          </table:table-cell>
          <table:table-cell office:value-type="float" office:value="8" calcext:value-type="float">
            <text:p>8</text:p>
          </table:table-cell>
          <table:table-cell/>
          <table:table-cell table:formula="of:=LEFT([.A61];3)" office:value-type="string" office:string-value="POR" calcext:value-type="string">
            <text:p>POR</text:p>
          </table:table-cell>
          <table:table-cell table:formula="of:=RIGHT(LEFT([.A61];9);3)" office:value-type="string" office:string-value="ESP" calcext:value-type="string">
            <text:p>ESP</text:p>
          </table:table-cell>
          <table:table-cell table:formula="of:=LEFT(RIGHT([.A61];4);1)" office:value-type="string" office:string-value="3" calcext:value-type="string">
            <text:p>3</text:p>
          </table:table-cell>
          <table:table-cell table:formula="of:=LEFT(RIGHT(RIGHT([.A61];4);2);1)" office:value-type="string" office:string-value="3" calcext:value-type="string">
            <text:p>3</text:p>
          </table:table-cell>
          <table:table-cell table:formula="of:=LEFT([.B61];1)" office:value-type="string" office:string-value="2" calcext:value-type="string">
            <text:p>2</text:p>
          </table:table-cell>
          <table:table-cell table:formula="of:=RIGHT([.B61];1)" office:value-type="string" office:string-value="2" calcext:value-type="string">
            <text:p>2</text:p>
          </table:table-cell>
          <table:table-cell table:formula="of:=LEFT([.C61];1)" office:value-type="string" office:string-value="2" calcext:value-type="string">
            <text:p>2</text:p>
          </table:table-cell>
          <table:table-cell table:formula="of:=RIGHT([.C61];1)" office:value-type="string" office:string-value="2" calcext:value-type="string">
            <text:p>2</text:p>
          </table:table-cell>
          <table:table-cell table:formula="of:=LEFT([.D61];1)" office:value-type="string" office:string-value="2" calcext:value-type="string">
            <text:p>2</text:p>
          </table:table-cell>
          <table:table-cell table:formula="of:=RIGHT([.D61];1)" office:value-type="string" office:string-value="2" calcext:value-type="string">
            <text:p>2</text:p>
          </table:table-cell>
          <table:table-cell table:formula="of:=LEFT([.E61];1)" office:value-type="string" office:string-value="1" calcext:value-type="string">
            <text:p>1</text:p>
          </table:table-cell>
          <table:table-cell table:formula="of:=RIGHT([.E61];1)" office:value-type="string" office:string-value="1" calcext:value-type="string">
            <text:p>1</text:p>
          </table:table-cell>
          <table:table-cell/>
          <table:table-cell table:formula="of:=&quot;{teams: {A:'&quot;&amp;[.H61]&amp;&quot;', B:'&quot;&amp;[.I61]&amp;&quot;'}, result:{A:&quot;&amp;[.J61]&amp;&quot;,B:&quot;&amp;[.K61]&amp;&quot;}, players:{1:{A:&quot;&amp;[.L61]&amp;&quot;,B:&quot;&amp;[.M61]&amp;&quot;},2:{A:&quot;&amp;[.N61]&amp;&quot;,B:&quot;&amp;[.O61]&amp;&quot;},3:{A:&quot;&amp;[.P61]&amp;&quot;,B:&quot;&amp;[.Q61]&amp;&quot;},4:{A:&quot;&amp;[.R61]&amp;&quot;,B:&quot;&amp;[.S61]&amp;&quot;}}},&quot;" office:value-type="string" office:string-value="{teams: {A:'POR', B:'ESP'}, result:{A:3,B:3}, players:{1:{A:2,B:2},2:{A:2,B:2},3:{A:2,B:2},4:{A:1,B:1}}}," calcext:value-type="string">
            <text:p>{teams: {A:'POR', B:'ESP'}, result:{A:3,B:3}, players:{1:{A:2,B:2},2:{A:2,B:2},3:{A:2,B:2},4:{A:1,B:1}}},</text:p>
          </table:table-cell>
        </table:table-row>
        <table:table-row table:style-name="ro1">
          <table:table-cell office:value-type="string" calcext:value-type="string">
            <text:p>MAR - IRA [0-1]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A62];3)" office:value-type="string" office:string-value="MAR" calcext:value-type="string">
            <text:p>MAR</text:p>
          </table:table-cell>
          <table:table-cell table:formula="of:=RIGHT(LEFT([.A62];9);3)" office:value-type="string" office:string-value="IRA" calcext:value-type="string">
            <text:p>IRA</text:p>
          </table:table-cell>
          <table:table-cell table:formula="of:=LEFT(RIGHT([.A62];4);1)" office:value-type="string" office:string-value="0" calcext:value-type="string">
            <text:p>0</text:p>
          </table:table-cell>
          <table:table-cell table:formula="of:=LEFT(RIGHT(RIGHT([.A62];4);2);1)" office:value-type="string" office:string-value="1" calcext:value-type="string">
            <text:p>1</text:p>
          </table:table-cell>
          <table:table-cell table:formula="of:=LEFT([.B62];1)" office:value-type="string" office:string-value="3" calcext:value-type="string">
            <text:p>3</text:p>
          </table:table-cell>
          <table:table-cell table:formula="of:=RIGHT([.B62];1)" office:value-type="string" office:string-value="1" calcext:value-type="string">
            <text:p>1</text:p>
          </table:table-cell>
          <table:table-cell table:formula="of:=LEFT([.C62];1)" office:value-type="string" office:string-value="1" calcext:value-type="string">
            <text:p>1</text:p>
          </table:table-cell>
          <table:table-cell table:formula="of:=RIGHT([.C62];1)" office:value-type="string" office:string-value="1" calcext:value-type="string">
            <text:p>1</text:p>
          </table:table-cell>
          <table:table-cell table:formula="of:=LEFT([.D62];1)" office:value-type="string" office:string-value="2" calcext:value-type="string">
            <text:p>2</text:p>
          </table:table-cell>
          <table:table-cell table:formula="of:=RIGHT([.D62];1)" office:value-type="string" office:string-value="1" calcext:value-type="string">
            <text:p>1</text:p>
          </table:table-cell>
          <table:table-cell table:formula="of:=LEFT([.E62];1)" office:value-type="string" office:string-value="1" calcext:value-type="string">
            <text:p>1</text:p>
          </table:table-cell>
          <table:table-cell table:formula="of:=RIGHT([.E62];1)" office:value-type="string" office:string-value="1" calcext:value-type="string">
            <text:p>1</text:p>
          </table:table-cell>
          <table:table-cell/>
          <table:table-cell table:formula="of:=&quot;{teams: {A:'&quot;&amp;[.H62]&amp;&quot;', B:'&quot;&amp;[.I62]&amp;&quot;'}, result:{A:&quot;&amp;[.J62]&amp;&quot;,B:&quot;&amp;[.K62]&amp;&quot;}, players:{1:{A:&quot;&amp;[.L62]&amp;&quot;,B:&quot;&amp;[.M62]&amp;&quot;},2:{A:&quot;&amp;[.N62]&amp;&quot;,B:&quot;&amp;[.O62]&amp;&quot;},3:{A:&quot;&amp;[.P62]&amp;&quot;,B:&quot;&amp;[.Q62]&amp;&quot;},4:{A:&quot;&amp;[.R62]&amp;&quot;,B:&quot;&amp;[.S62]&amp;&quot;}}},&quot;" office:value-type="string" office:string-value="{teams: {A:'MAR', B:'IRA'}, result:{A:0,B:1}, players:{1:{A:3,B:1},2:{A:1,B:1},3:{A:2,B:1},4:{A:1,B:1}}}," calcext:value-type="string">
            <text:p>{teams: {A:'MAR', B:'IRA'}, result:{A:0,B:1}, players:{1:{A:3,B:1},2:{A:1,B:1},3:{A:2,B:1},4:{A:1,B:1}}},</text:p>
          </table:table-cell>
        </table:table-row>
        <table:table-row table:style-name="ro1">
          <table:table-cell office:value-type="string" calcext:value-type="string">
            <text:p>EGY - URU [0-1]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0-2</text:p>
          </table:table-cell>
          <table:table-cell table:number-columns-repeated="2" office:value-type="string" calcext:value-type="string">
            <text:p>0-3</text:p>
          </table:table-cell>
          <table:table-cell office:value-type="float" office:value="5" calcext:value-type="float">
            <text:p>5</text:p>
          </table:table-cell>
          <table:table-cell/>
          <table:table-cell table:formula="of:=LEFT([.A63];3)" office:value-type="string" office:string-value="EGY" calcext:value-type="string">
            <text:p>EGY</text:p>
          </table:table-cell>
          <table:table-cell table:formula="of:=RIGHT(LEFT([.A63];9);3)" office:value-type="string" office:string-value="URU" calcext:value-type="string">
            <text:p>URU</text:p>
          </table:table-cell>
          <table:table-cell table:formula="of:=LEFT(RIGHT([.A63];4);1)" office:value-type="string" office:string-value="0" calcext:value-type="string">
            <text:p>0</text:p>
          </table:table-cell>
          <table:table-cell table:formula="of:=LEFT(RIGHT(RIGHT([.A63];4);2);1)" office:value-type="string" office:string-value="1" calcext:value-type="string">
            <text:p>1</text:p>
          </table:table-cell>
          <table:table-cell table:formula="of:=LEFT([.B63];1)" office:value-type="string" office:string-value="1" calcext:value-type="string">
            <text:p>1</text:p>
          </table:table-cell>
          <table:table-cell table:formula="of:=RIGHT([.B63];1)" office:value-type="string" office:string-value="2" calcext:value-type="string">
            <text:p>2</text:p>
          </table:table-cell>
          <table:table-cell table:formula="of:=LEFT([.C63];1)" office:value-type="string" office:string-value="0" calcext:value-type="string">
            <text:p>0</text:p>
          </table:table-cell>
          <table:table-cell table:formula="of:=RIGHT([.C63];1)" office:value-type="string" office:string-value="2" calcext:value-type="string">
            <text:p>2</text:p>
          </table:table-cell>
          <table:table-cell table:formula="of:=LEFT([.D63];1)" office:value-type="string" office:string-value="0" calcext:value-type="string">
            <text:p>0</text:p>
          </table:table-cell>
          <table:table-cell table:formula="of:=RIGHT([.D63];1)" office:value-type="string" office:string-value="3" calcext:value-type="string">
            <text:p>3</text:p>
          </table:table-cell>
          <table:table-cell table:formula="of:=LEFT([.E63];1)" office:value-type="string" office:string-value="0" calcext:value-type="string">
            <text:p>0</text:p>
          </table:table-cell>
          <table:table-cell table:formula="of:=RIGHT([.E63];1)" office:value-type="string" office:string-value="3" calcext:value-type="string">
            <text:p>3</text:p>
          </table:table-cell>
          <table:table-cell/>
          <table:table-cell table:formula="of:=&quot;{teams: {A:'&quot;&amp;[.H63]&amp;&quot;', B:'&quot;&amp;[.I63]&amp;&quot;'}, result:{A:&quot;&amp;[.J63]&amp;&quot;,B:&quot;&amp;[.K63]&amp;&quot;}, players:{1:{A:&quot;&amp;[.L63]&amp;&quot;,B:&quot;&amp;[.M63]&amp;&quot;},2:{A:&quot;&amp;[.N63]&amp;&quot;,B:&quot;&amp;[.O63]&amp;&quot;},3:{A:&quot;&amp;[.P63]&amp;&quot;,B:&quot;&amp;[.Q63]&amp;&quot;},4:{A:&quot;&amp;[.R63]&amp;&quot;,B:&quot;&amp;[.S63]&amp;&quot;}}},&quot;" office:value-type="string" office:string-value="{teams: {A:'EGY', B:'URU'}, result:{A:0,B:1}, players:{1:{A:1,B:2},2:{A:0,B:2},3:{A:0,B:3},4:{A:0,B:3}}}," calcext:value-type="string">
            <text:p>{teams: {A:'EGY', B:'URU'}, result:{A:0,B:1}, players:{1:{A:1,B:2},2:{A:0,B:2},3:{A:0,B:3},4:{A:0,B:3}}},</text:p>
          </table:table-cell>
        </table:table-row>
        <table:table-row table:style-name="ro1">
          <table:table-cell office:value-type="string" calcext:value-type="string">
            <text:p>RUS - ARA [5-0]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2-0</text:p>
          </table:table-cell>
          <table:table-cell office:value-type="float" office:value="3" calcext:value-type="float">
            <text:p>3</text:p>
          </table:table-cell>
          <table:table-cell/>
          <table:table-cell table:formula="of:=LEFT([.A64];3)" office:value-type="string" office:string-value="RUS" calcext:value-type="string">
            <text:p>RUS</text:p>
          </table:table-cell>
          <table:table-cell table:formula="of:=RIGHT(LEFT([.A64];9);3)" office:value-type="string" office:string-value="ARA" calcext:value-type="string">
            <text:p>ARA</text:p>
          </table:table-cell>
          <table:table-cell table:formula="of:=LEFT(RIGHT([.A64];4);1)" office:value-type="string" office:string-value="5" calcext:value-type="string">
            <text:p>5</text:p>
          </table:table-cell>
          <table:table-cell table:formula="of:=LEFT(RIGHT(RIGHT([.A64];4);2);1)" office:value-type="string" office:string-value="0" calcext:value-type="string">
            <text:p>0</text:p>
          </table:table-cell>
          <table:table-cell table:formula="of:=LEFT([.B64];1)" office:value-type="string" office:string-value="4" calcext:value-type="string">
            <text:p>4</text:p>
          </table:table-cell>
          <table:table-cell table:formula="of:=RIGHT([.B64];1)" office:value-type="string" office:string-value="1" calcext:value-type="string">
            <text:p>1</text:p>
          </table:table-cell>
          <table:table-cell table:formula="of:=LEFT([.C64];1)" office:value-type="string" office:string-value="2" calcext:value-type="string">
            <text:p>2</text:p>
          </table:table-cell>
          <table:table-cell table:formula="of:=RIGHT([.C64];1)" office:value-type="string" office:string-value="1" calcext:value-type="string">
            <text:p>1</text:p>
          </table:table-cell>
          <table:table-cell table:formula="of:=LEFT([.D64];1)" office:value-type="string" office:string-value="1" calcext:value-type="string">
            <text:p>1</text:p>
          </table:table-cell>
          <table:table-cell table:formula="of:=RIGHT([.D64];1)" office:value-type="string" office:string-value="2" calcext:value-type="string">
            <text:p>2</text:p>
          </table:table-cell>
          <table:table-cell table:formula="of:=LEFT([.E64];1)" office:value-type="string" office:string-value="2" calcext:value-type="string">
            <text:p>2</text:p>
          </table:table-cell>
          <table:table-cell table:formula="of:=RIGHT([.E64];1)" office:value-type="string" office:string-value="0" calcext:value-type="string">
            <text:p>0</text:p>
          </table:table-cell>
          <table:table-cell/>
          <table:table-cell table:formula="of:=&quot;{teams: {A:'&quot;&amp;[.H64]&amp;&quot;', B:'&quot;&amp;[.I64]&amp;&quot;'}, result:{A:&quot;&amp;[.J64]&amp;&quot;,B:&quot;&amp;[.K64]&amp;&quot;}, players:{1:{A:&quot;&amp;[.L64]&amp;&quot;,B:&quot;&amp;[.M64]&amp;&quot;},2:{A:&quot;&amp;[.N64]&amp;&quot;,B:&quot;&amp;[.O64]&amp;&quot;},3:{A:&quot;&amp;[.P64]&amp;&quot;,B:&quot;&amp;[.Q64]&amp;&quot;},4:{A:&quot;&amp;[.R64]&amp;&quot;,B:&quot;&amp;[.S64]&amp;&quot;}}},&quot;" office:value-type="string" office:string-value="{teams: {A:'RUS', B:'ARA'}, result:{A:5,B:0}, players:{1:{A:4,B:1},2:{A:2,B:1},3:{A:1,B:2},4:{A:2,B:0}}}," calcext:value-type="string">
            <text:p>{teams: {A:'RUS', B:'ARA'}, result:{A:5,B:0}, players:{1:{A:4,B:1},2:{A:2,B:1},3:{A:1,B:2},4:{A:2,B:0}}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4:30:27.38738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59:33.409039378</meta:creation-date>
    <dc:date>2018-08-02T14:49:32.495255427</dc:date>
    <meta:editing-duration>PT15M22S</meta:editing-duration>
    <meta:editing-cycles>4</meta:editing-cycles>
    <meta:generator>LibreOffice/6.0.3.2$Linux_X86_64 LibreOffice_project/00m0$Build-2</meta:generator>
    <meta:document-statistic meta:table-count="1" meta:cell-count="1216" meta:object-count="0"/>
  </office:meta>
</office:document-meta>
</file>